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93" style:family="paragraph" style:name="P47">
      <style:paragraph-properties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198">
      <style:text-properties fo:font-weight="bold"/>
    </style:style>
    <style:style style:family="text" style:name="T199">
      <style:text-properties fo:font-weight="bold"/>
    </style:style>
    <style:style style:parent-style-name="793" style:family="paragraph" style:name="P48">
      <style:paragraph-properties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00">
      <style:text-properties fo:font-weight="bold"/>
    </style:style>
    <style:style style:family="text" style:name="T201">
      <style:text-properties fo:color="#ffffff" style:text-underline-type="single" style:text-underline-style="solid" style:text-underline-width="auto" style:text-underline-color="font-color" fo:background-color="#ffff00"/>
    </style:style>
    <style:style style:parent-style-name="793" style:family="paragraph" style:name="P49">
      <style:paragraph-properties fo:margin-top="1pt" fo:margin-bottom="0pt">
        <style:tab-stops>
          <style:tab-stop style:position="0.9984cm" style:type="left"/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02">
      <style:text-properties fo:font-weight="bold"/>
    </style:style>
    <style:style style:family="text" style:name="T203">
      <style:text-properties fo:color="#ffffff" style:text-underline-type="single" style:text-underline-style="solid" style:text-underline-width="auto" style:text-underline-color="font-color" fo:background-color="#ffff00"/>
    </style:style>
    <style:style style:parent-style-name="806" style:family="paragraph" style:name="P50">
      <style:paragraph-properties fo:text-align="left" fo:margin-top="6pt" fo:margin-bottom="6pt">
        <style:tab-stops/>
      </style:paragraph-properties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able" style:name="ta1">
      <style:table-properties style:width="17.25cm" fo:margin-left="-0.2029cm" table:align="left"/>
    </style:style>
    <style:style style:family="table-column" style:name="co1">
      <style:table-column-properties style:column-width="5.375cm"/>
    </style:style>
    <style:style style:family="table-column" style:name="co2">
      <style:table-column-properties style:column-width="11.87cm"/>
    </style:style>
    <style:style style:family="table-row" style:name="ro1">
      <style:table-row-properties/>
    </style:style>
    <style:style style:family="table-cell" style:name="ce2">
      <style:table-cell-properties style:vertical-align="top" style:direction="ltr" fo:background-color="#c0c0c0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801" style:family="paragraph" style:name="P51">
      <style:paragraph-properties/>
      <style:text-properties fo:color="#000000" fo:font-family="Arial" style:font-family-asian="Times New Roman" style:font-family-complex="Arial" fo:font-size="12pt" style:font-size-complex="10pt" fo:language="de" style:language-complex="ar" fo:country="DE" style:country-complex="SA" fo:font-weight="bold"/>
    </style:style>
    <style:style style:family="text" style:name="T204">
      <style:text-properties fo:background-color="#ffffff"/>
    </style:style>
    <style:style style:family="text" style:name="T205">
      <style:text-properties fo:color="#ffffff" fo:background-color="#ffffff"/>
    </style:style>
    <style:style style:family="table-row" style:name="ro2">
      <style:table-row-properties/>
    </style:style>
    <style:style style:family="table-cell" style:name="ce3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52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3">
      <style:table-row-properties/>
    </style:style>
    <style:style style:family="table-cell" style:name="ce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53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4">
      <style:table-row-properties/>
    </style:style>
    <style:style style:family="table-cell" style:name="ce5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54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5">
      <style:table-row-properties/>
    </style:style>
    <style:style style:family="table-cell" style:name="ce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55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6">
      <style:table-row-properties/>
    </style:style>
    <style:style style:family="table-cell" style:name="ce7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56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7">
      <style:table-row-properties style:row-height="0.4234cm"/>
    </style:style>
    <style:style style:family="table-cell" style:name="ce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57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9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58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206">
      <style:text-properties fo:background-color="#ffff00"/>
    </style:style>
    <style:style style:family="text" style:name="T207">
      <style:text-properties fo:background-color="#ffff00"/>
    </style:style>
    <style:style style:family="table-row" style:name="ro8">
      <style:table-row-properties style:row-height="0.4234cm"/>
    </style:style>
    <style:style style:family="table-cell" style:name="ce10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59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1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60">
      <style:paragraph-properties fo:text-align="lef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208">
      <style:text-properties fo:background-color="#ffff00"/>
    </style:style>
    <style:style style:family="text" style:name="T209">
      <style:text-properties fo:background-color="#ffff00"/>
    </style:style>
    <style:style style:family="table-row" style:name="ro9">
      <style:table-row-properties style:row-height="0.4234cm"/>
    </style:style>
    <style:style style:family="table-cell" style:name="ce12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61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10">
      <style:text-properties fo:color="#0000ff"/>
    </style:style>
    <style:style style:family="text" style:name="T211">
      <style:text-properties fo:color="#0000ff"/>
    </style:style>
    <style:style style:family="table-cell" style:name="ce13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62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212">
      <style:text-properties fo:background-color="#ffff00"/>
    </style:style>
    <style:style style:family="text" style:name="T213">
      <style:text-properties fo:background-color="#ffff00"/>
    </style:style>
    <style:style style:family="table-row" style:name="ro10">
      <style:table-row-properties style:min-row-height="0.3969cm"/>
    </style:style>
    <style:style style:family="table-cell" style:name="ce1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63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5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64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1">
      <style:table-row-properties style:min-row-height="0.3969cm"/>
    </style:style>
    <style:style style:family="table-cell" style:name="ce1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65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7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66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2">
      <style:table-row-properties style:min-row-height="0.3969cm"/>
    </style:style>
    <style:style style:family="table-cell" style:name="ce1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67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9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68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3">
      <style:table-row-properties style:row-height="0.4234cm"/>
    </style:style>
    <style:style style:family="table-cell" style:name="ce20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69">
      <style:paragraph-properties fo:border-top="none" fo:border-bottom="none" fo:border-left="0.1411cm solid #C0C0C0" fo:border-right="none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1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70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4">
      <style:table-row-properties style:row-height="0.4234cm"/>
    </style:style>
    <style:style style:family="table-cell" style:name="ce22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71">
      <style:paragraph-properties fo:border-top="none" fo:border-bottom="none" fo:border-left="0.1411cm solid #C0C0C0" fo:border-right="none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3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72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5">
      <style:table-row-properties style:row-height="0.4234cm"/>
    </style:style>
    <style:style style:family="table-cell" style:name="ce2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73">
      <style:paragraph-properties fo:border-top="none" fo:border-bottom="none" fo:border-left="0.1411cm solid #C0C0C0" fo:border-right="none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5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74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6">
      <style:table-row-properties style:min-row-height="0.3969cm"/>
    </style:style>
    <style:style style:family="table-cell" style:name="ce2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75">
      <style:paragraph-properties fo:border-top="none" fo:border-bottom="none" fo:border-left="0.1411cm solid #C0C0C0" fo:border-right="none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7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76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7">
      <style:table-row-properties/>
    </style:style>
    <style:style style:family="table-cell" style:name="ce2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77">
      <style:paragraph-properties fo:border-top="none" fo:border-bottom="none" fo:border-left="0.1411cm solid #C0C0C0" fo:border-right="none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8">
      <style:table-row-properties/>
    </style:style>
    <style:style style:family="table-cell" style:name="ce29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78">
      <style:paragraph-properties fo:border-top="none" fo:border-bottom="none" fo:border-left="0.1411cm solid #C0C0C0" fo:border-right="none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9">
      <style:table-row-properties/>
    </style:style>
    <style:style style:family="table-cell" style:name="ce30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79">
      <style:paragraph-properties fo:border-top="none" fo:border-bottom="none" fo:border-left="0.1411cm solid #C0C0C0" fo:border-right="none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20">
      <style:table-row-properties/>
    </style:style>
    <style:style style:family="table-cell" style:name="ce31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80">
      <style:paragraph-properties fo:border-top="none" fo:border-bottom="none" fo:border-left="0.1411cm solid #C0C0C0" fo:border-right="none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21">
      <style:table-row-properties/>
    </style:style>
    <style:style style:family="table-cell" style:name="ce32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81">
      <style:paragraph-properties fo:border-top="none" fo:border-bottom="none" fo:border-left="0.1411cm solid #C0C0C0" fo:border-right="none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22">
      <style:table-row-properties/>
    </style:style>
    <style:style style:family="table-cell" style:name="ce33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82">
      <style:paragraph-properties fo:border-top="none" fo:border-bottom="none" fo:border-left="0.1411cm solid #C0C0C0" fo:border-right="none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23">
      <style:table-row-properties/>
    </style:style>
    <style:style style:family="table-cell" style:name="ce3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83">
      <style:paragraph-properties fo:text-align="lef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24">
      <style:table-row-properties/>
    </style:style>
    <style:style style:family="table-cell" style:name="ce35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84">
      <style:paragraph-properties fo:margin-left="1.251cm" fo:margin-right="0cm" fo:text-indent="-1.251cm" fo:margin-top="6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14">
      <style:text-properties fo:font-weight="bold"/>
    </style:style>
    <style:style style:family="table-row" style:name="ro25">
      <style:table-row-properties/>
    </style:style>
    <style:style style:family="table-cell" style:name="ce3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85">
      <style:paragraph-properties fo:margin-left="1.251cm" fo:margin-right="0cm" fo:text-indent="-1.251cm" fo:margin-top="6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15">
      <style:text-properties fo:font-weight="bold"/>
    </style:style>
    <style:style style:family="table-row" style:name="ro26">
      <style:table-row-properties/>
    </style:style>
    <style:style style:family="table-cell" style:name="ce37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813" style:family="paragraph" style:name="P86">
      <style:paragraph-properties fo:line-height="100%" fo:text-align="left" fo:margin-left="1.251cm" fo:margin-right="0cm" fo:text-indent="-1.251cm">
        <style:tab-stops>
          <style:tab-stop style:position="0.9984cm" style:type="left"/>
          <style:tab-stop style:position="0.9984cm" style:type="left"/>
        </style:tab-stops>
      </style:paragraph-properties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able-row" style:name="ro27">
      <style:table-row-properties/>
    </style:style>
    <style:style style:family="table-cell" style:name="ce3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87">
      <style:paragraph-properties fo:margin-left="1.251cm" fo:margin-right="0cm" fo:text-indent="-1.251cm" fo:margin-top="6pt" fo:margin-bottom="3pt">
        <style:tab-stops>
          <style:tab-stop style:position="0.9984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216">
      <style:text-properties fo:font-weight="bold"/>
    </style:style>
    <style:style style:family="text" style:name="T217">
      <style:text-properties fo:font-weight="bold"/>
    </style:style>
    <style:style style:family="table-row" style:name="ro28">
      <style:table-row-properties/>
    </style:style>
    <style:style style:family="table-cell" style:name="ce39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88">
      <style:paragraph-properties fo:margin-left="1.251cm" fo:margin-right="0cm" fo:text-indent="0cm" fo:margin-top="3pt" fo:margin-bottom="3pt">
        <style:tab-stops>
          <style:tab-stop style:position="0.9984cm" style:type="left"/>
          <style:tab-stop style:position="9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18">
      <style:text-properties style:text-underline-type="none" style:text-underline-width="auto" fo:font-weight="bold"/>
    </style:style>
    <style:style style:family="text" style:name="T219">
      <style:text-properties fo:color="#ffffff"/>
    </style:style>
    <style:style style:family="table-row" style:name="ro29">
      <style:table-row-properties/>
    </style:style>
    <style:style style:family="table-cell" style:name="ce40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813" style:family="paragraph" style:name="P89">
      <style:paragraph-properties fo:line-height="100%" fo:text-align="left" fo:margin-left="1.251cm" fo:margin-right="0cm" fo:text-indent="-1.251cm" fo:margin-top="3pt" fo:margin-bottom="3pt">
        <style:tab-stops>
          <style:tab-stop style:position="0.9984cm" style:type="left"/>
          <style:tab-stop style:position="0.9984cm" style:type="left"/>
        </style:tab-stops>
      </style:paragraph-properties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parent-style-name="793" style:family="paragraph" style:name="P90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2">
      <style:table-properties style:width="17.25cm" fo:margin-left="-0.2029cm" table:align="left"/>
    </style:style>
    <style:style style:family="table-column" style:name="co3">
      <style:table-column-properties style:column-width="17.25cm"/>
    </style:style>
    <style:style style:family="table-row" style:name="ro30">
      <style:table-row-properties/>
    </style:style>
    <style:style style:family="table-cell" style:name="ce42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91">
      <style:paragraph-properties fo:text-align="left" fo:margin-left="0cm" fo:margin-right="0cm" fo:text-indent="0cm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31">
      <style:table-row-properties/>
    </style:style>
    <style:style style:family="table-cell" style:name="ce43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92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20">
      <style:text-properties fo:font-weight="bold"/>
    </style:style>
    <style:style style:family="text" style:name="T221">
      <style:text-properties fo:font-weight="bold"/>
    </style:style>
    <style:style style:family="table-row" style:name="ro32">
      <style:table-row-properties/>
    </style:style>
    <style:style style:family="table-cell" style:name="ce4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93">
      <style:paragraph-properties fo:margin-left="1.752cm" fo:margin-right="0.501cm" fo:text-indent="-0.501cm" fo:margin-top="6pt" fo:margin-bottom="6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22">
      <style:text-properties style:text-underline-type="none" style:text-underline-width="auto"/>
    </style:style>
    <style:style style:family="text" style:name="T223"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24"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style:text-underline-type="none" style:text-underline-width="auto" fo:background-color="#ffff00"/>
    </style:style>
    <style:style style:family="table-row" style:name="ro33">
      <style:table-row-properties/>
    </style:style>
    <style:style style:family="table-cell" style:name="ce45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94">
      <style:paragraph-properties fo:margin-left="1.75cm" fo:margin-right="0.501cm" fo:text-indent="-0.4992cm" fo:margin-top="6pt" fo:margin-bottom="6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34">
      <style:table-row-properties/>
    </style:style>
    <style:style style:family="table-cell" style:name="ce4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95">
      <style:paragraph-properties fo:margin-left="1.752cm" fo:margin-right="0.501cm" fo:text-indent="-0.501cm" fo:margin-top="6pt" fo:margin-bottom="6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35">
      <style:table-row-properties/>
    </style:style>
    <style:style style:family="table-cell" style:name="ce47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96">
      <style:paragraph-properties fo:margin-left="1.251cm" fo:margin-right="0cm" fo:text-indent="0cm" fo:margin-top="12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36">
      <style:table-row-properties style:row-height="0.5292cm"/>
    </style:style>
    <style:style style:family="table-cell" style:name="ce4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97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37">
      <style:table-row-properties/>
    </style:style>
    <style:style style:family="table-cell" style:name="ce49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98">
      <style:paragraph-properties fo:margin-top="0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25">
      <style:text-properties fo:font-weight="bold"/>
    </style:style>
    <style:style style:parent-style-name="793" style:family="paragraph" style:name="P99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family="paragraph" style:name="P100">
      <style:paragraph-properties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family="paragraph" style:name="P101">
      <style:paragraph-properties fo:break-before="page"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family="paragraph" style:name="P102">
      <style:paragraph-properties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26">
      <style:text-properties fo:font-weight="bold"/>
    </style:style>
    <style:style style:family="text" style:name="T227">
      <style:text-properties fo:color="#ffffff" style:text-underline-type="single" style:text-underline-style="solid" style:text-underline-width="auto" style:text-underline-color="font-color" fo:background-color="#ffff00"/>
    </style:style>
    <style:style style:parent-style-name="793" style:family="paragraph" style:name="P103">
      <style:paragraph-properties fo:margin-top="1pt" fo:margin-bottom="0pt">
        <style:tab-stops>
          <style:tab-stop style:position="0.9984cm" style:type="left"/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28">
      <style:text-properties fo:font-weight="bold"/>
    </style:style>
    <style:style style:family="text" style:name="T229">
      <style:text-properties fo:color="#ffffff" style:text-underline-type="single" style:text-underline-style="solid" style:text-underline-width="auto" style:text-underline-color="font-color" fo:background-color="#ffff00"/>
    </style:style>
    <style:style style:parent-style-name="797" style:family="paragraph" style:name="P104">
      <style:paragraph-properties fo:text-align="left" fo:margin-top="6pt" fo:margin-bottom="6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" style:name="ta3">
      <style:table-properties style:width="17.15cm" fo:margin-left="-0.1076cm" table:align="left"/>
    </style:style>
    <style:style style:family="table-column" style:name="co4">
      <style:table-column-properties style:column-width="0.7003cm"/>
    </style:style>
    <style:style style:family="table-column" style:name="co5">
      <style:table-column-properties style:column-width="4.592cm"/>
    </style:style>
    <style:style style:family="table-column" style:name="co6">
      <style:table-column-properties style:column-width="1.455cm"/>
    </style:style>
    <style:style style:family="table-column" style:name="co7">
      <style:table-column-properties style:column-width="2.011cm"/>
    </style:style>
    <style:style style:family="table-column" style:name="co8">
      <style:table-column-properties style:column-width="1.388cm"/>
    </style:style>
    <style:style style:family="table-column" style:name="co9">
      <style:table-column-properties style:column-width="1.15cm"/>
    </style:style>
    <style:style style:family="table-column" style:name="co10">
      <style:table-column-properties style:column-width="1.15cm"/>
    </style:style>
    <style:style style:family="table-column" style:name="co11">
      <style:table-column-properties style:column-width="0.8996cm"/>
    </style:style>
    <style:style style:family="table-column" style:name="co12">
      <style:table-column-properties style:column-width="0.8009cm"/>
    </style:style>
    <style:style style:family="table-column" style:name="co13">
      <style:table-column-properties style:column-width="1.596cm"/>
    </style:style>
    <style:style style:family="table-column" style:name="co14">
      <style:table-column-properties style:column-width="1.402cm"/>
    </style:style>
    <style:style style:family="table-row" style:name="ro38">
      <style:table-row-properties/>
    </style:style>
    <style:style style:family="table-cell" style:name="ce51">
      <style:table-cell-properties style:vertical-align="top" style:direction="ltr" fo:border="none" loext:writing-mode="lr-tb" fo:padding-top="0.09702cm" fo:padding-bottom="0.09702cm" fo:padding-left="0.09702cm" fo:padding-right="0.09702cm" fo:wrap-option="wrap"/>
    </style:style>
    <style:style style:parent-style-name="797" style:family="paragraph" style:name="P105">
      <style:paragraph-properties fo:margin-left="0cm" fo:margin-right="0cm" fo:text-indent="0cm" fo:border="none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39">
      <style:table-row-properties style:min-row-height="0.7815cm"/>
    </style:style>
    <style:style style:family="table-cell" style:name="ce52">
      <style:table-cell-properties style:vertical-align="top" style:direction="ltr" fo:border="none" loext:writing-mode="lr-tb" fo:padding-top="0.09702cm" fo:padding-bottom="0.09702cm" fo:padding-left="0.09702cm" fo:padding-right="0.09702cm" fo:wrap-option="wrap"/>
    </style:style>
    <style:style style:parent-style-name="793" style:family="paragraph" style:name="P106">
      <style:paragraph-properties fo:margin-left="1.231cm" fo:margin-right="0cm" fo:text-indent="-1.231cm" fo:margin-top="3pt" fo:margin-bottom="3pt" fo:border="none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30">
      <style:text-properties fo:font-weight="bold"/>
    </style:style>
    <style:style style:family="text" style:name="T231">
      <style:text-properties fo:font-weight="normal"/>
    </style:style>
    <style:style style:family="text" style:name="T232">
      <style:text-properties fo:font-weight="normal"/>
    </style:style>
    <style:style style:family="text" style:name="T233">
      <style:text-properties fo:font-weight="bold"/>
    </style:style>
    <style:style style:family="text" style:name="T234">
      <style:text-properties fo:font-weight="bold"/>
    </style:style>
    <style:style style:family="table-row" style:name="ro40">
      <style:table-row-properties style:min-row-height="0.7321cm"/>
    </style:style>
    <style:style style:family="table-cell" style:name="ce53">
      <style:table-cell-properties style:vertical-align="top" style:direction="ltr" fo:border-top="0.00882cm solid #C0C0C0" fo:border-bottom="0.00882cm solid #C0C0C0" fo:border-left="0.00882cm solid #C0C0C0" fo:border-right="none" loext:writing-mode="lr-tb" fo:padding-top="0.09702cm" fo:padding-bottom="0.09702cm" fo:padding-left="0.09702cm" fo:padding-right="0.09702cm" fo:wrap-option="wrap"/>
    </style:style>
    <style:style style:parent-style-name="793" style:family="paragraph" style:name="P107">
      <style:paragraph-properties fo:text-align="center" fo:margin-top="0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35">
      <style:text-properties fo:font-size="8pt"/>
    </style:style>
    <style:style style:family="text" style:name="T236">
      <style:text-properties fo:font-size="8pt"/>
    </style:style>
    <style:style style:parent-style-name="793" style:family="paragraph" style:name="P108">
      <style:paragraph-properties fo:text-align="center" fo:margin-top="0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37">
      <style:text-properties fo:font-size="8pt"/>
    </style:style>
    <style:style style:family="text" style:name="T238">
      <style:text-properties fo:font-size="8pt"/>
    </style:style>
    <style:style style:family="table-cell" style:name="ce54">
      <style:table-cell-properties style:vertical-align="top" style:direction="ltr" fo:border-top="0.00882cm solid #C0C0C0" fo:border-bottom="0.00882cm solid #C0C0C0" fo:border-left="0.00882cm solid #C0C0C0" fo:border-right="none" loext:writing-mode="lr-tb" fo:padding-top="0.09702cm" fo:padding-bottom="0.09702cm" fo:padding-left="0.09702cm" fo:padding-right="0.09702cm" fo:wrap-option="wrap"/>
    </style:style>
    <style:style style:parent-style-name="793" style:family="paragraph" style:name="P109">
      <style:paragraph-properties fo:text-align="center" fo:margin-top="0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39">
      <style:text-properties fo:font-size="8pt"/>
    </style:style>
    <style:style style:family="text" style:name="T240">
      <style:text-properties fo:font-size="8pt"/>
    </style:style>
    <style:style style:family="table-cell" style:name="ce55">
      <style:table-cell-properties style:vertical-align="top" style:direction="ltr" fo:border-top="0.00882cm solid #C0C0C0" fo:border-bottom="0.00882cm solid #C0C0C0" fo:border-left="0.00882cm solid #C0C0C0" fo:border-right="none" loext:writing-mode="lr-tb" fo:padding-top="0.09702cm" fo:padding-bottom="0.09702cm" fo:padding-left="0.09702cm" fo:padding-right="0.09702cm" fo:wrap-option="wrap"/>
    </style:style>
    <style:style style:parent-style-name="793" style:family="paragraph" style:name="P110">
      <style:paragraph-properties fo:line-height="8pt" fo:text-align="center" fo:margin-top="0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41">
      <style:text-properties fo:font-size="8pt"/>
    </style:style>
    <style:style style:family="text" style:name="T242">
      <style:text-properties fo:font-size="8pt"/>
    </style:style>
    <style:style style:parent-style-name="793" style:family="paragraph" style:name="P111">
      <style:paragraph-properties fo:line-height="8pt" fo:text-align="center" fo:margin-top="0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43">
      <style:text-properties fo:font-size="8pt"/>
    </style:style>
    <style:style style:family="text" style:name="T244">
      <style:text-properties fo:font-size="8pt"/>
    </style:style>
    <style:style style:family="table-cell" style:name="ce56">
      <style:table-cell-properties style:vertical-align="top" style:direction="ltr" fo:border-top="0.00882cm solid #C0C0C0" fo:border-bottom="0.00882cm solid #C0C0C0" fo:border-left="0.00882cm solid #C0C0C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112">
      <style:paragraph-properties fo:margin-top="0pt" fo:margin-bottom="0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ext" style:name="T245">
      <style:text-properties fo:font-size="8pt" fo:letter-spacing="-0.1pt"/>
    </style:style>
    <style:style style:family="text" style:name="T246">
      <style:text-properties fo:font-size="8pt"/>
    </style:style>
    <style:style style:family="text" style:name="T247">
      <style:text-properties/>
    </style:style>
    <style:style style:family="table-cell" style:name="ce57">
      <style:table-cell-properties style:vertical-align="top" style:direction="ltr" fo:border-top="0.00882cm solid #C0C0C0" fo:border-bottom="0.00882cm solid #C0C0C0" fo:border-left="0.00882cm solid #C0C0C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113">
      <style:paragraph-properties fo:margin-top="0pt" fo:margin-bottom="0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ext" style:name="T248">
      <style:text-properties fo:font-size="8pt"/>
    </style:style>
    <style:style style:family="text" style:name="T249">
      <style:text-properties fo:font-size="8pt"/>
    </style:style>
    <style:style style:family="table-cell" style:name="ce58">
      <style:table-cell-properties style:vertical-align="top" style:direction="ltr" fo:border-top="0.00882cm solid #C0C0C0" fo:border-bottom="0.00882cm solid #C0C0C0" fo:border-left="0.00882cm solid #C0C0C0" fo:border-right="none" loext:writing-mode="lr-tb" fo:padding-top="0.09702cm" fo:padding-bottom="0.09702cm" fo:padding-left="0.09702cm" fo:padding-right="0.09702cm" fo:wrap-option="wrap"/>
    </style:style>
    <style:style style:parent-style-name="793" style:family="paragraph" style:name="P114">
      <style:paragraph-properties fo:text-align="center" fo:margin-top="0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50">
      <style:text-properties fo:font-size="8pt"/>
    </style:style>
    <style:style style:family="text" style:name="T251">
      <style:text-properties fo:font-size="8pt"/>
    </style:style>
    <style:style style:family="table-cell" style:name="ce59">
      <style:table-cell-properties style:vertical-align="top" style:direction="ltr" fo:border-top="0.00882cm solid #C0C0C0" fo:border-bottom="0.00882cm solid #C0C0C0" fo:border-left="0.00882cm solid #C0C0C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115">
      <style:paragraph-properties fo:margin-top="0pt" fo:margin-bottom="0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ext" style:name="T252">
      <style:text-properties fo:font-size="8pt"/>
    </style:style>
    <style:style style:family="text" style:name="T253">
      <style:text-properties fo:font-size="8pt"/>
    </style:style>
    <style:style style:family="table-cell" style:name="ce60">
      <style:table-cell-properties style:vertical-align="top" style:direction="ltr" fo:border-top="0.00882cm solid #C0C0C0" fo:border-bottom="0.00882cm solid #C0C0C0" fo:border-left="0.00882cm solid #C0C0C0" fo:border-right="none" loext:writing-mode="lr-tb" fo:padding-top="0.09702cm" fo:padding-bottom="0.09702cm" fo:padding-left="0.09702cm" fo:padding-right="0.09702cm" fo:wrap-option="wrap"/>
    </style:style>
    <style:style style:parent-style-name="794" style:family="paragraph" style:name="P116">
      <style:paragraph-properties fo:margin-top="0pt" fo:margin-bottom="0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ext" style:name="T254">
      <style:text-properties fo:font-size="8pt"/>
    </style:style>
    <style:style style:family="text" style:name="T255">
      <style:text-properties fo:font-size="8pt"/>
    </style:style>
    <style:style style:family="table-cell" style:name="ce61">
      <style:table-cell-properties style:vertical-align="top" style:direction="ltr" fo:border="0.00882cm solid #C0C0C0" loext:writing-mode="lr-tb" fo:padding-top="0.09702cm" fo:padding-bottom="0.09702cm" fo:padding-left="0.09702cm" fo:padding-right="0.09702cm" fo:wrap-option="wrap"/>
    </style:style>
    <style:style style:parent-style-name="793" style:family="paragraph" style:name="P117">
      <style:paragraph-properties fo:text-align="center" fo:margin-top="0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56">
      <style:text-properties fo:font-size="8pt"/>
    </style:style>
    <style:style style:family="text" style:name="T257">
      <style:text-properties fo:font-size="8pt"/>
    </style:style>
    <style:style style:family="table-row" style:name="ro41">
      <style:table-row-properties/>
    </style:style>
    <style:style style:family="table-cell" style:name="ce62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18">
      <style:paragraph-properties fo:text-align="center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58">
      <style:text-properties fo:font-size="8pt"/>
    </style:style>
    <style:style style:family="text" style:name="T259">
      <style:text-properties fo:font-size="8pt"/>
    </style:style>
    <style:style style:family="table-cell" style:name="ce63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19">
      <style:paragraph-properties fo:text-align="center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60">
      <style:text-properties fo:font-size="8pt"/>
    </style:style>
    <style:style style:family="text" style:name="T261">
      <style:text-properties fo:font-size="8pt"/>
    </style:style>
    <style:style style:family="table-cell" style:name="ce64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20">
      <style:paragraph-properties fo:line-height="8pt" fo:text-align="center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62">
      <style:text-properties fo:font-size="8pt"/>
    </style:style>
    <style:style style:family="text" style:name="T263">
      <style:text-properties fo:font-size="8pt"/>
    </style:style>
    <style:style style:family="table-cell" style:name="ce65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4" style:family="paragraph" style:name="P121">
      <style:paragraph-properties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ext" style:name="T264">
      <style:text-properties/>
    </style:style>
    <style:style style:family="text" style:name="T265">
      <style:text-properties/>
    </style:style>
    <style:style style:family="table-cell" style:name="ce66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4" style:family="paragraph" style:name="P122">
      <style:paragraph-properties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ext" style:name="T266">
      <style:text-properties fo:font-size="8pt"/>
    </style:style>
    <style:style style:family="text" style:name="T267">
      <style:text-properties fo:font-size="8pt"/>
    </style:style>
    <style:style style:family="table-cell" style:name="ce67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23">
      <style:paragraph-properties fo:text-align="center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68">
      <style:text-properties fo:font-size="8pt"/>
    </style:style>
    <style:style style:family="text" style:name="T269">
      <style:text-properties fo:font-size="8pt"/>
    </style:style>
    <style:style style:family="table-cell" style:name="ce68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24">
      <style:paragraph-properties fo:text-align="center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70">
      <style:text-properties fo:font-size="8pt"/>
    </style:style>
    <style:style style:family="text" style:name="T271">
      <style:text-properties fo:font-size="8pt"/>
    </style:style>
    <style:style style:family="table-cell" style:name="ce69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4" style:family="paragraph" style:name="P125">
      <style:paragraph-properties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ext" style:name="T272">
      <style:text-properties fo:font-size="8pt"/>
    </style:style>
    <style:style style:family="text" style:name="T273">
      <style:text-properties fo:font-size="8pt"/>
    </style:style>
    <style:style style:family="table-cell" style:name="ce70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4" style:family="paragraph" style:name="P126">
      <style:paragraph-properties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ext" style:name="T274">
      <style:text-properties fo:font-size="8pt"/>
    </style:style>
    <style:style style:family="text" style:name="T275">
      <style:text-properties fo:font-size="8pt"/>
    </style:style>
    <style:style style:family="table-cell" style:name="ce71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27">
      <style:paragraph-properties fo:text-align="center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76">
      <style:text-properties fo:font-size="8pt"/>
    </style:style>
    <style:style style:family="text" style:name="T277">
      <style:text-properties fo:font-size="8pt"/>
    </style:style>
    <style:style style:family="table-cell" style:name="ce72">
      <style:table-cell-properties style:vertical-align="top" style:direction="ltr" fo:border-top="none" fo:border-bottom="0.00882cm solid #C0C0C0" fo:border-left="0.00882cm solid #C0C0C0" fo:border-right="0.00882cm solid #C0C0C0" loext:writing-mode="lr-tb" fo:padding-top="0cm" fo:padding-bottom="0cm" fo:padding-left="0.04939cm" fo:padding-right="0.04939cm" fo:wrap-option="wrap"/>
    </style:style>
    <style:style style:parent-style-name="793" style:family="paragraph" style:name="P128">
      <style:paragraph-properties fo:text-align="center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78">
      <style:text-properties fo:font-size="8pt"/>
    </style:style>
    <style:style style:family="text" style:name="T279">
      <style:text-properties fo:font-size="8pt"/>
    </style:style>
    <style:style style:family="table-row" style:name="ro42">
      <style:table-row-properties style:row-height="0.5998cm"/>
    </style:style>
    <style:style style:family="table-cell" style:name="ce73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29">
      <style:paragraph-properties fo:text-align="center" fo:margin-top="4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80">
      <style:text-properties fo:font-size="6pt" style:font-size-complex="6pt"/>
    </style:style>
    <style:style style:family="text" style:name="T281">
      <style:text-properties fo:font-size="6pt" style:font-size-complex="6pt"/>
    </style:style>
    <style:style style:family="table-cell" style:name="ce74">
      <style:table-cell-properties style:vertical-align="top" style:direction="ltr" fo:border-top="0.00882cm solid #C0C0C0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30">
      <style:paragraph-properties fo:text-align="center" fo:margin-top="4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82">
      <style:text-properties fo:font-size="6pt" style:font-size-complex="6pt"/>
    </style:style>
    <style:style style:family="text" style:name="T283">
      <style:text-properties fo:font-size="6pt" style:font-size-complex="6pt"/>
    </style:style>
    <style:style style:family="table-cell" style:name="ce75">
      <style:table-cell-properties style:vertical-align="top" style:direction="ltr" fo:border-top="0.00882cm solid #C0C0C0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31">
      <style:paragraph-properties fo:text-align="center" fo:margin-top="4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84">
      <style:text-properties fo:font-size="6pt" style:font-size-complex="6pt"/>
    </style:style>
    <style:style style:family="text" style:name="T285">
      <style:text-properties fo:font-size="6pt" style:font-size-complex="6pt"/>
    </style:style>
    <style:style style:family="table-cell" style:name="ce76">
      <style:table-cell-properties style:vertical-align="top" style:direction="ltr" fo:border-top="0.00882cm solid #C0C0C0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32">
      <style:paragraph-properties fo:text-align="center" fo:margin-top="4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86">
      <style:text-properties fo:font-size="6pt" style:font-size-complex="6pt"/>
    </style:style>
    <style:style style:family="text" style:name="T287">
      <style:text-properties fo:font-size="6pt" style:font-size-complex="6pt"/>
    </style:style>
    <style:style style:family="table-cell" style:name="ce77">
      <style:table-cell-properties style:vertical-align="top" style:direction="ltr" fo:border-top="0.00882cm solid #C0C0C0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33">
      <style:paragraph-properties fo:text-align="center" fo:margin-top="4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88">
      <style:text-properties fo:font-size="6pt" style:font-size-complex="6pt"/>
    </style:style>
    <style:style style:family="text" style:name="T289">
      <style:text-properties fo:font-size="6pt" style:font-size-complex="6pt"/>
    </style:style>
    <style:style style:family="table-cell" style:name="ce78">
      <style:table-cell-properties style:vertical-align="top" style:direction="ltr" fo:border-top="0.00882cm solid #C0C0C0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34">
      <style:paragraph-properties fo:text-align="center" fo:margin-top="4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90">
      <style:text-properties fo:font-size="6pt" style:font-size-complex="6pt"/>
    </style:style>
    <style:style style:family="text" style:name="T291">
      <style:text-properties fo:font-size="6pt" style:font-size-complex="6pt"/>
    </style:style>
    <style:style style:family="table-cell" style:name="ce79">
      <style:table-cell-properties style:vertical-align="top" style:direction="ltr" fo:border-top="0.00882cm solid #C0C0C0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35">
      <style:paragraph-properties fo:text-align="center" fo:margin-top="4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92">
      <style:text-properties fo:font-size="6pt" style:font-size-complex="6pt"/>
    </style:style>
    <style:style style:family="text" style:name="T293">
      <style:text-properties fo:font-size="6pt" style:font-size-complex="6pt"/>
    </style:style>
    <style:style style:family="table-cell" style:name="ce80">
      <style:table-cell-properties style:vertical-align="top" style:direction="ltr" fo:border-top="0.00882cm solid #C0C0C0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36">
      <style:paragraph-properties fo:text-align="center" fo:margin-top="4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94">
      <style:text-properties fo:font-size="6pt" style:font-size-complex="6pt"/>
    </style:style>
    <style:style style:family="text" style:name="T295">
      <style:text-properties fo:font-size="6pt" style:font-size-complex="6pt"/>
    </style:style>
    <style:style style:family="table-cell" style:name="ce81">
      <style:table-cell-properties style:vertical-align="top" style:direction="ltr" fo:border-top="0.00882cm solid #C0C0C0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37">
      <style:paragraph-properties fo:text-align="center" fo:margin-top="4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96">
      <style:text-properties fo:font-size="6pt" style:font-size-complex="6pt"/>
    </style:style>
    <style:style style:family="text" style:name="T297">
      <style:text-properties fo:font-size="6pt" style:font-size-complex="6pt"/>
    </style:style>
    <style:style style:family="table-cell" style:name="ce82">
      <style:table-cell-properties style:vertical-align="top" style:direction="ltr" fo:border-top="0.00882cm solid #C0C0C0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38">
      <style:paragraph-properties fo:text-align="center" fo:margin-top="4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298">
      <style:text-properties fo:font-size="6pt" style:font-size-complex="6pt"/>
    </style:style>
    <style:style style:family="text" style:name="T299">
      <style:text-properties fo:font-size="6pt" style:font-size-complex="6pt"/>
    </style:style>
    <style:style style:family="table-cell" style:name="ce83">
      <style:table-cell-properties style:vertical-align="top" style:direction="ltr" fo:border="0.00882cm solid #C0C0C0" loext:writing-mode="lr-tb" fo:padding-top="0cm" fo:padding-bottom="0cm" fo:padding-left="0.04939cm" fo:padding-right="0.04939cm" fo:wrap-option="wrap"/>
    </style:style>
    <style:style style:parent-style-name="793" style:family="paragraph" style:name="P139">
      <style:paragraph-properties fo:text-align="center" fo:margin-left="0cm" fo:margin-right="-0.2152cm" fo:text-indent="0cm" fo:margin-top="4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00">
      <style:text-properties fo:font-size="6pt" style:font-size-complex="6pt"/>
    </style:style>
    <style:style style:family="text" style:name="T301">
      <style:text-properties fo:font-size="6pt" style:font-size-complex="6pt"/>
    </style:style>
    <style:style style:family="table-row" style:name="ro43">
      <style:table-row-properties style:min-row-height="1.117cm"/>
    </style:style>
    <style:style style:family="table-cell" style:name="ce84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40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normal"/>
    </style:style>
    <style:style style:family="text" style:name="T302">
      <style:text-properties fo:font-size="8pt" style:font-size-complex="8pt" fo:font-weight="normal"/>
    </style:style>
    <style:style style:family="text" style:name="T303">
      <style:text-properties fo:font-size="8pt" style:font-size-complex="8pt" fo:font-weight="normal"/>
    </style:style>
    <style:style style:family="table-cell" style:name="ce85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41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04">
      <style:text-properties fo:font-size="8pt" style:font-size-complex="8pt"/>
    </style:style>
    <style:style style:family="text" style:name="T305">
      <style:text-properties fo:font-size="8pt" style:font-size-complex="8pt"/>
    </style:style>
    <style:style style:family="table-cell" style:name="ce86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42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306">
      <style:text-properties fo:font-size="8pt" fo:background-color="#ffff00"/>
    </style:style>
    <style:style style:family="text" style:name="T307">
      <style:text-properties fo:font-size="8pt" fo:background-color="#ffff00"/>
    </style:style>
    <style:style style:family="table-cell" style:name="ce87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43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308">
      <style:text-properties fo:font-size="8pt" fo:background-color="#ffff00"/>
    </style:style>
    <style:style style:family="table-cell" style:name="ce88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44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09">
      <style:text-properties fo:font-size="8pt"/>
    </style:style>
    <style:style style:family="text" style:name="T310">
      <style:text-properties fo:font-size="8pt"/>
    </style:style>
    <style:style style:family="table-cell" style:name="ce89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45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311">
      <style:text-properties fo:font-size="8pt" fo:background-color="#ffff00"/>
    </style:style>
    <style:style style:family="table-cell" style:name="ce90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46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312">
      <style:text-properties fo:font-size="8pt" fo:background-color="#ffff00"/>
    </style:style>
    <style:style style:family="table-cell" style:name="ce91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47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13">
      <style:text-properties fo:font-size="8pt"/>
    </style:style>
    <style:style style:family="text" style:name="T314">
      <style:text-properties fo:font-size="8pt"/>
    </style:style>
    <style:style style:family="table-cell" style:name="ce92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48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15">
      <style:text-properties fo:font-size="8pt"/>
    </style:style>
    <style:style style:family="text" style:name="T316">
      <style:text-properties fo:font-size="8pt"/>
    </style:style>
    <style:style style:family="table-cell" style:name="ce93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49">
      <style:paragraph-properties fo:text-align="right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317">
      <style:text-properties fo:font-size="8pt" fo:background-color="#ffff00"/>
    </style:style>
    <style:style style:family="text" style:name="T318">
      <style:text-properties fo:font-size="8pt" fo:background-color="#ffff00"/>
    </style:style>
    <style:style style:family="table-cell" style:name="ce94">
      <style:table-cell-properties style:vertical-align="top" style:direction="ltr" fo:border-top="none" fo:border-bottom="0.00882cm solid #C0C0C0" fo:border-left="0.00882cm solid #C0C0C0" fo:border-right="0.00882cm solid #C0C0C0" loext:writing-mode="lr-tb" fo:padding-top="0cm" fo:padding-bottom="0cm" fo:padding-left="0.04939cm" fo:padding-right="0.04939cm" fo:wrap-option="wrap"/>
    </style:style>
    <style:style style:parent-style-name="793" style:family="paragraph" style:name="P150">
      <style:paragraph-properties fo:text-align="right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319">
      <style:text-properties fo:font-size="8pt" fo:background-color="#ffff00"/>
    </style:style>
    <style:style style:family="text" style:name="T320">
      <style:text-properties fo:font-size="8pt" fo:background-color="#ffff00"/>
    </style:style>
    <style:style style:family="table-row" style:name="ro44">
      <style:table-row-properties style:min-row-height="1.117cm"/>
    </style:style>
    <style:style style:family="table-cell" style:name="ce95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51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96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52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97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53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21">
      <style:text-properties fo:font-size="8pt"/>
    </style:style>
    <style:style style:family="text" style:name="T322">
      <style:text-properties fo:font-size="8pt"/>
    </style:style>
    <style:style style:family="table-cell" style:name="ce98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54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23">
      <style:text-properties fo:font-size="8pt"/>
    </style:style>
    <style:style style:family="text" style:name="T324">
      <style:text-properties fo:font-size="8pt"/>
    </style:style>
    <style:style style:family="table-cell" style:name="ce99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55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25">
      <style:text-properties fo:font-size="8pt"/>
    </style:style>
    <style:style style:family="text" style:name="T326">
      <style:text-properties fo:font-size="8pt"/>
    </style:style>
    <style:style style:family="table-cell" style:name="ce100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56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27">
      <style:text-properties fo:font-size="8pt"/>
    </style:style>
    <style:style style:family="text" style:name="T328">
      <style:text-properties fo:font-size="8pt"/>
    </style:style>
    <style:style style:family="table-cell" style:name="ce101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57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29">
      <style:text-properties fo:font-size="8pt"/>
    </style:style>
    <style:style style:family="text" style:name="T330">
      <style:text-properties fo:font-size="8pt"/>
    </style:style>
    <style:style style:family="table-cell" style:name="ce102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58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31">
      <style:text-properties fo:font-size="8pt"/>
    </style:style>
    <style:style style:family="text" style:name="T332">
      <style:text-properties fo:font-size="8pt"/>
    </style:style>
    <style:style style:family="table-cell" style:name="ce103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59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33">
      <style:text-properties fo:font-size="8pt"/>
    </style:style>
    <style:style style:family="text" style:name="T334">
      <style:text-properties fo:font-size="8pt"/>
    </style:style>
    <style:style style:family="table-cell" style:name="ce104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60">
      <style:paragraph-properties fo:text-align="right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35">
      <style:text-properties fo:font-size="8pt"/>
    </style:style>
    <style:style style:family="text" style:name="T336">
      <style:text-properties fo:font-size="8pt"/>
    </style:style>
    <style:style style:family="table-cell" style:name="ce105">
      <style:table-cell-properties style:vertical-align="top" style:direction="ltr" fo:border-top="none" fo:border-bottom="0.00882cm solid #C0C0C0" fo:border-left="0.00882cm solid #C0C0C0" fo:border-right="0.00882cm solid #C0C0C0" loext:writing-mode="lr-tb" fo:padding-top="0cm" fo:padding-bottom="0cm" fo:padding-left="0.04939cm" fo:padding-right="0.04939cm" fo:wrap-option="wrap"/>
    </style:style>
    <style:style style:parent-style-name="793" style:family="paragraph" style:name="P161">
      <style:paragraph-properties fo:text-align="right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37">
      <style:text-properties fo:font-size="8pt"/>
    </style:style>
    <style:style style:family="text" style:name="T338">
      <style:text-properties fo:font-size="8pt"/>
    </style:style>
    <style:style style:family="table-row" style:name="ro45">
      <style:table-row-properties style:min-row-height="1.117cm"/>
    </style:style>
    <style:style style:family="table-cell" style:name="ce106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62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07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63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08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64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39">
      <style:text-properties fo:font-size="8pt"/>
    </style:style>
    <style:style style:family="text" style:name="T340">
      <style:text-properties fo:font-size="8pt"/>
    </style:style>
    <style:style style:family="table-cell" style:name="ce109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65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41">
      <style:text-properties fo:font-size="8pt"/>
    </style:style>
    <style:style style:family="text" style:name="T342">
      <style:text-properties fo:font-size="8pt"/>
    </style:style>
    <style:style style:family="table-cell" style:name="ce110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66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43">
      <style:text-properties fo:font-size="8pt"/>
    </style:style>
    <style:style style:family="text" style:name="T344">
      <style:text-properties fo:font-size="8pt"/>
    </style:style>
    <style:style style:family="table-cell" style:name="ce111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67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45">
      <style:text-properties fo:font-size="8pt"/>
    </style:style>
    <style:style style:family="text" style:name="T346">
      <style:text-properties fo:font-size="8pt"/>
    </style:style>
    <style:style style:family="table-cell" style:name="ce112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68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47">
      <style:text-properties fo:font-size="8pt"/>
    </style:style>
    <style:style style:family="text" style:name="T348">
      <style:text-properties fo:font-size="8pt"/>
    </style:style>
    <style:style style:family="table-cell" style:name="ce113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69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49">
      <style:text-properties fo:font-size="8pt"/>
    </style:style>
    <style:style style:family="text" style:name="T350">
      <style:text-properties fo:font-size="8pt"/>
    </style:style>
    <style:style style:family="table-cell" style:name="ce114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70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51">
      <style:text-properties fo:font-size="8pt"/>
    </style:style>
    <style:style style:family="text" style:name="T352">
      <style:text-properties fo:font-size="8pt"/>
    </style:style>
    <style:style style:family="table-cell" style:name="ce115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71">
      <style:paragraph-properties fo:text-align="right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53">
      <style:text-properties fo:font-size="8pt"/>
    </style:style>
    <style:style style:family="text" style:name="T354">
      <style:text-properties fo:font-size="8pt"/>
    </style:style>
    <style:style style:family="table-cell" style:name="ce116">
      <style:table-cell-properties style:vertical-align="top" style:direction="ltr" fo:border-top="none" fo:border-bottom="0.00882cm solid #C0C0C0" fo:border-left="0.00882cm solid #C0C0C0" fo:border-right="0.00882cm solid #C0C0C0" loext:writing-mode="lr-tb" fo:padding-top="0cm" fo:padding-bottom="0cm" fo:padding-left="0.04939cm" fo:padding-right="0.04939cm" fo:wrap-option="wrap"/>
    </style:style>
    <style:style style:parent-style-name="793" style:family="paragraph" style:name="P172">
      <style:paragraph-properties fo:text-align="right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55">
      <style:text-properties fo:font-size="8pt"/>
    </style:style>
    <style:style style:family="text" style:name="T356">
      <style:text-properties fo:font-size="8pt"/>
    </style:style>
    <style:style style:family="table-row" style:name="ro46">
      <style:table-row-properties style:min-row-height="1.117cm"/>
    </style:style>
    <style:style style:family="table-cell" style:name="ce117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73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18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74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19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75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57">
      <style:text-properties fo:font-size="8pt"/>
    </style:style>
    <style:style style:family="text" style:name="T358">
      <style:text-properties fo:font-size="8pt"/>
    </style:style>
    <style:style style:family="table-cell" style:name="ce120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76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59">
      <style:text-properties fo:font-size="8pt"/>
    </style:style>
    <style:style style:family="text" style:name="T360">
      <style:text-properties fo:font-size="8pt"/>
    </style:style>
    <style:style style:family="table-cell" style:name="ce121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77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61">
      <style:text-properties fo:font-size="8pt"/>
    </style:style>
    <style:style style:family="text" style:name="T362">
      <style:text-properties fo:font-size="8pt"/>
    </style:style>
    <style:style style:family="table-cell" style:name="ce122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78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63">
      <style:text-properties fo:font-size="8pt"/>
    </style:style>
    <style:style style:family="text" style:name="T364">
      <style:text-properties fo:font-size="8pt"/>
    </style:style>
    <style:style style:family="table-cell" style:name="ce123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79">
      <style:paragraph-properties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65">
      <style:text-properties fo:font-size="8pt"/>
    </style:style>
    <style:style style:family="text" style:name="T366">
      <style:text-properties fo:font-size="8pt"/>
    </style:style>
    <style:style style:family="table-cell" style:name="ce124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80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67">
      <style:text-properties fo:font-size="8pt"/>
    </style:style>
    <style:style style:family="text" style:name="T368">
      <style:text-properties fo:font-size="8pt"/>
    </style:style>
    <style:style style:family="table-cell" style:name="ce125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81">
      <style:paragraph-properties fo:text-align="center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69">
      <style:text-properties fo:font-size="8pt"/>
    </style:style>
    <style:style style:family="text" style:name="T370">
      <style:text-properties fo:font-size="8pt"/>
    </style:style>
    <style:style style:family="table-cell" style:name="ce126">
      <style:table-cell-properties style:vertical-align="top" style:direction="ltr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82">
      <style:paragraph-properties fo:text-align="right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71">
      <style:text-properties fo:font-size="8pt"/>
    </style:style>
    <style:style style:family="text" style:name="T372">
      <style:text-properties fo:font-size="8pt"/>
    </style:style>
    <style:style style:family="table-cell" style:name="ce127">
      <style:table-cell-properties style:vertical-align="top" style:direction="ltr" fo:border-top="none" fo:border-bottom="0.00882cm solid #C0C0C0" fo:border-left="0.00882cm solid #C0C0C0" fo:border-right="0.00882cm solid #C0C0C0" loext:writing-mode="lr-tb" fo:padding-top="0cm" fo:padding-bottom="0cm" fo:padding-left="0.04939cm" fo:padding-right="0.04939cm" fo:wrap-option="wrap"/>
    </style:style>
    <style:style style:parent-style-name="793" style:family="paragraph" style:name="P183">
      <style:paragraph-properties fo:text-align="right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73">
      <style:text-properties fo:font-size="8pt"/>
    </style:style>
    <style:style style:family="text" style:name="T374">
      <style:text-properties fo:font-size="8pt"/>
    </style:style>
    <style:style style:family="table-row" style:name="ro47">
      <style:table-row-properties style:row-height="0.5998cm"/>
    </style:style>
    <style:style style:family="table-cell" style:name="ce128">
      <style:table-cell-properties style:vertical-align="top" style:direction="ltr" fo:background-color="#ffffff" fo:border-top="none" fo:border-bottom="0.00882cm solid #C0C0C0" fo:border-left="0.00882cm solid #C0C0C0" fo:border-right="none" loext:writing-mode="lr-tb" fo:padding-top="0cm" fo:padding-bottom="0cm" fo:padding-left="0.04939cm" fo:padding-right="0.04939cm" fo:wrap-option="wrap"/>
    </style:style>
    <style:style style:parent-style-name="793" style:family="paragraph" style:name="P184">
      <style:paragraph-properties fo:margin-left="12.5cm" fo:margin-right="0cm" fo:text-indent="0cm" fo:margin-top="6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375">
      <style:text-properties fo:font-size="8pt" style:font-size-complex="8pt" fo:font-weight="bold"/>
    </style:style>
    <style:style style:family="text" style:name="T376">
      <style:text-properties fo:font-size="8pt" style:font-size-complex="8pt" fo:font-weight="bold"/>
    </style:style>
    <style:style style:family="table-cell" style:name="ce129">
      <style:table-cell-properties style:vertical-align="top" style:direction="ltr" fo:border-top="none" fo:border-bottom="0.00882cm solid #C0C0C0" fo:border-left="0.00882cm solid #C0C0C0" fo:border-right="0.00882cm solid #C0C0C0" loext:writing-mode="lr-tb" fo:padding-top="0cm" fo:padding-bottom="0cm" fo:padding-left="0.04939cm" fo:padding-right="0.04939cm" fo:wrap-option="wrap"/>
    </style:style>
    <style:style style:parent-style-name="793" style:family="paragraph" style:name="P185">
      <style:paragraph-properties fo:text-align="right" fo:margin-top="6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 fo:background-color="#ffff00"/>
    </style:style>
    <style:style style:family="text" style:name="T377">
      <style:text-properties fo:font-size="8pt" style:font-size-complex="8pt" fo:font-weight="bold" fo:background-color="#ffff00"/>
    </style:style>
    <style:style style:family="text" style:name="T378">
      <style:text-properties fo:font-size="8pt" style:font-size-complex="8pt" fo:font-weight="bold" fo:background-color="#ffff00"/>
    </style:style>
    <style:style style:parent-style-name="793" style:family="paragraph" style:name="P186">
      <style:paragraph-properties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79">
      <style:text-properties fo:font-size="8pt"/>
    </style:style>
    <style:style style:family="text" style:name="T380">
      <style:text-properties fo:font-size="8pt"/>
    </style:style>
    <style:style style:parent-style-name="793" style:family="paragraph" style:name="P187">
      <style:paragraph-properties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81">
      <style:text-properties fo:font-size="8pt"/>
    </style:style>
    <style:style style:family="text" style:name="T382">
      <style:text-properties fo:font-size="8pt"/>
    </style:style>
    <style:style style:parent-style-name="793" style:family="paragraph" style:name="P188">
      <style:paragraph-properties fo:margin-left="1.501cm" fo:margin-right="0cm" fo:text-indent="-1.501cm" fo:margin-top="6pt" fo:margin-bottom="0pt">
        <style:tab-stops>
          <style:tab-stop style:position="0.9984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83">
      <style:text-properties fo:font-size="8pt"/>
    </style:style>
    <style:style style:family="text" style:name="T384">
      <style:text-properties fo:font-size="8pt"/>
    </style:style>
    <style:style style:parent-style-name="814" style:family="paragraph" style:name="P189">
      <style:paragraph-properties fo:margin-left="1.501cm" fo:margin-right="0cm" fo:text-indent="-1.501cm" fo:margin-top="1pt" fo:margin-bottom="0pt">
        <style:tab-stops>
          <style:tab-stop style:position="0.9984cm" style:type="left"/>
          <style:tab-stop style:position="0.9984cm" style:type="left"/>
        </style:tab-stops>
      </style:paragraph-properties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ext" style:name="T385">
      <style:text-properties fo:font-size="8pt"/>
    </style:style>
    <style:style style:family="text" style:name="T386">
      <style:text-properties fo:font-size="8pt"/>
    </style:style>
    <style:style style:family="text" style:name="T387">
      <style:text-properties fo:font-size="8pt"/>
    </style:style>
    <style:style style:parent-style-name="795" style:family="paragraph" style:name="P190">
      <style:paragraph-properties fo:margin-left="1.501cm" fo:margin-right="0cm" fo:text-indent="-1.501cm">
        <style:tab-stops>
          <style:tab-stop style:position="0.9984cm" style:type="left"/>
          <style:tab-stop style:position="0.9984cm" style:type="left"/>
        </style:tab-stops>
      </style:paragraph-properties>
      <style:text-properties fo:color="#000000" fo:font-family="Arial" style:font-family-asian="Times New Roman" style:font-family-complex="Times New Roman" fo:font-size="8pt" style:font-size-complex="10pt" fo:language="de" style:language-complex="ar" fo:country="DE" style:country-complex="SA"/>
    </style:style>
    <style:style style:parent-style-name="793" style:family="paragraph" style:name="P191">
      <style:paragraph-properties fo:break-before="page"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88">
      <style:text-properties fo:font-size="8pt"/>
    </style:style>
    <style:style style:family="text" style:name="T389">
      <style:text-properties fo:font-size="8pt"/>
    </style:style>
    <style:style style:parent-style-name="793" style:family="paragraph" style:name="P192">
      <style:paragraph-properties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90">
      <style:text-properties fo:font-weight="bold"/>
    </style:style>
    <style:style style:family="text" style:name="T391">
      <style:text-properties fo:color="#ffffff" style:text-underline-type="single" style:text-underline-style="solid" style:text-underline-width="auto" style:text-underline-color="font-color" fo:background-color="#ffff00"/>
    </style:style>
    <style:style style:parent-style-name="793" style:family="paragraph" style:name="P193">
      <style:paragraph-properties fo:margin-top="1pt" fo:margin-bottom="0pt">
        <style:tab-stops>
          <style:tab-stop style:position="0.9984cm" style:type="left"/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392">
      <style:text-properties fo:font-weight="bold"/>
    </style:style>
    <style:style style:family="text" style:name="T393">
      <style:text-properties fo:color="#ffffff" style:text-underline-type="single" style:text-underline-style="solid" style:text-underline-width="auto" style:text-underline-color="font-color" fo:background-color="#ffff00"/>
    </style:style>
    <style:style style:parent-style-name="793" style:family="paragraph" style:name="P194">
      <style:paragraph-properties fo:margin-top="6pt" fo:margin-bottom="6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4">
      <style:table-properties style:width="17.25cm" fo:margin-left="-0.2029cm" table:align="left"/>
    </style:style>
    <style:style style:family="table-column" style:name="co15">
      <style:table-column-properties style:column-width="1.374cm"/>
    </style:style>
    <style:style style:family="table-column" style:name="co16">
      <style:table-column-properties style:column-width="0.7497cm"/>
    </style:style>
    <style:style style:family="table-column" style:name="co17">
      <style:table-column-properties style:column-width="3.502cm"/>
    </style:style>
    <style:style style:family="table-column" style:name="co18">
      <style:table-column-properties style:column-width="6.751cm"/>
    </style:style>
    <style:style style:family="table-column" style:name="co19">
      <style:table-column-properties style:column-width="2.251cm"/>
    </style:style>
    <style:style style:family="table-column" style:name="co20">
      <style:table-column-properties style:column-width="2cm"/>
    </style:style>
    <style:style style:family="table-column" style:name="co21">
      <style:table-column-properties style:column-width="0.6262cm"/>
    </style:style>
    <style:style style:family="table-row" style:name="ro48">
      <style:table-row-properties/>
    </style:style>
    <style:style style:family="table-cell" style:name="ce131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801" style:family="paragraph" style:name="P195">
      <style:paragraph-properties fo:text-align="left" fo:margin-left="1.251cm" fo:margin-right="0cm" fo:text-indent="-1.251cm" fo:margin-top="3pt" fo:margin-bottom="3pt"/>
      <style:text-properties fo:color="#000000" fo:font-family="Arial" style:font-family-asian="Times New Roman" style:font-family-complex="Arial" fo:font-size="12pt" style:font-size-complex="10pt" fo:language="de" style:language-complex="ar" fo:country="DE" style:country-complex="SA" fo:font-weight="bold"/>
    </style:style>
    <style:style style:family="text" style:name="T394">
      <style:text-properties fo:font-size="9pt"/>
    </style:style>
    <style:style style:family="text" style:name="T395">
      <style:text-properties fo:font-size="9pt"/>
    </style:style>
    <style:style style:parent-style-name="793" style:family="paragraph" style:name="P196">
      <style:paragraph-properties fo:margin-left="6.001cm" fo:margin-right="0cm" fo:text-indent="-4.75cm" fo:margin-top="3pt" fo:margin-bottom="3pt">
        <style:tab-stops>
          <style:tab-stop style:position="0.9984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3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197">
      <style:paragraph-properties fo:text-align="left"/>
      <style:text-properties/>
    </style:style>
    <style:style style:family="graphic" style:name="gr4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197" style:family="paragraph" style:name="P198">
      <style:text-properties/>
    </style:style>
    <style:style style:parent-style-name="793" style:family="paragraph" style:name="P199">
      <style:paragraph-properties fo:margin-left="7.001cm" fo:margin-right="0cm" fo:text-indent="-1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5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00">
      <style:paragraph-properties fo:text-align="left"/>
      <style:text-properties/>
    </style:style>
    <style:style style:family="graphic" style:name="gr6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00" style:family="paragraph" style:name="P201">
      <style:text-properties/>
    </style:style>
    <style:style style:parent-style-name="793" style:family="paragraph" style:name="P202">
      <style:paragraph-properties fo:margin-left="7.001cm" fo:margin-right="0cm" fo:text-indent="-1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7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03">
      <style:paragraph-properties fo:text-align="left"/>
      <style:text-properties/>
    </style:style>
    <style:style style:family="graphic" style:name="gr8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03" style:family="paragraph" style:name="P204">
      <style:text-properties/>
    </style:style>
    <style:style style:parent-style-name="793" style:family="paragraph" style:name="P205">
      <style:paragraph-properties fo:margin-left="7.001cm" fo:margin-right="0cm" fo:text-indent="-1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9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06">
      <style:paragraph-properties fo:text-align="left"/>
      <style:text-properties/>
    </style:style>
    <style:style style:family="graphic" style:name="gr10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06" style:family="paragraph" style:name="P207">
      <style:text-properties/>
    </style:style>
    <style:style style:parent-style-name="793" style:family="paragraph" style:name="P208">
      <style:paragraph-properties fo:margin-left="7.001cm" fo:margin-right="0cm" fo:text-indent="-1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11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09">
      <style:paragraph-properties fo:text-align="left"/>
      <style:text-properties/>
    </style:style>
    <style:style style:family="graphic" style:name="gr12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09" style:family="paragraph" style:name="P210">
      <style:text-properties/>
    </style:style>
    <style:style style:family="table-row" style:name="ro49">
      <style:table-row-properties style:row-height="0.4004cm"/>
    </style:style>
    <style:style style:family="table-cell" style:name="ce132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801" style:family="paragraph" style:name="P211">
      <style:paragraph-properties fo:text-align="left" fo:margin-left="1.251cm" fo:margin-right="0cm" fo:text-indent="-1.251cm" fo:margin-top="3pt" fo:margin-bottom="3pt"/>
      <style:text-properties fo:color="#000000" fo:font-family="Arial" style:font-family-asian="Times New Roman" style:font-family-complex="Arial" fo:font-size="12pt" style:font-size-complex="10pt" fo:language="de" style:language-complex="ar" fo:country="DE" style:country-complex="SA" fo:font-weight="bold"/>
    </style:style>
    <style:style style:family="text" style:name="T396">
      <style:text-properties fo:font-size="9pt"/>
    </style:style>
    <style:style style:family="text" style:name="T397">
      <style:text-properties fo:font-size="9pt"/>
    </style:style>
    <style:style style:family="table-row" style:name="ro50">
      <style:table-row-properties/>
    </style:style>
    <style:style style:family="table-cell" style:name="ce133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12">
      <style:paragraph-properties fo:line-height="10pt" fo:margin-left="1.251cm" fo:margin-right="0cm" fo:text-indent="-1.251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398">
      <style:text-properties fo:font-weight="bold"/>
    </style:style>
    <style:style style:family="text" style:name="T399">
      <style:text-properties fo:font-weight="bold"/>
    </style:style>
    <style:style style:parent-style-name="793" style:family="paragraph" style:name="P213">
      <style:paragraph-properties fo:margin-left="1.75cm" fo:margin-right="0cm" fo:text-indent="-0.4992cm" fo:margin-top="0pt" fo:margin-bottom="2pt">
        <style:tab-stops>
          <style:tab-stop style:position="6.25cm" style:type="left"/>
          <style:tab-stop style:position="7.001cm" style:type="left"/>
          <style:tab-stop style:position="7.751cm" style:type="left"/>
          <style:tab-stop style:position="8.50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family="paragraph" style:name="P214">
      <style:paragraph-properties fo:margin-left="2.251cm" fo:margin-right="0cm" fo:text-indent="-1cm" fo:margin-top="0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13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15">
      <style:paragraph-properties fo:text-align="left"/>
      <style:text-properties/>
    </style:style>
    <style:style style:family="graphic" style:name="gr14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15" style:family="paragraph" style:name="P216">
      <style:text-properties/>
    </style:style>
    <style:style style:parent-style-name="793" style:family="paragraph" style:name="P217">
      <style:paragraph-properties fo:line-height="10pt" fo:margin-left="2.251cm" fo:margin-right="0cm" fo:text-indent="-1cm" fo:margin-top="0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15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18">
      <style:paragraph-properties fo:text-align="left"/>
      <style:text-properties/>
    </style:style>
    <style:style style:family="graphic" style:name="gr16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18" style:family="paragraph" style:name="P219">
      <style:text-properties/>
    </style:style>
    <style:style style:family="text" style:name="T400">
      <style:text-properties fo:font-size="8pt"/>
    </style:style>
    <style:style style:family="text" style:name="T401">
      <style:text-properties fo:font-size="8pt"/>
    </style:style>
    <style:style style:family="text" style:name="T402">
      <style:text-properties fo:font-size="8pt"/>
    </style:style>
    <style:style style:family="text" style:name="T403">
      <style:text-properties fo:font-size="8pt"/>
    </style:style>
    <style:style style:family="table-row" style:name="ro51">
      <style:table-row-properties style:row-height="0.4004cm"/>
    </style:style>
    <style:style style:family="table-cell" style:name="ce13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20">
      <style:paragraph-properties fo:line-height="10pt" fo:margin-left="1cm" fo:margin-right="0cm" fo:text-indent="-1cm" fo:margin-top="3pt" fo:margin-bottom="3pt">
        <style:tab-stops>
          <style:tab-stop style:position="0.9984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404">
      <style:text-properties fo:font-size="8pt" fo:font-weight="bold"/>
    </style:style>
    <style:style style:family="text" style:name="T405">
      <style:text-properties fo:font-size="8pt" fo:font-weight="bold"/>
    </style:style>
    <style:style style:family="table-row" style:name="ro52">
      <style:table-row-properties/>
    </style:style>
    <style:style style:family="table-cell" style:name="ce135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221">
      <style:paragraph-properties fo:text-align="left" fo:margin-top="3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53">
      <style:table-row-properties style:row-height="0.4234cm"/>
    </style:style>
    <style:style style:family="table-cell" style:name="ce13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22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37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23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54">
      <style:table-row-properties style:row-height="0.4234cm"/>
    </style:style>
    <style:style style:family="table-cell" style:name="ce13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24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39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25">
      <style:paragraph-properties fo:margin-left="0.8767cm" fo:margin-right="0cm" fo:text-indent="-1cm" fo:margin-top="1pt" fo:margin-bottom="1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17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26">
      <style:paragraph-properties fo:text-align="left"/>
      <style:text-properties/>
    </style:style>
    <style:style style:family="graphic" style:name="gr18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26" style:family="paragraph" style:name="P227">
      <style:text-properties/>
    </style:style>
    <style:style style:family="table-cell" style:name="ce140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28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406">
      <style:text-properties fo:background-color="#ffff00"/>
    </style:style>
    <style:style style:family="table-cell" style:name="ce141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29">
      <style:paragraph-properties fo:margin-left="0.7497cm" fo:margin-right="0cm" fo:text-indent="-0.7497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55">
      <style:table-row-properties style:row-height="0.4234cm"/>
    </style:style>
    <style:style style:family="table-cell" style:name="ce142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30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43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31">
      <style:paragraph-properties fo:margin-left="-0.1182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407">
      <style:text-properties fo:background-color="#ffff00"/>
    </style:style>
    <style:style style:family="table-cell" style:name="ce144">
      <style:table-cell-properties style:vertical-align="bottom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32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45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33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46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34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56">
      <style:table-row-properties style:row-height="0.4234cm"/>
    </style:style>
    <style:style style:family="table-cell" style:name="ce147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35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48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36">
      <style:paragraph-properties fo:margin-left="0.8767cm" fo:margin-right="0cm" fo:text-indent="-1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19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37">
      <style:paragraph-properties fo:text-align="left"/>
      <style:text-properties/>
    </style:style>
    <style:style style:family="graphic" style:name="gr20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37" style:family="paragraph" style:name="P238">
      <style:text-properties/>
    </style:style>
    <style:style style:family="table-cell" style:name="ce149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39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50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40">
      <style:paragraph-properties fo:margin-left="0.7497cm" fo:margin-right="0cm" fo:text-indent="-0.7497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57">
      <style:table-row-properties style:row-height="0.4234cm"/>
    </style:style>
    <style:style style:family="table-cell" style:name="ce151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41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52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42">
      <style:paragraph-properties fo:margin-left="-0.1182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53">
      <style:table-cell-properties style:vertical-align="bottom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43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54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44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55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45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58">
      <style:table-row-properties style:row-height="0.4234cm"/>
    </style:style>
    <style:style style:family="table-cell" style:name="ce15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46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57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47">
      <style:paragraph-properties fo:margin-left="0.8767cm" fo:margin-right="0cm" fo:text-indent="-1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21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48">
      <style:paragraph-properties fo:text-align="left"/>
      <style:text-properties/>
    </style:style>
    <style:style style:family="graphic" style:name="gr22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48" style:family="paragraph" style:name="P249">
      <style:text-properties/>
    </style:style>
    <style:style style:family="table-row" style:name="ro59">
      <style:table-row-properties style:row-height="1.663cm"/>
    </style:style>
    <style:style style:family="table-cell" style:name="ce15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50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59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list-style-name="WWNum15" style:family="paragraph" style:name="P251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list-style-name="WWNum15" style:family="paragraph" style:name="P252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list-style-name="WWNum15" style:family="paragraph" style:name="P253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list-style-name="WWNum15" style:family="paragraph" style:name="P254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paragraph" style:name="P255">
      <style:paragraph-properties/>
      <style:text-properties/>
    </style:style>
    <style:style style:family="table-cell" style:name="ce160">
      <style:table-cell-properties style:vertical-align="bottom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56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family="paragraph" style:name="P257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61">
      <style:table-cell-properties style:vertical-align="top" style:direction="ltr" fo:border="none" loext:writing-mode="lr-tb" fo:padding-top="0.09702cm" fo:padding-bottom="0.09702cm" fo:padding-left="0.1235cm" fo:padding-right="0.1235cm" fo:wrap-option="wrap"/>
    </style:style>
    <style:style style:parent-style-name="793" style:family="paragraph" style:name="P258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62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59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60">
      <style:table-row-properties style:row-height="0.5998cm"/>
    </style:style>
    <style:style style:family="table-cell" style:name="ce163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60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64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61">
      <style:paragraph-properties fo:margin-left="-0.1182cm" fo:margin-right="0cm" fo:text-indent="0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61">
      <style:table-row-properties/>
    </style:style>
    <style:style style:family="table-cell" style:name="ce165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62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66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63">
      <style:paragraph-properties fo:margin-left="0.8767cm" fo:margin-right="0cm" fo:text-indent="-1cm" fo:margin-top="1pt" fo:margin-bottom="1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23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64">
      <style:paragraph-properties fo:text-align="left"/>
      <style:text-properties/>
    </style:style>
    <style:style style:family="graphic" style:name="gr24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64" style:family="paragraph" style:name="P265">
      <style:text-properties/>
    </style:style>
    <style:style style:family="table-row" style:name="ro62">
      <style:table-row-properties/>
    </style:style>
    <style:style style:family="table-cell" style:name="ce167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66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68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67">
      <style:paragraph-properties fo:margin-left="0.8767cm" fo:margin-right="0cm" fo:text-indent="-1cm" fo:margin-top="1pt" fo:margin-bottom="1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25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68">
      <style:paragraph-properties fo:text-align="left"/>
      <style:text-properties/>
    </style:style>
    <style:style style:family="graphic" style:name="gr26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68" style:family="paragraph" style:name="P269">
      <style:text-properties/>
    </style:style>
    <style:style style:family="table-cell" style:name="ce169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70">
      <style:paragraph-properties fo:margin-left="0cm" fo:margin-right="0cm" fo:text-indent="0cm" fo:margin-top="1.15pt" fo:margin-bottom="1.15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408">
      <style:text-properties fo:font-size="8pt"/>
    </style:style>
    <style:style style:family="text" style:name="T409">
      <style:text-properties fo:color="#000000" fo:font-family="Arial" style:font-family-asian="Times New Roman" style:font-family-complex="Times New Roman" fo:font-size="9pt" style:font-size-complex="9pt" fo:language="de" style:language-complex="ar" fo:country="DE" style:country-complex="SA"/>
    </style:style>
    <style:style style:family="table-cell" style:name="ce170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71">
      <style:paragraph-properties fo:margin-left="0.7497cm" fo:margin-right="0cm" fo:text-indent="-0.7497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63">
      <style:table-row-properties/>
    </style:style>
    <style:style style:family="table-cell" style:name="ce171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72">
      <style:paragraph-properties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72">
      <style:table-cell-properties style:vertical-align="top" style:direction="ltr" fo:border-top="none" fo:border-bottom="0.01764cm solid #C0C0C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73">
      <style:paragraph-properties fo:margin-left="0.8767cm" fo:margin-right="0cm" fo:text-indent="-1cm" fo:margin-top="1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27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74">
      <style:paragraph-properties fo:text-align="left"/>
      <style:text-properties/>
    </style:style>
    <style:style style:family="graphic" style:name="gr28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74" style:family="paragraph" style:name="P275">
      <style:text-properties/>
    </style:style>
    <style:style style:family="text" style:name="T410">
      <style:text-properties fo:font-size="8pt"/>
    </style:style>
    <style:style style:family="text" style:name="T411">
      <style:text-properties fo:font-size="8pt" style:text-underline-type="none" style:text-underline-width="auto"/>
    </style:style>
    <style:style style:family="text" style:name="T412">
      <style:text-properties fo:font-size="8pt"/>
    </style:style>
    <style:style style:family="table-cell" style:name="ce173">
      <style:table-cell-properties style:vertical-align="top" style:direction="ltr" fo:border-top="none" fo:border-bottom="0.01764cm solid #C0C0C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76">
      <style:paragraph-properties fo:margin-left="0.7497cm" fo:margin-right="0cm" fo:text-indent="-0.7497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806" style:family="paragraph" style:name="P277">
      <style:paragraph-properties fo:text-align="left">
        <style:tab-stops/>
      </style:paragraph-properties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able" style:name="ta5">
      <style:table-properties style:width="17.25cm" fo:margin-left="-0.2029cm" table:align="left"/>
    </style:style>
    <style:style style:family="table-column" style:name="co22">
      <style:table-column-properties style:column-width="1.374cm"/>
    </style:style>
    <style:style style:family="table-column" style:name="co23">
      <style:table-column-properties style:column-width="15.87cm"/>
    </style:style>
    <style:style style:family="table-row" style:name="ro64">
      <style:table-row-properties/>
    </style:style>
    <style:style style:family="table-cell" style:name="ce175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278">
      <style:paragraph-properties fo:margin-top="3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65">
      <style:table-row-properties/>
    </style:style>
    <style:style style:family="table-cell" style:name="ce17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79">
      <style:paragraph-properties fo:margin-left="2cm" fo:margin-right="0cm" fo:text-indent="-0.7497cm" fo:margin-top="1pt" fo:margin-bottom="1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29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80">
      <style:paragraph-properties fo:text-align="left"/>
      <style:text-properties/>
    </style:style>
    <style:style style:family="graphic" style:name="gr30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80" style:family="paragraph" style:name="P281">
      <style:text-properties/>
    </style:style>
    <style:style style:family="table-row" style:name="ro66">
      <style:table-row-properties style:min-row-height="1.491cm"/>
    </style:style>
    <style:style style:family="table-cell" style:name="ce177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82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78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283">
      <style:paragraph-properties fo:margin-left="0.6262cm" fo:margin-right="0cm" fo:text-indent="0cm" fo:margin-top="2.85pt" fo:margin-bottom="2.85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67">
      <style:table-row-properties/>
    </style:style>
    <style:style style:family="table-cell" style:name="ce179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84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180">
      <style:table-cell-properties style:vertical-align="top" style:direction="ltr" fo:border-top="none" fo:border-bottom="0.01764cm solid #C0C0C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85">
      <style:paragraph-properties fo:margin-left="0.6297cm" fo:margin-right="0cm" fo:text-indent="-0.7497cm" fo:margin-top="1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31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86">
      <style:paragraph-properties fo:text-align="left"/>
      <style:text-properties/>
    </style:style>
    <style:style style:family="graphic" style:name="gr32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86" style:family="paragraph" style:name="P287">
      <style:text-properties/>
    </style:style>
    <style:style style:family="text" style:name="T413">
      <style:text-properties style:text-underline-type="none" style:text-underline-width="auto"/>
    </style:style>
    <style:style style:parent-style-name="806" style:family="paragraph" style:name="P288">
      <style:paragraph-properties fo:text-align="left">
        <style:tab-stops/>
      </style:paragraph-properties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table" style:name="ta6">
      <style:table-properties style:width="17.25cm" fo:margin-left="-0.2029cm" table:align="left"/>
    </style:style>
    <style:style style:family="table-column" style:name="co24">
      <style:table-column-properties style:column-width="17.25cm"/>
    </style:style>
    <style:style style:family="table-row" style:name="ro68">
      <style:table-row-properties/>
    </style:style>
    <style:style style:family="table-cell" style:name="ce182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289">
      <style:paragraph-properties fo:text-align="left" fo:margin-top="6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69">
      <style:table-row-properties/>
    </style:style>
    <style:style style:family="table-cell" style:name="ce183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290">
      <style:paragraph-properties fo:text-align="left" fo:margin-top="6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ext" style:name="T414">
      <style:text-properties fo:font-size="8pt" fo:font-weight="normal"/>
    </style:style>
    <style:style style:family="table-row" style:name="ro70">
      <style:table-row-properties style:min-row-height="1.058cm"/>
    </style:style>
    <style:style style:family="table-cell" style:name="ce18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91">
      <style:paragraph-properties fo:margin-left="1.251cm" fo:margin-right="0cm" fo:text-indent="0cm" fo:margin-top="2.85pt" fo:margin-bottom="2.85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71">
      <style:table-row-properties/>
    </style:style>
    <style:style style:family="table-cell" style:name="ce185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92">
      <style:paragraph-properties fo:margin-top="0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415">
      <style:text-properties fo:font-weight="bold"/>
    </style:style>
    <style:style style:family="text" style:name="T416">
      <style:text-properties fo:font-weight="bold"/>
    </style:style>
    <style:style style:family="table-row" style:name="ro72">
      <style:table-row-properties/>
    </style:style>
    <style:style style:family="table-cell" style:name="ce18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93">
      <style:paragraph-properties fo:margin-left="2cm" fo:margin-right="0.5027cm" fo:text-indent="-0.7497cm" fo:margin-top="3pt" fo:margin-bottom="0pt">
        <style:tab-stops>
          <style:tab-stop style:position="8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33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94">
      <style:paragraph-properties fo:text-align="left"/>
      <style:text-properties/>
    </style:style>
    <style:style style:family="graphic" style:name="gr34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94" style:family="paragraph" style:name="P295">
      <style:text-properties/>
    </style:style>
    <style:style style:family="text" style:name="T417">
      <style:text-properties style:text-underline-type="none" style:text-underline-width="auto"/>
    </style:style>
    <style:style style:parent-style-name="793" style:family="paragraph" style:name="P296">
      <style:paragraph-properties fo:margin-left="2cm" fo:margin-right="0.501cm" fo:text-indent="0cm" fo:margin-top="0pt" fo:margin-bottom="3pt">
        <style:tab-stops>
          <style:tab-stop style:position="8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418">
      <style:text-properties style:text-underline-type="none" style:text-underline-width="auto"/>
    </style:style>
    <style:style style:family="table-row" style:name="ro73">
      <style:table-row-properties/>
    </style:style>
    <style:style style:family="table-cell" style:name="ce187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297">
      <style:paragraph-properties fo:margin-left="2cm" fo:margin-right="0.501cm" fo:text-indent="-0.7497cm" fo:margin-top="1pt" fo:margin-bottom="3pt">
        <style:tab-stops>
          <style:tab-stop style:position="8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35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298">
      <style:paragraph-properties fo:text-align="left"/>
      <style:text-properties/>
    </style:style>
    <style:style style:family="graphic" style:name="gr36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298" style:family="paragraph" style:name="P299">
      <style:text-properties/>
    </style:style>
    <style:style style:family="text" style:name="T419">
      <style:text-properties fo:font-size="8pt"/>
    </style:style>
    <style:style style:family="text" style:name="T420">
      <style:text-properties fo:font-size="8pt"/>
    </style:style>
    <style:style style:family="text" style:name="T421">
      <style:text-properties fo:font-size="8pt"/>
    </style:style>
    <style:style style:parent-style-name="793" style:family="paragraph" style:name="P300">
      <style:paragraph-properties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422">
      <style:text-properties fo:font-size="4pt" fo:font-weight="bold"/>
    </style:style>
    <style:style style:family="text" style:name="T423">
      <style:text-properties fo:font-size="4pt" fo:font-weight="bold"/>
    </style:style>
    <style:style style:parent-style-name="793" style:family="paragraph" style:name="P301">
      <style:paragraph-properties fo:break-before="page"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424">
      <style:text-properties fo:font-weight="bold"/>
    </style:style>
    <style:style style:family="text" style:name="T425">
      <style:text-properties fo:font-weight="bold"/>
    </style:style>
    <style:style style:parent-style-name="793" style:family="paragraph" style:name="P302">
      <style:paragraph-properties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426">
      <style:text-properties fo:font-weight="bold"/>
    </style:style>
    <style:style style:family="text" style:name="T427">
      <style:text-properties fo:color="#ffffff" style:text-underline-type="single" style:text-underline-style="solid" style:text-underline-width="auto" style:text-underline-color="font-color" fo:background-color="#ffff00"/>
    </style:style>
    <style:style style:parent-style-name="793" style:family="paragraph" style:name="P303">
      <style:paragraph-properties fo:margin-top="1pt" fo:margin-bottom="0pt">
        <style:tab-stops>
          <style:tab-stop style:position="0.9984cm" style:type="left"/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428">
      <style:text-properties fo:font-weight="bold"/>
    </style:style>
    <style:style style:family="text" style:name="T429">
      <style:text-properties fo:color="#ffffff" style:text-underline-type="single" style:text-underline-style="solid" style:text-underline-width="auto" style:text-underline-color="font-color" fo:background-color="#ffff00"/>
    </style:style>
    <style:style style:parent-style-name="793" style:family="paragraph" style:name="P304">
      <style:paragraph-properties fo:margin-top="6pt" fo:margin-bottom="6pt">
        <style:tab-stops>
          <style:tab-stop style:position="0.9984cm" style:type="left"/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7">
      <style:table-properties style:width="17.25cm" fo:margin-left="-0.2029cm" table:align="left"/>
    </style:style>
    <style:style style:family="table-column" style:name="co25">
      <style:table-column-properties style:column-width="1.374cm"/>
    </style:style>
    <style:style style:family="table-column" style:name="co26">
      <style:table-column-properties style:column-width="15.25cm"/>
    </style:style>
    <style:style style:family="table-column" style:name="co27">
      <style:table-column-properties style:column-width="0.6209cm"/>
    </style:style>
    <style:style style:family="table-row" style:name="ro74">
      <style:table-row-properties/>
    </style:style>
    <style:style style:family="table-cell" style:name="ce189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305">
      <style:paragraph-properties fo:text-align="left" fo:margin-top="3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75">
      <style:table-row-properties style:row-height="0.501cm"/>
    </style:style>
    <style:style style:family="table-cell" style:name="ce190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306">
      <style:paragraph-properties fo:text-align="left" fo:margin-top="6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cell" style:name="ce191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307">
      <style:paragraph-properties fo:text-align="left" fo:margin-left="1.251cm" fo:margin-right="0cm" fo:text-indent="-1.371cm" fo:margin-top="3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 fo:background-color="#ffff00"/>
    </style:style>
    <style:style style:family="text" style:name="T430">
      <style:text-properties fo:font-weight="normal" fo:background-color="#ffff00"/>
    </style:style>
    <style:style style:family="text" style:name="T431">
      <style:text-properties fo:font-weight="normal" fo:background-color="#ffff00"/>
    </style:style>
    <style:style style:family="table-cell" style:name="ce192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7" style:family="paragraph" style:name="P308">
      <style:paragraph-properties fo:text-align="left" fo:margin-top="6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ext" style:name="T432">
      <style:text-properties fo:font-weight="normal"/>
    </style:style>
    <style:style style:family="text" style:name="T433">
      <style:text-properties fo:font-weight="normal"/>
    </style:style>
    <style:style style:family="table-row" style:name="ro76">
      <style:table-row-properties/>
    </style:style>
    <style:style style:family="table-cell" style:name="ce193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309">
      <style:paragraph-properties fo:text-align="left" fo:margin-top="6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ext" style:name="T434">
      <style:text-properties fo:font-weight="normal"/>
    </style:style>
    <style:style style:family="text" style:name="T435">
      <style:text-properties fo:font-weight="normal"/>
    </style:style>
    <style:style style:family="table-cell" style:name="ce194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7" style:family="paragraph" style:name="P310">
      <style:paragraph-properties fo:text-align="left" fo:margin-left="1.251cm" fo:margin-right="0cm" fo:text-indent="-1.374cm" fo:margin-top="6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ext" style:name="T436">
      <style:text-properties fo:font-size="8pt" fo:font-weight="normal"/>
    </style:style>
    <style:style style:family="table-cell" style:name="ce195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7" style:family="paragraph" style:name="P311">
      <style:paragraph-properties fo:text-align="left" fo:margin-top="6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ext" style:name="T437">
      <style:text-properties fo:font-weight="normal"/>
    </style:style>
    <style:style style:family="text" style:name="T438">
      <style:text-properties fo:font-weight="normal"/>
    </style:style>
    <style:style style:family="table-row" style:name="ro77">
      <style:table-row-properties style:row-height="0.501cm"/>
    </style:style>
    <style:style style:family="table-cell" style:name="ce19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312">
      <style:paragraph-properties fo:text-align="left" fo:margin-top="6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ext" style:name="T439">
      <style:text-properties fo:font-weight="normal"/>
    </style:style>
    <style:style style:family="text" style:name="T440">
      <style:text-properties fo:font-weight="normal"/>
    </style:style>
    <style:style style:family="table-cell" style:name="ce197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313">
      <style:paragraph-properties fo:text-align="left" fo:margin-left="1.251cm" fo:margin-right="0cm" fo:text-indent="-1.371cm" fo:margin-top="3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ext" style:name="T441">
      <style:text-properties fo:font-weight="normal"/>
    </style:style>
    <style:style style:family="text" style:name="T442">
      <style:text-properties fo:font-weight="normal"/>
    </style:style>
    <style:style style:family="table-cell" style:name="ce198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7" style:family="paragraph" style:name="P314">
      <style:paragraph-properties fo:text-align="left" fo:margin-top="6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ext" style:name="T443">
      <style:text-properties fo:font-weight="normal"/>
    </style:style>
    <style:style style:family="text" style:name="T444">
      <style:text-properties fo:font-weight="normal"/>
    </style:style>
    <style:style style:family="table-row" style:name="ro78">
      <style:table-row-properties/>
    </style:style>
    <style:style style:family="table-cell" style:name="ce199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15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normal"/>
    </style:style>
    <style:style style:family="text" style:name="T445">
      <style:text-properties fo:font-weight="normal"/>
    </style:style>
    <style:style style:family="text" style:name="T446">
      <style:text-properties fo:font-weight="normal"/>
    </style:style>
    <style:style style:parent-style-name="793" style:family="paragraph" style:name="P316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8">
      <style:table-properties style:width="17.25cm" fo:margin-left="-0.2029cm" table:align="left"/>
    </style:style>
    <style:style style:family="table-column" style:name="co28">
      <style:table-column-properties style:column-width="17.25cm"/>
    </style:style>
    <style:style style:family="table-row" style:name="ro79">
      <style:table-row-properties/>
    </style:style>
    <style:style style:family="table-cell" style:name="ce201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317">
      <style:paragraph-properties fo:text-align="left" fo:margin-top="3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ext" style:name="T447">
      <style:text-properties fo:font-size="8pt" fo:font-weight="normal"/>
    </style:style>
    <style:style style:family="table-row" style:name="ro80">
      <style:table-row-properties/>
    </style:style>
    <style:style style:family="table-cell" style:name="ce202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18">
      <style:paragraph-properties fo:margin-top="6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448">
      <style:text-properties fo:font-weight="bold"/>
    </style:style>
    <style:style style:family="text" style:name="T449">
      <style:text-properties fo:font-weight="bold"/>
    </style:style>
    <style:style style:family="table-row" style:name="ro81">
      <style:table-row-properties/>
    </style:style>
    <style:style style:family="table-cell" style:name="ce203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19">
      <style:paragraph-properties fo:margin-left="2cm" fo:margin-right="0.501cm" fo:text-indent="-0.7497cm" fo:margin-top="3pt" fo:margin-bottom="0pt">
        <style:tab-stops>
          <style:tab-stop style:position="5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37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20">
      <style:paragraph-properties fo:text-align="left"/>
      <style:text-properties/>
    </style:style>
    <style:style style:family="graphic" style:name="gr38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20" style:family="paragraph" style:name="P321">
      <style:text-properties/>
    </style:style>
    <style:style style:family="text" style:name="T450">
      <style:text-properties style:text-underline-type="none" style:text-underline-width="auto"/>
    </style:style>
    <style:style style:family="text" style:name="T451">
      <style:text-properties style:text-underline-type="none" style:text-underline-width="auto"/>
    </style:style>
    <style:style style:parent-style-name="793" style:family="paragraph" style:name="P322">
      <style:paragraph-properties fo:margin-left="2cm" fo:margin-right="0.501cm" fo:text-indent="-0.7497cm" fo:margin-top="3pt" fo:margin-bottom="6pt">
        <style:tab-stops>
          <style:tab-stop style:position="5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82">
      <style:table-row-properties/>
    </style:style>
    <style:style style:family="table-cell" style:name="ce20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23">
      <style:paragraph-properties fo:margin-left="2cm" fo:margin-right="0.501cm" fo:text-indent="-0.7497cm" fo:margin-top="3pt" fo:margin-bottom="3pt">
        <style:tab-stops>
          <style:tab-stop style:position="5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39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24">
      <style:paragraph-properties fo:text-align="left"/>
      <style:text-properties/>
    </style:style>
    <style:style style:family="graphic" style:name="gr40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24" style:family="paragraph" style:name="P325">
      <style:text-properties/>
    </style:style>
    <style:style style:family="text" style:name="T452">
      <style:text-properties fo:font-size="8pt"/>
    </style:style>
    <style:style style:family="table-row" style:name="ro83">
      <style:table-row-properties/>
    </style:style>
    <style:style style:family="table-cell" style:name="ce205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26">
      <style:paragraph-properties fo:margin-left="1.251cm" fo:margin-right="0.501cm" fo:text-indent="-1.251cm" fo:margin-top="6pt" fo:margin-bottom="3pt">
        <style:tab-stops>
          <style:tab-stop style:position="6.5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453">
      <style:text-properties fo:font-weight="bold"/>
    </style:style>
    <style:style style:family="text" style:name="T454">
      <style:text-properties fo:font-weight="bold"/>
    </style:style>
    <style:style style:parent-style-name="793" style:family="paragraph" style:name="P327">
      <style:paragraph-properties fo:margin-left="2cm" fo:margin-right="0.501cm" fo:text-indent="-0.7497cm">
        <style:tab-stops>
          <style:tab-stop style:position="5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41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28">
      <style:paragraph-properties fo:text-align="left"/>
      <style:text-properties/>
    </style:style>
    <style:style style:family="graphic" style:name="gr42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28" style:family="paragraph" style:name="P329">
      <style:text-properties/>
    </style:style>
    <style:style style:family="text" style:name="T455">
      <style:text-properties style:text-underline-type="single" style:text-underline-style="solid" style:text-underline-width="auto" style:text-underline-color="font-color"/>
    </style:style>
    <style:style style:family="text" style:name="T456">
      <style:text-properties fo:color="#ffffff" style:text-underline-type="single" style:text-underline-style="solid" style:text-underline-width="auto" style:text-underline-color="font-color"/>
    </style:style>
    <style:style style:family="text" style:name="T457">
      <style:text-properties fo:color="#000000"/>
    </style:style>
    <style:style style:family="text" style:name="T458">
      <style:text-properties fo:color="#000000"/>
    </style:style>
    <style:style style:family="text" style:name="T459">
      <style:text-properties fo:color="#000000"/>
    </style:style>
    <style:style style:parent-style-name="793" style:family="paragraph" style:name="P330">
      <style:paragraph-properties fo:margin-left="2cm" fo:margin-right="0.501cm" fo:text-indent="-0.7497cm" fo:margin-top="6pt" fo:margin-bottom="0pt">
        <style:tab-stops>
          <style:tab-stop style:position="5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43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31">
      <style:paragraph-properties fo:text-align="left"/>
      <style:text-properties/>
    </style:style>
    <style:style style:family="graphic" style:name="gr44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31" style:family="paragraph" style:name="P332">
      <style:text-properties/>
    </style:style>
    <style:style style:family="text" style:name="T460">
      <style:text-properties style:text-underline-type="none" style:text-underline-width="auto"/>
    </style:style>
    <style:style style:family="table-row" style:name="ro84">
      <style:table-row-properties/>
    </style:style>
    <style:style style:family="table-cell" style:name="ce20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33">
      <style:paragraph-properties fo:margin-left="2cm" fo:margin-right="0.501cm" fo:text-indent="-0.7497cm" fo:margin-top="3pt" fo:margin-bottom="3pt">
        <style:tab-stops>
          <style:tab-stop style:position="5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45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34">
      <style:paragraph-properties fo:text-align="left"/>
      <style:text-properties/>
    </style:style>
    <style:style style:family="graphic" style:name="gr46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34" style:family="paragraph" style:name="P335">
      <style:text-properties/>
    </style:style>
    <style:style style:family="text" style:name="T461">
      <style:text-properties fo:font-size="8pt"/>
    </style:style>
    <style:style style:family="text" style:name="T462">
      <style:text-properties fo:font-size="8pt"/>
    </style:style>
    <style:style style:family="table-row" style:name="ro85">
      <style:table-row-properties/>
    </style:style>
    <style:style style:family="table-cell" style:name="ce207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36">
      <style:paragraph-properties fo:margin-left="1.251cm" fo:margin-right="0.501cm" fo:text-indent="-1.251cm" fo:margin-top="6pt" fo:margin-bottom="3pt">
        <style:tab-stops>
          <style:tab-stop style:position="0.9984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463">
      <style:text-properties fo:font-weight="bold"/>
    </style:style>
    <style:style style:family="text" style:name="T464">
      <style:text-properties fo:font-weight="bold"/>
    </style:style>
    <style:style style:parent-style-name="793" style:family="paragraph" style:name="P337">
      <style:paragraph-properties fo:margin-left="2cm" fo:margin-right="0.501cm" fo:text-indent="-0.7497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47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38">
      <style:paragraph-properties fo:text-align="left"/>
      <style:text-properties/>
    </style:style>
    <style:style style:family="graphic" style:name="gr48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38" style:family="paragraph" style:name="P339">
      <style:text-properties/>
    </style:style>
    <style:style style:family="text" style:name="T465">
      <style:text-properties style:text-underline-type="none" style:text-underline-width="auto"/>
    </style:style>
    <style:style style:parent-style-name="793" style:family="paragraph" style:name="P340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style="italic"/>
    </style:style>
    <style:style style:family="text" style:name="T466">
      <style:text-properties fo:font-style="italic"/>
    </style:style>
    <style:style style:family="text" style:name="T467">
      <style:text-properties fo:font-style="italic"/>
    </style:style>
    <style:style style:family="table" style:name="ta9">
      <style:table-properties style:width="17.25cm" fo:margin-left="-0.2029cm" table:align="left"/>
    </style:style>
    <style:style style:family="table-column" style:name="co29">
      <style:table-column-properties style:column-width="17.25cm"/>
    </style:style>
    <style:style style:family="table-row" style:name="ro86">
      <style:table-row-properties/>
    </style:style>
    <style:style style:family="table-cell" style:name="ce209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341">
      <style:paragraph-properties fo:text-align="left" fo:margin-top="3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ext" style:name="T468">
      <style:text-properties fo:font-size="8pt" fo:font-weight="normal"/>
    </style:style>
    <style:style style:family="table-row" style:name="ro87">
      <style:table-row-properties/>
    </style:style>
    <style:style style:family="table-cell" style:name="ce210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42">
      <style:paragraph-properties fo:margin-left="2cm" fo:margin-right="0cm" fo:text-indent="-0.7497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49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43">
      <style:paragraph-properties fo:text-align="left"/>
      <style:text-properties/>
    </style:style>
    <style:style style:family="graphic" style:name="gr50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43" style:family="paragraph" style:name="P344">
      <style:text-properties/>
    </style:style>
    <style:style style:family="text" style:name="T469">
      <style:text-properties style:text-underline-type="single" style:text-underline-style="solid" style:text-underline-width="auto" style:text-underline-color="font-color"/>
    </style:style>
    <style:style style:parent-style-name="793" style:family="paragraph" style:name="P345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10">
      <style:table-properties style:width="17.25cm" fo:margin-left="-0.2029cm" table:align="left"/>
    </style:style>
    <style:style style:family="table-column" style:name="co30">
      <style:table-column-properties style:column-width="17.25cm"/>
    </style:style>
    <style:style style:family="table-row" style:name="ro88">
      <style:table-row-properties/>
    </style:style>
    <style:style style:family="table-cell" style:name="ce212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815" style:family="paragraph" style:name="P346">
      <style:paragraph-properties fo:line-height="100%" fo:margin-left="1.251cm" fo:margin-right="0cm" fo:text-indent="-1.251cm" fo:margin-top="3pt" fo:margin-bottom="3pt">
        <style:tab-stops/>
      </style:paragraph-properties>
      <style:text-properties fo:color="#000000" fo:font-family="Arial" style:font-family-asian="Times New Roman" style:font-family-complex="Arial" fo:font-size="12pt" style:font-size-complex="10pt" fo:language="de" style:language-complex="ar" fo:country="DE" style:country-complex="SA"/>
    </style:style>
    <style:style style:family="text" style:name="T470">
      <style:text-properties fo:font-size="9pt" fo:font-weight="bold"/>
    </style:style>
    <style:style style:family="text" style:name="T471">
      <style:text-properties fo:font-size="9pt"/>
    </style:style>
    <style:style style:family="text" style:name="T472">
      <style:text-properties fo:font-size="8pt"/>
    </style:style>
    <style:style style:parent-style-name="793" style:family="paragraph" style:name="P347">
      <style:paragraph-properties fo:margin-left="2.251cm" fo:margin-right="-0.9984cm" fo:text-indent="-1cm" fo:margin-top="2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51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48">
      <style:paragraph-properties fo:text-align="left"/>
      <style:text-properties/>
    </style:style>
    <style:style style:family="graphic" style:name="gr52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48" style:family="paragraph" style:name="P349">
      <style:text-properties/>
    </style:style>
    <style:style style:family="text" style:name="T473">
      <style:text-properties style:text-underline-type="none" style:text-underline-width="auto"/>
    </style:style>
    <style:style style:parent-style-name="793" style:family="paragraph" style:name="P350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11">
      <style:table-properties style:width="17.25cm" fo:margin-left="-0.2029cm" table:align="left"/>
    </style:style>
    <style:style style:family="table-column" style:name="co31">
      <style:table-column-properties style:column-width="17.25cm"/>
    </style:style>
    <style:style style:family="table-row" style:name="ro89">
      <style:table-row-properties/>
    </style:style>
    <style:style style:family="table-cell" style:name="ce21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351">
      <style:paragraph-properties fo:text-align="left" fo:margin-left="1.251cm" fo:margin-right="0.501cm" fo:text-indent="-1.251cm" fo:margin-top="3pt" fo:margin-bottom="6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90">
      <style:table-row-properties/>
    </style:style>
    <style:style style:family="table-cell" style:name="ce215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52">
      <style:paragraph-properties fo:margin-left="2cm" fo:margin-right="0.501cm" fo:text-indent="-0.7497cm" fo:margin-top="1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53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53">
      <style:paragraph-properties fo:text-align="left"/>
      <style:text-properties/>
    </style:style>
    <style:style style:family="graphic" style:name="gr54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53" style:family="paragraph" style:name="P354">
      <style:text-properties/>
    </style:style>
    <style:style style:parent-style-name="793" style:family="paragraph" style:name="P355">
      <style:paragraph-properties fo:margin-left="2.75cm" fo:margin-right="0cm" fo:text-indent="-0.7497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55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56">
      <style:paragraph-properties fo:text-align="left"/>
      <style:text-properties/>
    </style:style>
    <style:style style:family="graphic" style:name="gr56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56" style:family="paragraph" style:name="P357">
      <style:text-properties/>
    </style:style>
    <style:style style:family="text" style:name="T474">
      <style:text-properties style:text-underline-type="none" style:text-underline-width="auto"/>
    </style:style>
    <style:style style:parent-style-name="793" style:family="paragraph" style:name="P358">
      <style:paragraph-properties fo:margin-left="2.75cm" fo:margin-right="0.501cm" fo:text-indent="-0.7497cm" fo:margin-top="0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57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59">
      <style:paragraph-properties fo:text-align="left"/>
      <style:text-properties/>
    </style:style>
    <style:style style:family="graphic" style:name="gr58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59" style:family="paragraph" style:name="P360">
      <style:text-properties/>
    </style:style>
    <style:style style:parent-style-name="793" style:family="paragraph" style:name="P361">
      <style:paragraph-properties fo:margin-left="2cm" fo:margin-right="0.501cm" fo:text-indent="0cm" fo:margin-top="0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family="paragraph" style:name="P362">
      <style:paragraph-properties fo:margin-left="2cm" fo:margin-right="0.501cm" fo:text-indent="-0.7497cm" fo:margin-top="6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59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63">
      <style:paragraph-properties fo:text-align="left"/>
      <style:text-properties/>
    </style:style>
    <style:style style:family="graphic" style:name="gr60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63" style:family="paragraph" style:name="P364">
      <style:text-properties/>
    </style:style>
    <style:style style:parent-style-name="793" style:family="paragraph" style:name="P365">
      <style:paragraph-properties fo:margin-left="2.75cm" fo:margin-right="0cm" fo:text-indent="-0.7497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61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66">
      <style:paragraph-properties fo:text-align="left"/>
      <style:text-properties/>
    </style:style>
    <style:style style:family="graphic" style:name="gr62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66" style:family="paragraph" style:name="P367">
      <style:text-properties/>
    </style:style>
    <style:style style:family="text" style:name="T475">
      <style:text-properties style:text-underline-type="none" style:text-underline-width="auto"/>
    </style:style>
    <style:style style:parent-style-name="793" style:family="paragraph" style:name="P368">
      <style:paragraph-properties fo:margin-left="2.75cm" fo:margin-right="0.501cm" fo:text-indent="-0.7497cm" fo:margin-top="0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63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69">
      <style:paragraph-properties fo:text-align="left"/>
      <style:text-properties/>
    </style:style>
    <style:style style:family="graphic" style:name="gr64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69" style:family="paragraph" style:name="P370">
      <style:text-properties/>
    </style:style>
    <style:style style:parent-style-name="793" style:family="paragraph" style:name="P371">
      <style:paragraph-properties fo:margin-left="2cm" fo:margin-right="0.501cm" fo:text-indent="0cm" fo:margin-top="0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family="paragraph" style:name="P372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476">
      <style:text-properties fo:font-size="3pt" fo:font-weight="bold"/>
    </style:style>
    <style:style style:family="text" style:name="T477">
      <style:text-properties fo:font-size="3pt" fo:font-weight="bold"/>
    </style:style>
    <style:style style:parent-style-name="793" style:family="paragraph" style:name="P373">
      <style:paragraph-properties fo:break-before="page"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478">
      <style:text-properties fo:font-weight="bold"/>
    </style:style>
    <style:style style:family="text" style:name="T479">
      <style:text-properties fo:font-weight="bold"/>
    </style:style>
    <style:style style:parent-style-name="793" style:family="paragraph" style:name="P374">
      <style:paragraph-properties>
        <style:tab-stops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480">
      <style:text-properties fo:font-weight="bold"/>
    </style:style>
    <style:style style:family="text" style:name="T481">
      <style:text-properties fo:color="#ffffff" style:text-underline-type="single" style:text-underline-style="solid" style:text-underline-width="auto" style:text-underline-color="font-color" fo:background-color="#ffff00"/>
    </style:style>
    <style:style style:parent-style-name="793" style:family="paragraph" style:name="P375">
      <style:paragraph-properties fo:margin-top="1pt" fo:margin-bottom="0pt">
        <style:tab-stops>
          <style:tab-stop style:position="0.9984cm" style:type="left"/>
          <style:tab-stop style:position="6.751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482">
      <style:text-properties fo:font-weight="bold"/>
    </style:style>
    <style:style style:family="text" style:name="T483">
      <style:text-properties fo:color="#ffffff" style:text-underline-type="single" style:text-underline-style="solid" style:text-underline-width="auto" style:text-underline-color="font-color" fo:background-color="#ffff00"/>
    </style:style>
    <style:style style:parent-style-name="793" style:family="paragraph" style:name="P376">
      <style:paragraph-properties fo:margin-top="6pt" fo:margin-bottom="6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12">
      <style:table-properties style:width="17.25cm" fo:margin-left="-0.2029cm" table:align="left"/>
    </style:style>
    <style:style style:family="table-column" style:name="co32">
      <style:table-column-properties style:column-width="5.124cm"/>
    </style:style>
    <style:style style:family="table-column" style:name="co33">
      <style:table-column-properties style:column-width="11.5cm"/>
    </style:style>
    <style:style style:family="table-column" style:name="co34">
      <style:table-column-properties style:column-width="0.6209cm"/>
    </style:style>
    <style:style style:family="table-row" style:name="ro91">
      <style:table-row-properties/>
    </style:style>
    <style:style style:family="table-cell" style:name="ce217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377">
      <style:paragraph-properties fo:text-align="left" fo:margin-top="3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92">
      <style:table-row-properties/>
    </style:style>
    <style:style style:family="table-cell" style:name="ce21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78">
      <style:paragraph-properties fo:margin-left="1.251cm" fo:margin-right="0cm" fo:text-indent="0cm" fo:margin-top="2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19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79">
      <style:paragraph-properties fo:margin-left="-0.1217cm" fo:margin-right="0cm" fo:text-indent="0cm" fo:margin-top="2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484">
      <style:text-properties fo:background-color="#ffff00"/>
    </style:style>
    <style:style style:family="text" style:name="T485">
      <style:text-properties fo:background-color="#ffff00"/>
    </style:style>
    <style:style style:family="table-cell" style:name="ce220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380">
      <style:paragraph-properties fo:margin-top="2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93">
      <style:table-row-properties/>
    </style:style>
    <style:style style:family="table-cell" style:name="ce221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81">
      <style:paragraph-properties fo:margin-left="1.251cm" fo:margin-right="0cm" fo:text-indent="0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22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82">
      <style:paragraph-properties fo:margin-left="-0.1217cm" fo:margin-right="0cm" fo:text-indent="0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23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383">
      <style:paragraph-properties fo:margin-top="2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family="paragraph" style:name="P384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13">
      <style:table-properties style:width="17.25cm" fo:margin-left="-0.2029cm" table:align="left"/>
    </style:style>
    <style:style style:family="table-column" style:name="co35">
      <style:table-column-properties style:column-width="1.374cm"/>
    </style:style>
    <style:style style:family="table-column" style:name="co36">
      <style:table-column-properties style:column-width="5.251cm"/>
    </style:style>
    <style:style style:family="table-column" style:name="co37">
      <style:table-column-properties style:column-width="10cm"/>
    </style:style>
    <style:style style:family="table-column" style:name="co38">
      <style:table-column-properties style:column-width="0.5839cm"/>
    </style:style>
    <style:style style:family="table-column" style:name="co39">
      <style:table-column-properties style:column-width="0.5839cm"/>
    </style:style>
    <style:style style:family="table-row" style:name="ro94">
      <style:table-row-properties/>
    </style:style>
    <style:style style:family="table-cell" style:name="ce225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385">
      <style:paragraph-properties fo:text-align="left" fo:margin-top="3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95">
      <style:table-row-properties/>
    </style:style>
    <style:style style:family="table-cell" style:name="ce22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86">
      <style:paragraph-properties fo:margin-left="1.251cm" fo:margin-right="0cm" fo:text-indent="-1.251cm" fo:margin-top="6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486">
      <style:text-properties fo:font-weight="bold"/>
    </style:style>
    <style:style style:family="text" style:name="T487">
      <style:text-properties fo:font-size="8pt"/>
    </style:style>
    <style:style style:family="table-row" style:name="ro96">
      <style:table-row-properties/>
    </style:style>
    <style:style style:family="table-cell" style:name="ce227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87">
      <style:paragraph-properties fo:margin-left="1.251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family="paragraph" style:name="P388">
      <style:paragraph-properties fo:margin-left="1.251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97">
      <style:table-row-properties style:min-row-height="0.501cm"/>
    </style:style>
    <style:style style:family="table-cell" style:name="ce22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89">
      <style:paragraph-properties fo:margin-left="1.752cm" fo:margin-right="0cm" fo:text-indent="-0.501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29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90">
      <style:paragraph-properties fo:margin-left="-0.1217cm" fo:margin-right="0cm" fo:text-indent="0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30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391">
      <style:paragraph-properties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98">
      <style:table-row-properties style:min-row-height="0.501cm"/>
    </style:style>
    <style:style style:family="table-cell" style:name="ce231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92">
      <style:paragraph-properties fo:margin-left="1.752cm" fo:margin-right="0cm" fo:text-indent="-0.501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32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93">
      <style:paragraph-properties fo:margin-left="-0.1217cm" fo:margin-right="0cm" fo:text-indent="0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33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394">
      <style:paragraph-properties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99">
      <style:table-row-properties style:min-row-height="0.501cm"/>
    </style:style>
    <style:style style:family="table-cell" style:name="ce23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95">
      <style:paragraph-properties fo:margin-left="1.752cm" fo:margin-right="0cm" fo:text-indent="-0.501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65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396">
      <style:paragraph-properties fo:text-align="left"/>
      <style:text-properties/>
    </style:style>
    <style:style style:family="graphic" style:name="gr66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396" style:family="paragraph" style:name="P397">
      <style:text-properties/>
    </style:style>
    <style:style style:family="table-cell" style:name="ce235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398">
      <style:paragraph-properties fo:margin-left="-0.1217cm" fo:margin-right="0cm" fo:text-indent="0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36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399">
      <style:paragraph-properties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00">
      <style:table-row-properties style:min-row-height="0.501cm"/>
    </style:style>
    <style:style style:family="table-cell" style:name="ce237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00">
      <style:paragraph-properties fo:margin-left="1.752cm" fo:margin-right="0cm" fo:text-indent="-0.501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67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401">
      <style:paragraph-properties fo:text-align="left"/>
      <style:text-properties/>
    </style:style>
    <style:style style:family="graphic" style:name="gr68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401" style:family="paragraph" style:name="P402">
      <style:text-properties/>
    </style:style>
    <style:style style:family="table-cell" style:name="ce238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03">
      <style:paragraph-properties fo:margin-left="-0.1217cm" fo:margin-right="0cm" fo:text-indent="0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39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04">
      <style:paragraph-properties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01">
      <style:table-row-properties style:min-row-height="0.501cm"/>
    </style:style>
    <style:style style:family="table-cell" style:name="ce240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05">
      <style:paragraph-properties fo:margin-left="1.752cm" fo:margin-right="0cm" fo:text-indent="-0.501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69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406">
      <style:paragraph-properties fo:text-align="left"/>
      <style:text-properties/>
    </style:style>
    <style:style style:family="graphic" style:name="gr70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406" style:family="paragraph" style:name="P407">
      <style:text-properties/>
    </style:style>
    <style:style style:family="table-cell" style:name="ce241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08">
      <style:paragraph-properties fo:margin-left="-0.1217cm" fo:margin-right="0cm" fo:text-indent="0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42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09">
      <style:paragraph-properties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02">
      <style:table-row-properties style:min-row-height="0.501cm"/>
    </style:style>
    <style:style style:family="table-cell" style:name="ce243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10">
      <style:paragraph-properties fo:margin-left="1.752cm" fo:margin-right="0cm" fo:text-indent="-0.501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71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411">
      <style:paragraph-properties fo:text-align="left"/>
      <style:text-properties/>
    </style:style>
    <style:style style:family="graphic" style:name="gr72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411" style:family="paragraph" style:name="P412">
      <style:text-properties/>
    </style:style>
    <style:style style:family="table-cell" style:name="ce244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13">
      <style:paragraph-properties fo:margin-left="-0.1217cm" fo:margin-right="0cm" fo:text-indent="0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45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14">
      <style:paragraph-properties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03">
      <style:table-row-properties/>
    </style:style>
    <style:style style:family="table-cell" style:name="ce246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15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04">
      <style:table-row-properties/>
    </style:style>
    <style:style style:family="table-cell" style:name="ce247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16">
      <style:paragraph-properties fo:margin-left="1.251cm" fo:margin-right="0.4974cm" fo:text-indent="-1.251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font-weight="bold"/>
    </style:style>
    <style:style style:family="text" style:name="T488">
      <style:text-properties fo:font-weight="bold"/>
    </style:style>
    <style:style style:family="text" style:name="T489">
      <style:text-properties fo:font-weight="bold"/>
    </style:style>
    <style:style style:family="table-row" style:name="ro105">
      <style:table-row-properties/>
    </style:style>
    <style:style style:family="table-cell" style:name="ce24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17">
      <style:paragraph-properties fo:margin-left="1.251cm" fo:margin-right="0cm" fo:text-indent="0cm" fo:margin-top="3pt" fo:margin-bottom="0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06">
      <style:table-row-properties style:min-row-height="1.748cm"/>
    </style:style>
    <style:style style:family="table-cell" style:name="ce249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18">
      <style:paragraph-properties fo:margin-left="1.251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50">
      <style:table-cell-properties style:vertical-align="top" style:direction="ltr" fo:border="none" loext:writing-mode="lr-tb" fo:padding-top="0.09702cm" fo:padding-bottom="0.09702cm" fo:padding-left="0.1235cm" fo:padding-right="0.1235cm" fo:wrap-option="wrap"/>
    </style:style>
    <style:style style:parent-style-name="793" style:family="paragraph" style:name="P419">
      <style:paragraph-properties fo:margin-left="-0.1182cm" fo:margin-right="0cm" fo:text-indent="0cm" fo:margin-top="2.85pt" fo:margin-bottom="2.85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51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20">
      <style:paragraph-properties fo:margin-left="1.251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07">
      <style:table-row-properties/>
    </style:style>
    <style:style style:family="table-cell" style:name="ce252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21">
      <style:paragraph-properties fo:margin-left="1.251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53">
      <style:table-cell-properties style:vertical-align="top" style:direction="ltr" fo:border-top="none" fo:border-bottom="0.01764cm solid #C0C0C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22">
      <style:paragraph-properties fo:margin-left="0.6262cm" fo:margin-right="0cm" fo:text-indent="-0.7497cm" fo:margin-top="3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73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423">
      <style:paragraph-properties fo:text-align="left"/>
      <style:text-properties/>
    </style:style>
    <style:style style:family="graphic" style:name="gr74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423" style:family="paragraph" style:name="P424">
      <style:text-properties/>
    </style:style>
    <style:style style:family="text" style:name="T490">
      <style:text-properties style:text-underline-type="none" style:text-underline-width="auto"/>
    </style:style>
    <style:style style:family="table-cell" style:name="ce254">
      <style:table-cell-properties style:vertical-align="top" style:direction="ltr" fo:border-top="none" fo:border-bottom="0.01764cm solid #C0C0C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25">
      <style:paragraph-properties fo:margin-left="1.251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family="paragraph" style:name="P426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14">
      <style:table-properties style:width="17.25cm" fo:margin-left="-0.2029cm" table:align="left"/>
    </style:style>
    <style:style style:family="table-column" style:name="co40">
      <style:table-column-properties style:column-width="17.25cm"/>
    </style:style>
    <style:style style:family="table-row" style:name="ro108">
      <style:table-row-properties/>
    </style:style>
    <style:style style:family="table-cell" style:name="ce256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815" style:family="paragraph" style:name="P427">
      <style:paragraph-properties fo:line-height="14pt" fo:text-align="left" fo:margin-left="1.251cm" fo:margin-right="0cm" fo:text-indent="-1.251cm" fo:margin-top="3pt" fo:margin-bottom="3pt">
        <style:tab-stops>
          <style:tab-stop style:position="0.9984cm" style:type="left"/>
          <style:tab-stop style:position="0.9984cm" style:type="left"/>
          <style:tab-stop style:position="1.75cm" style:type="left"/>
          <style:tab-stop style:position="7.749cm" style:type="left"/>
        </style:tab-stops>
      </style:paragraph-properties>
      <style:text-properties fo:color="#000000" fo:font-family="Arial" style:font-family-asian="Times New Roman" style:font-family-complex="Arial" fo:font-size="12pt" style:font-size-complex="10pt" fo:language="de" style:language-complex="ar" fo:country="DE" style:country-complex="SA" fo:font-weight="bold"/>
    </style:style>
    <style:style style:family="text" style:name="T491">
      <style:text-properties fo:font-size="9pt" fo:font-weight="bold"/>
    </style:style>
    <style:style style:family="text" style:name="T492">
      <style:text-properties fo:font-size="9pt" fo:font-weight="bold"/>
    </style:style>
    <style:style style:parent-style-name="813" style:family="paragraph" style:name="P428">
      <style:paragraph-properties fo:line-height="100%" fo:text-align="left" fo:margin-left="2cm" fo:margin-right="0cm" fo:text-indent="-0.7497cm">
        <style:tab-stops>
          <style:tab-stop style:position="0.9984cm" style:type="left"/>
          <style:tab-stop style:position="0.9984cm" style:type="left"/>
          <style:tab-stop style:position="7cm" style:type="left"/>
        </style:tab-stops>
      </style:paragraph-properties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/>
    </style:style>
    <style:style style:family="graphic" style:name="gr75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429">
      <style:paragraph-properties fo:text-align="left"/>
      <style:text-properties/>
    </style:style>
    <style:style style:family="graphic" style:name="gr76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429" style:family="paragraph" style:name="P430">
      <style:text-properties/>
    </style:style>
    <style:style style:parent-style-name="793" style:family="paragraph" style:name="P431">
      <style:paragraph-properties fo:margin-left="2cm" fo:margin-right="0cm" fo:text-indent="-0.7497cm" fo:margin-top="0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493">
      <style:text-properties style:text-underline-type="none" style:text-underline-width="auto"/>
    </style:style>
    <style:style style:family="text" style:name="T494">
      <style:text-properties style:text-underline-type="none" style:text-underline-width="auto"/>
    </style:style>
    <style:style style:parent-style-name="793" style:family="paragraph" style:name="P432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15">
      <style:table-properties style:width="17.25cm" fo:margin-left="-0.2029cm" table:align="left"/>
    </style:style>
    <style:style style:family="table-column" style:name="co41">
      <style:table-column-properties style:column-width="17.25cm"/>
    </style:style>
    <style:style style:family="table-row" style:name="ro109">
      <style:table-row-properties style:min-row-height="0.1147cm"/>
    </style:style>
    <style:style style:family="table-cell" style:name="ce25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433">
      <style:paragraph-properties fo:text-align="left" fo:margin-top="6pt" fo:margin-bottom="3pt"/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110">
      <style:table-row-properties/>
    </style:style>
    <style:style style:family="table-cell" style:name="ce259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34">
      <style:paragraph-properties fo:margin-left="2cm" fo:margin-right="0.501cm" fo:text-indent="-0.7497cm" fo:margin-top="1pt" fo:margin-bottom="3pt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graphic" style:name="gr77">
      <style:graphic-properties draw:fill="none" draw:auto-grow-height="false" draw:auto-grow-width="false" draw:stroke="none" style:wrap="run-through" fo:margin-left="0cm" fo:margin-right="0cm" fo:margin-top="0cm" fo:margin-bottom="0cm" style:vertical-pos="middle" style:vertical-rel="baseline" fo:padding-top="0pt" fo:padding-bottom="0pt" fo:padding-left="0pt" fo:padding-right="0pt" fo:background-color="transparent"/>
    </style:style>
    <style:style style:family="paragraph" style:name="P435">
      <style:paragraph-properties fo:text-align="left"/>
      <style:text-properties/>
    </style:style>
    <style:style style:family="graphic" style:name="gr78">
      <style:graphic-properties draw:textarea-vertical-align="middle" draw:fit-to-size="true" style:vertical-pos="from-top" style:vertical-rel="baseline" fo:padding-top="0pt" fo:padding-bottom="0pt" fo:padding-left="0pt" fo:padding-right="0pt"/>
    </style:style>
    <style:style style:parent-style-name="P435" style:family="paragraph" style:name="P436">
      <style:text-properties/>
    </style:style>
    <style:style style:parent-style-name="793" style:family="paragraph" style:name="P437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16">
      <style:table-properties style:width="17.25cm" fo:margin-left="-0.2029cm" table:align="left"/>
    </style:style>
    <style:style style:family="table-column" style:name="co42">
      <style:table-column-properties style:column-width="17.25cm"/>
    </style:style>
    <style:style style:family="table-row" style:name="ro111">
      <style:table-row-properties/>
    </style:style>
    <style:style style:family="table-cell" style:name="ce261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7" style:family="paragraph" style:name="P438">
      <style:paragraph-properties fo:text-align="left" fo:margin-left="5.251cm" fo:margin-right="0cm" fo:text-indent="-5.251cm" fo:margin-top="6pt" fo:margin-bottom="3pt">
        <style:tab-stops>
          <style:tab-stop style:position="0.9984cm" style:type="left"/>
        </style:tab-stops>
      </style:paragraph-properties>
      <style:text-properties fo:color="#000000" fo:font-family="Arial" style:font-family-asian="Times New Roman" style:font-family-complex="Arial" fo:font-size="9pt" style:font-size-complex="10pt" fo:language="de" style:language-complex="ar" fo:country="DE" style:country-complex="SA" fo:font-weight="bold"/>
    </style:style>
    <style:style style:family="table-row" style:name="ro112">
      <style:table-row-properties style:min-row-height="1.842cm"/>
    </style:style>
    <style:style style:family="table-cell" style:name="ce262">
      <style:table-cell-properties style:vertical-align="top" style:direction="ltr" fo:border-top="none" fo:border-bottom="0.01764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list-style-name="WWNum16" style:family="paragraph" style:name="P439">
      <style:paragraph-properties fo:margin-left="2cm" fo:margin-right="0.5998cm" fo:text-indent="-0.7003cm">
        <style:tab-stops>
          <style:tab-stop style:position="0.9984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list-style-name="WWNum16" style:family="paragraph" style:name="P440">
      <style:paragraph-properties fo:margin-left="2cm" fo:margin-right="0.5998cm" fo:text-indent="-0.7003cm">
        <style:tab-stops>
          <style:tab-stop style:position="0.9984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list-style-name="WWNum16" style:family="paragraph" style:name="P441">
      <style:paragraph-properties fo:margin-left="2cm" fo:margin-right="0.5998cm" fo:text-indent="-0.7003cm">
        <style:tab-stops>
          <style:tab-stop style:position="0.9984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paragraph" style:name="P442">
      <style:paragraph-properties/>
      <style:text-properties/>
    </style:style>
    <style:style style:parent-style-name="793" style:family="paragraph" style:name="P443">
      <style:paragraph-properties fo:margin-left="1.501cm" fo:margin-right="-0.9984cm" fo:text-indent="-1.501cm">
        <style:tab-stops>
          <style:tab-stop style:position="0.9984cm" style:type="left"/>
          <style:tab-stop style:position="1.498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" style:name="ta17">
      <style:table-properties style:width="17.25cm" fo:margin-left="-0.2029cm" table:align="left"/>
    </style:style>
    <style:style style:family="table-column" style:name="co43">
      <style:table-column-properties style:column-width="0.374cm"/>
    </style:style>
    <style:style style:family="table-column" style:name="co44">
      <style:table-column-properties style:column-width="4.001cm"/>
    </style:style>
    <style:style style:family="table-column" style:name="co45">
      <style:table-column-properties style:column-width="0.501cm"/>
    </style:style>
    <style:style style:family="table-column" style:name="co46">
      <style:table-column-properties style:column-width="2.75cm"/>
    </style:style>
    <style:style style:family="table-column" style:name="co47">
      <style:table-column-properties style:column-width="2.251cm"/>
    </style:style>
    <style:style style:family="table-column" style:name="co48">
      <style:table-column-properties style:column-width="2cm"/>
    </style:style>
    <style:style style:family="table-column" style:name="co49">
      <style:table-column-properties style:column-width="4.001cm"/>
    </style:style>
    <style:style style:family="table-column" style:name="co50">
      <style:table-column-properties style:column-width="0.501cm"/>
    </style:style>
    <style:style style:family="table-column" style:name="co51">
      <style:table-column-properties style:column-width="2.501cm"/>
    </style:style>
    <style:style style:family="table-column" style:name="co52">
      <style:table-column-properties style:column-width="0.3687cm"/>
    </style:style>
    <style:style style:family="table-row" style:name="ro113">
      <style:table-row-properties style:min-row-height="0.1147cm"/>
    </style:style>
    <style:style style:family="table-cell" style:name="ce26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44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14">
      <style:table-row-properties style:row-height="0.4234cm"/>
    </style:style>
    <style:style style:family="table-cell" style:name="ce265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45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66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46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67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47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68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48">
      <style:paragraph-properties fo:margin-left="-0.1235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495">
      <style:text-properties fo:background-color="#ffff00"/>
    </style:style>
    <style:style style:family="text" style:name="T496">
      <style:text-properties fo:background-color="#ffff00"/>
    </style:style>
    <style:style style:family="text" style:name="T497">
      <style:text-properties fo:background-color="#ffff00"/>
    </style:style>
    <style:style style:family="table-cell" style:name="ce269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49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70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50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498">
      <style:text-properties fo:background-color="#ffff00"/>
    </style:style>
    <style:style style:family="text" style:name="T499">
      <style:text-properties fo:background-color="#ffff00"/>
    </style:style>
    <style:style style:family="text" style:name="T500">
      <style:text-properties fo:background-color="#ffff00"/>
    </style:style>
    <style:style style:family="table-cell" style:name="ce271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51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72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52">
      <style:paragraph-properties fo:margin-left="-0.1235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501">
      <style:text-properties fo:background-color="#ffff00"/>
    </style:style>
    <style:style style:family="text" style:name="T502">
      <style:text-properties fo:background-color="#ffff00"/>
    </style:style>
    <style:style style:family="text" style:name="T503">
      <style:text-properties fo:background-color="#ffff00"/>
    </style:style>
    <style:style style:family="table-cell" style:name="ce273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53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15">
      <style:table-row-properties style:row-height="0.4234cm"/>
    </style:style>
    <style:style style:family="table-cell" style:name="ce27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54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75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55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76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56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504">
      <style:text-properties/>
    </style:style>
    <style:style style:family="text" style:name="T505">
      <style:text-properties/>
    </style:style>
    <style:style style:family="table-cell" style:name="ce277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57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506">
      <style:text-properties/>
    </style:style>
    <style:style style:family="text" style:name="T507">
      <style:text-properties/>
    </style:style>
    <style:style style:family="table-row" style:name="ro116">
      <style:table-row-properties style:row-height="0.4234cm"/>
    </style:style>
    <style:style style:family="table-cell" style:name="ce278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58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79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59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80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60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81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61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 fo:background-color="#ffff00"/>
    </style:style>
    <style:style style:family="text" style:name="T508">
      <style:text-properties/>
    </style:style>
    <style:style style:family="text" style:name="T509">
      <style:text-properties fo:background-color="#ffff00"/>
    </style:style>
    <style:style style:family="table-row" style:name="ro117">
      <style:table-row-properties style:row-height="0.4234cm"/>
    </style:style>
    <style:style style:family="table-cell" style:name="ce282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62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18">
      <style:table-row-properties style:row-height="0.4234cm"/>
    </style:style>
    <style:style style:family="table-cell" style:name="ce283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63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19">
      <style:table-row-properties style:row-height="0.4234cm"/>
    </style:style>
    <style:style style:family="table-cell" style:name="ce284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64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85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65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86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66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87">
      <style:table-cell-properties style:vertical-align="top" style:direction="ltr" fo:border-top="none" fo:border-bottom="0.01764cm solid #000000" fo:border-left="none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67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88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68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20">
      <style:table-row-properties style:row-height="0.4234cm"/>
    </style:style>
    <style:style style:family="table-cell" style:name="ce289">
      <style:table-cell-properties style:vertical-align="top" style:direction="ltr" fo:border-top="none" fo:border-bottom="none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69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90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70">
      <style:paragraph-properties fo:margin-left="-0.1217cm" fo:margin-right="0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510">
      <style:text-properties fo:font-size="7pt"/>
    </style:style>
    <style:style style:family="table-cell" style:name="ce291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71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cell" style:name="ce292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72">
      <style:paragraph-properties fo:margin-left="-0.1182cm" fo:margin-right="-0.1976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511">
      <style:text-properties fo:font-size="6pt"/>
    </style:style>
    <style:style style:family="text" style:name="T512">
      <style:text-properties fo:font-size="7pt"/>
    </style:style>
    <style:style style:family="table-cell" style:name="ce293">
      <style:table-cell-properties style:vertical-align="top" style:direction="ltr" fo:border="none" loext:writing-mode="lr-tb" fo:padding-top="0cm" fo:padding-bottom="0cm" fo:padding-left="0.1235cm" fo:padding-right="0.1235cm" fo:wrap-option="wrap"/>
    </style:style>
    <style:style style:parent-style-name="793" style:family="paragraph" style:name="P473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able-row" style:name="ro121">
      <style:table-row-properties/>
    </style:style>
    <style:style style:family="table-cell" style:name="ce294">
      <style:table-cell-properties style:vertical-align="top" style:direction="ltr" fo:border-top="none" fo:border-bottom="0.1411cm solid #C0C0C0" fo:border-left="0.1411cm solid #C0C0C0" fo:border-right="none" loext:writing-mode="lr-tb" fo:padding-top="0cm" fo:padding-bottom="0cm" fo:padding-left="0.1235cm" fo:padding-right="0.1235cm" fo:wrap-option="wrap"/>
    </style:style>
    <style:style style:parent-style-name="793" style:family="paragraph" style:name="P474">
      <style:paragraph-properties fo:margin-left="0.2505cm" fo:margin-right="0cm" fo:text-indent="-1.752cm">
        <style:tab-stops>
          <style:tab-stop style:position="10.5cm" style:type="left"/>
        </style:tab-stops>
      </style:paragraph-properties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family="paragraph" style:name="P475">
      <style:paragraph-properties fo:margin-left="0cm" fo:margin-right="-0.9984cm" fo:text-indent="0cm"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family="text" style:name="T513">
      <style:text-properties fo:font-size="4pt"/>
    </style:style>
    <style:style style:family="text" style:name="T514">
      <style:text-properties fo:font-size="4pt"/>
    </style:style>
  </office:automatic-styles>
  <office:body>
    <office:text text:use-soft-page-breaks="true">
      <office:forms>
        <form:form form:apply-filter="true" form:command-type="table" form:control-implementation="ooo:com.sun.star.form.component.Form" form:name="Form">
          <form:checkbox form:name="Kontrollkästchen20" form:control-implementation="ooo:com.sun.star.form.component.CheckBox" form:id="control1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21" form:control-implementation="ooo:com.sun.star.form.component.CheckBox" form:id="control2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21" form:control-implementation="ooo:com.sun.star.form.component.CheckBox" form:id="control3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21" form:control-implementation="ooo:com.sun.star.form.component.CheckBox" form:id="control4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21" form:control-implementation="ooo:com.sun.star.form.component.CheckBox" form:id="control5" form:value="☒" form:current-value="☒" form:current-state="checked" form:image-position="center">
            <form:properties>
              <form:property form:property-name="Text" office:value-type="string" calcext:value-type="string" office:string-value="☒"/>
            </form:properties>
          </form:checkbox>
          <form:checkbox form:name="Kontrollkästchen41" form:control-implementation="ooo:com.sun.star.form.component.CheckBox" form:id="control6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42" form:control-implementation="ooo:com.sun.star.form.component.CheckBox" form:id="control7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9" form:control-implementation="ooo:com.sun.star.form.component.CheckBox" form:id="control8" form:value="☒" form:current-value="☒" form:current-state="checked" form:image-position="center">
            <form:properties>
              <form:property form:property-name="Text" office:value-type="string" calcext:value-type="string" office:string-value="☒"/>
            </form:properties>
          </form:checkbox>
          <form:checkbox form:name="Kontrollkästchen9" form:control-implementation="ooo:com.sun.star.form.component.CheckBox" form:id="control9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9" form:control-implementation="ooo:com.sun.star.form.component.CheckBox" form:id="control10" form:value="☒" form:current-value="☒" form:current-state="checked" form:image-position="center">
            <form:properties>
              <form:property form:property-name="Text" office:value-type="string" calcext:value-type="string" office:string-value="☒"/>
            </form:properties>
          </form:checkbox>
          <form:checkbox form:name="Kontrollkästchen9" form:control-implementation="ooo:com.sun.star.form.component.CheckBox" form:id="control11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9" form:control-implementation="ooo:com.sun.star.form.component.CheckBox" form:id="control12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42" form:control-implementation="ooo:com.sun.star.form.component.CheckBox" form:id="control13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9" form:control-implementation="ooo:com.sun.star.form.component.CheckBox" form:id="control14" form:value="☒" form:current-value="☒" form:current-state="checked" form:image-position="center">
            <form:properties>
              <form:property form:property-name="Text" office:value-type="string" calcext:value-type="string" office:string-value="☒"/>
            </form:properties>
          </form:checkbox>
          <form:checkbox form:name="Kontrollkästchen9" form:control-implementation="ooo:com.sun.star.form.component.CheckBox" form:id="control15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11" form:control-implementation="ooo:com.sun.star.form.component.CheckBox" form:id="control16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42" form:control-implementation="ooo:com.sun.star.form.component.CheckBox" form:id="control17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11" form:control-implementation="ooo:com.sun.star.form.component.CheckBox" form:id="control18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42" form:control-implementation="ooo:com.sun.star.form.component.CheckBox" form:id="control19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11" form:control-implementation="ooo:com.sun.star.form.component.CheckBox" form:id="control20" form:value="☒" form:current-value="☒" form:current-state="checked" form:image-position="center">
            <form:properties>
              <form:property form:property-name="Text" office:value-type="string" calcext:value-type="string" office:string-value="☒"/>
            </form:properties>
          </form:checkbox>
          <form:checkbox form:name="Kontrollkästchen11" form:control-implementation="ooo:com.sun.star.form.component.CheckBox" form:id="control21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42" form:control-implementation="ooo:com.sun.star.form.component.CheckBox" form:id="control22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11" form:control-implementation="ooo:com.sun.star.form.component.CheckBox" form:id="control23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11" form:control-implementation="ooo:com.sun.star.form.component.CheckBox" form:id="control24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36" form:control-implementation="ooo:com.sun.star.form.component.CheckBox" form:id="control25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11" form:control-implementation="ooo:com.sun.star.form.component.CheckBox" form:id="control26" form:value="☒" form:current-value="☒" form:current-state="checked" form:image-position="center">
            <form:properties>
              <form:property form:property-name="Text" office:value-type="string" calcext:value-type="string" office:string-value="☒"/>
            </form:properties>
          </form:checkbox>
          <form:checkbox form:name="Kontrollkästchen15" form:control-implementation="ooo:com.sun.star.form.component.CheckBox" form:id="control27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15" form:control-implementation="ooo:com.sun.star.form.component.CheckBox" form:id="control28" form:value="☒" form:current-value="☒" form:current-state="checked" form:image-position="center">
            <form:properties>
              <form:property form:property-name="Text" office:value-type="string" calcext:value-type="string" office:string-value="☒"/>
            </form:properties>
          </form:checkbox>
          <form:checkbox form:name="Kontrollkästchen11" form:control-implementation="ooo:com.sun.star.form.component.CheckBox" form:id="control29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15" form:control-implementation="ooo:com.sun.star.form.component.CheckBox" form:id="control30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15" form:control-implementation="ooo:com.sun.star.form.component.CheckBox" form:id="control31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48" form:control-implementation="ooo:com.sun.star.form.component.CheckBox" form:id="control32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48" form:control-implementation="ooo:com.sun.star.form.component.CheckBox" form:id="control33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48" form:control-implementation="ooo:com.sun.star.form.component.CheckBox" form:id="control34" form:value="☒" form:current-value="☒" form:current-state="checked" form:image-position="center">
            <form:properties>
              <form:property form:property-name="Text" office:value-type="string" calcext:value-type="string" office:string-value="☒"/>
            </form:properties>
          </form:checkbox>
          <form:checkbox form:name="Kontrollkästchen48" form:control-implementation="ooo:com.sun.star.form.component.CheckBox" form:id="control35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42" form:control-implementation="ooo:com.sun.star.form.component.CheckBox" form:id="control36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14" form:control-implementation="ooo:com.sun.star.form.component.CheckBox" form:id="control37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  <form:checkbox form:name="Kontrollkästchen11" form:control-implementation="ooo:com.sun.star.form.component.CheckBox" form:id="control38" form:value="☐" form:current-value="☐" form:image-position="center">
            <form:properties>
              <form:property form:property-name="Text" office:value-type="string" calcext:value-type="string" office:string-value="☐"/>
            </form:properties>
          </form:checkbox>
        </form:form>
      </office:forms>
      <text:p text:style-name="P47"><text:span text:style-name="T198"/><text:span text:style-name="T199"/></text:p>
      <text:p text:style-name="P48"><text:span text:style-name="T200">Vertragsnummer/Kennung Auftraggeber<text:tab/></text:span><text:span/><text:span/><text:span/><text:text-input/><text:span text:style-name="T201">.</text:span><text:span/></text:p>
      <text:p text:style-name="P49"><text:span text:style-name="T202">Vertragsnummer/Kennung Auftragnehmer<text:tab/></text:span><text:span/><text:span/><text:span/><text:text-input/><text:span text:style-name="T203">.</text:span><text:span/></text:p>
      <text:p text:style-name="P50"><text:span/><text:span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 table:number-columns-spanned="2">
            <text:p text:style-name="P51"><text:span text:style-name="T204"><text:s text:c="2"/>Vertrag über die zeitlich befristete Überlassung von Standardsoftware</text:span><text:span text:style-name="T205">II</text:span><text:span/></text:p>
          </table:table-cell>
          <table:covered-table-cell/>
        </table:table-row>
        <table:table-row table:style-name="ro2" table:default-cell-style-name="ce1">
          <table:table-cell table:style-name="ce3" table:number-columns-spanned="2">
            <text:p text:style-name="P52"><text:span/><text:span/></text:p>
          </table:table-cell>
          <table:covered-table-cell/>
        </table:table-row>
        <table:table-row table:style-name="ro3" table:default-cell-style-name="ce1">
          <table:table-cell table:style-name="ce4" table:number-columns-spanned="2">
            <text:p text:style-name="P53"><text:span/><text:span/></text:p>
          </table:table-cell>
          <table:covered-table-cell/>
        </table:table-row>
        <table:table-row table:style-name="ro4" table:default-cell-style-name="ce1">
          <table:table-cell table:style-name="ce5" table:number-columns-spanned="2">
            <text:p text:style-name="P54"><text:span/><text:span/></text:p>
          </table:table-cell>
          <table:covered-table-cell/>
        </table:table-row>
        <table:table-row table:style-name="ro5" table:default-cell-style-name="ce1">
          <table:table-cell table:style-name="ce6" table:number-columns-spanned="2">
            <text:p text:style-name="P55"><text:span/><text:span/></text:p>
          </table:table-cell>
          <table:covered-table-cell/>
        </table:table-row>
        <table:table-row table:style-name="ro6" table:default-cell-style-name="ce1">
          <table:table-cell table:style-name="ce7" table:number-columns-spanned="2">
            <text:p text:style-name="P56"><text:span/><text:span/></text:p>
          </table:table-cell>
          <table:covered-table-cell/>
        </table:table-row>
        <table:table-row table:style-name="ro7" table:default-cell-style-name="ce1">
          <table:table-cell table:style-name="ce8">
            <text:p text:style-name="P57"><text:span>Zwischen</text:span><text:span/></text:p>
          </table:table-cell>
          <table:table-cell table:style-name="ce9">
            <text:p text:style-name="P58"><text:span text:style-name="T206">Auftraggeber</text:span><text:span text:style-name="T207"/></text:p>
          </table:table-cell>
        </table:table-row>
        <table:table-row table:style-name="ro8" table:default-cell-style-name="ce1">
          <table:table-cell table:style-name="ce10">
            <text:p text:style-name="P59"><text:span/><text:span/></text:p>
          </table:table-cell>
          <table:table-cell table:style-name="ce11">
            <text:p text:style-name="P60"><text:span text:style-name="T208">Anschrift1</text:span><text:span text:style-name="T209"/></text:p>
          </table:table-cell>
        </table:table-row>
        <table:table-row table:style-name="ro9" table:default-cell-style-name="ce1">
          <table:table-cell table:style-name="ce12">
            <text:p text:style-name="P61"><text:span text:style-name="T210"/><text:span text:style-name="T211"/></text:p>
          </table:table-cell>
          <table:table-cell table:style-name="ce13">
            <text:p text:style-name="P62"><text:span text:style-name="T212">Anschrift2</text:span><text:span text:style-name="T213"/></text:p>
          </table:table-cell>
        </table:table-row>
        <table:table-row table:style-name="ro10" table:default-cell-style-name="ce1">
          <table:table-cell table:style-name="ce14">
            <text:p text:style-name="P63"><text:span/><text:span/></text:p>
          </table:table-cell>
          <table:table-cell table:style-name="ce15">
            <text:p text:style-name="P64"><text:span>– im Folgenden „Auftraggeber“ genannt –</text:span><text:span/></text:p>
          </table:table-cell>
        </table:table-row>
        <table:table-row table:style-name="ro11" table:default-cell-style-name="ce1">
          <table:table-cell table:style-name="ce16">
            <text:p text:style-name="P65"><text:span/><text:span/></text:p>
          </table:table-cell>
          <table:table-cell table:style-name="ce17">
            <text:p text:style-name="P66"><text:span/><text:span/></text:p>
          </table:table-cell>
        </table:table-row>
        <table:table-row table:style-name="ro12" table:default-cell-style-name="ce1">
          <table:table-cell table:style-name="ce18">
            <text:p text:style-name="P67"><text:span/><text:span/></text:p>
          </table:table-cell>
          <table:table-cell table:style-name="ce19">
            <text:p text:style-name="P68"><text:span/><text:span/></text:p>
          </table:table-cell>
        </table:table-row>
        <table:table-row table:style-name="ro13" table:default-cell-style-name="ce1">
          <table:table-cell table:style-name="ce20">
            <text:p text:style-name="P69"><text:span>und</text:span><text:span/></text:p>
          </table:table-cell>
          <table:table-cell table:style-name="ce21">
            <text:p text:style-name="P70"><text:span>SeaTable GmbH</text:span><text:span/></text:p>
          </table:table-cell>
        </table:table-row>
        <table:table-row table:style-name="ro14" table:default-cell-style-name="ce1">
          <table:table-cell table:style-name="ce22">
            <text:p text:style-name="P71"><text:span/><text:span/></text:p>
          </table:table-cell>
          <table:table-cell table:style-name="ce23">
            <text:p text:style-name="P72"><text:span>117er Ehrenhof 5</text:span><text:span/></text:p>
          </table:table-cell>
        </table:table-row>
        <table:table-row table:style-name="ro15" table:default-cell-style-name="ce1">
          <table:table-cell table:style-name="ce24">
            <text:p text:style-name="P73"><text:span/><text:span/></text:p>
          </table:table-cell>
          <table:table-cell table:style-name="ce25">
            <text:p text:style-name="P74"><text:span>55118 Mainz</text:span><text:span/></text:p>
          </table:table-cell>
        </table:table-row>
        <table:table-row table:style-name="ro16" table:default-cell-style-name="ce1">
          <table:table-cell table:style-name="ce26">
            <text:p text:style-name="P75"><text:span/><text:span/></text:p>
          </table:table-cell>
          <table:table-cell table:style-name="ce27">
            <text:p text:style-name="P76"><text:span>– im Folgenden „Auftragnehmer“ genannt –</text:span><text:span/></text:p>
          </table:table-cell>
        </table:table-row>
        <table:table-row table:style-name="ro17" table:default-cell-style-name="ce1">
          <table:table-cell table:style-name="ce28" table:number-columns-spanned="2">
            <text:p text:style-name="P77"><text:span/><text:span/></text:p>
          </table:table-cell>
          <table:covered-table-cell/>
        </table:table-row>
        <table:table-row table:style-name="ro18" table:default-cell-style-name="ce1">
          <table:table-cell table:style-name="ce29" table:number-columns-spanned="2">
            <text:p text:style-name="P78"><text:span/><text:span/></text:p>
          </table:table-cell>
          <table:covered-table-cell/>
        </table:table-row>
        <table:table-row table:style-name="ro19" table:default-cell-style-name="ce1">
          <table:table-cell table:style-name="ce30" table:number-columns-spanned="2">
            <text:p text:style-name="P79"><text:span/><text:span/></text:p>
          </table:table-cell>
          <table:covered-table-cell/>
        </table:table-row>
        <table:table-row table:style-name="ro20" table:default-cell-style-name="ce1">
          <table:table-cell table:style-name="ce31" table:number-columns-spanned="2">
            <text:p text:style-name="P80"><text:span>wird folgender Vertrag geschlossen:</text:span><text:span/></text:p>
          </table:table-cell>
          <table:covered-table-cell/>
        </table:table-row>
        <table:table-row table:style-name="ro21" table:default-cell-style-name="ce1">
          <table:table-cell table:style-name="ce32" table:number-columns-spanned="2">
            <text:p text:style-name="P81"><text:span/><text:span/></text:p>
          </table:table-cell>
          <table:covered-table-cell/>
        </table:table-row>
        <table:table-row table:style-name="ro22" table:default-cell-style-name="ce1">
          <table:table-cell table:style-name="ce33" table:number-columns-spanned="2">
            <text:p text:style-name="P82"><text:span/><text:span/></text:p>
          </table:table-cell>
          <table:covered-table-cell/>
        </table:table-row>
        <table:table-row table:style-name="ro23" table:default-cell-style-name="ce1">
          <table:table-cell table:style-name="ce34" table:number-columns-spanned="2">
            <text:p text:style-name="P83"><text:span>1<text:tab/>Vertragsgegenstand und Vergütung</text:span><text:span/></text:p>
          </table:table-cell>
          <table:covered-table-cell/>
        </table:table-row>
        <table:table-row table:style-name="ro24" table:default-cell-style-name="ce1">
          <table:table-cell table:style-name="ce35" table:number-columns-spanned="2">
            <text:p text:style-name="P84"><text:span text:style-name="T214">1.1</text:span><text:span><text:tab/>Zeitlich befristete Überlassung von Standardsoftware* gemäß Nummer 3</text:span><text:span/></text:p>
          </table:table-cell>
          <table:covered-table-cell/>
        </table:table-row>
        <table:table-row table:style-name="ro25" table:default-cell-style-name="ce1">
          <table:table-cell table:style-name="ce36" table:number-columns-spanned="2">
            <text:p text:style-name="P85"><text:span text:style-name="T215">1.2</text:span><text:span><text:tab/>Für alle in diesem Vertrag genannten Beträge gilt einheitlich der Euro als Währung.</text:span><text:span/></text:p>
          </table:table-cell>
          <table:covered-table-cell/>
        </table:table-row>
        <table:table-row table:style-name="ro26" table:default-cell-style-name="ce1">
          <table:table-cell table:style-name="ce37" table:number-columns-spanned="2">
            <text:p text:style-name="P86"><text:span/><text:span/></text:p>
          </table:table-cell>
          <table:covered-table-cell/>
        </table:table-row>
        <table:table-row table:style-name="ro27" table:default-cell-style-name="ce1">
          <table:table-cell table:style-name="ce38" table:number-columns-spanned="2">
            <text:p text:style-name="P87"><text:span text:style-name="T216">1.3<text:tab/>Die Leistungen des Auftragnehmers werden</text:span><text:span text:style-name="T217"/></text:p>
          </table:table-cell>
          <table:covered-table-cell/>
        </table:table-row>
        <table:table-row table:style-name="ro28" table:default-cell-style-name="ce1">
          <table:table-cell table:style-name="ce39" table:number-columns-spanned="2">
            <text:p text:style-name="P88"><text:span>gegen </text:span><text:span text:style-name="T218">einmalige</text:span><text:span> Vergütung gemäß Nummer 3.1 in Höhe von </text:span><text:span/><text:span/><text:span/><text:text-input>_______</text:text-input><text:span text:style-name="T219">.</text:span><text:span/></text:p>
          </table:table-cell>
          <table:covered-table-cell/>
        </table:table-row>
        <table:table-row table:style-name="ro29" table:default-cell-style-name="ce1">
          <table:table-cell table:style-name="ce40" table:number-columns-spanned="2">
            <text:p text:style-name="P89"><text:span><text:tab/>zuzüglich der jeweils gültigen Umsatzsteuer vergütet.</text:span><text:span/></text:p>
          </table:table-cell>
          <table:covered-table-cell/>
        </table:table-row>
      </table:table>
      <text:p text:style-name="P90"><text:span/><text:span/></text:p>
      <table:table table:style-name="ta2">
        <table:table-columns>
          <table:table-column table:style-name="co3"/>
        </table:table-columns>
        <table:table-row table:style-name="ro30" table:default-cell-style-name="ce41">
          <table:table-cell table:style-name="ce42">
            <text:p text:style-name="P91"><text:span>2<text:tab/>Vertragsbestandteile</text:span><text:span/></text:p>
          </table:table-cell>
        </table:table-row>
        <table:table-row table:style-name="ro31" table:default-cell-style-name="ce41">
          <table:table-cell table:style-name="ce43">
            <text:p text:style-name="P92"><text:span text:style-name="T220">2.1</text:span><text:span><text:tab/>Es gelten nacheinander als Vertragsbestandteile</text:span><text:span text:style-name="T221">:</text:span><text:span/></text:p>
          </table:table-cell>
        </table:table-row>
        <table:table-row table:style-name="ro32" table:default-cell-style-name="ce41">
          <table:table-cell table:style-name="ce44">
            <text:p text:style-name="P93"><text:span>–<text:tab/>dieser Vertrag (Seite 1 bis </text:span><text:span text:style-name="T222">5</text:span><text:span> ) mit An</text:span><text:span text:style-name="T223">lage </text:span><text:span text:style-name="T224">1. Angebot &lt;Angebotsnummer&gt;</text:span><text:span/></text:p>
          </table:table-cell>
        </table:table-row>
        <table:table-row table:style-name="ro33" table:default-cell-style-name="ce41">
          <table:table-cell table:style-name="ce45">
            <text:p text:style-name="P94"><text:span>–<text:tab/>Ergänzende Vertragsbedingungen für die zeitlich befristete Überlassung von Standardsoftware* (EVB-IT Überlassung Typ B) in der bei Vertragsschluss geltenden Fassung einschließlich des Musters 1</text:span><text:span/></text:p>
          </table:table-cell>
        </table:table-row>
        <table:table-row table:style-name="ro34" table:default-cell-style-name="ce41">
          <table:table-cell table:style-name="ce46">
            <text:p text:style-name="P95"><text:span>–<text:tab/>Verdingungsordnung für Leistungen – ausgenommen Bauleistungen – Teil B (VOL/B) in der bei Vertragsschluss geltenden Fassung. </text:span><text:span/></text:p>
          </table:table-cell>
        </table:table-row>
        <table:table-row table:style-name="ro35" table:default-cell-style-name="ce41">
          <table:table-cell table:style-name="ce47">
            <text:p text:style-name="P96"><text:span>EVB-IT Überlassung Typ B und VOL/B liegen beim Auftraggeber zur Einsichtnahme bereit.</text:span><text:span/></text:p>
          </table:table-cell>
        </table:table-row>
        <table:table-row table:style-name="ro36" table:default-cell-style-name="ce41">
          <table:table-cell table:style-name="ce48">
            <text:p text:style-name="P97"><text:span/><text:span/></text:p>
          </table:table-cell>
        </table:table-row>
        <table:table-row table:style-name="ro37" table:default-cell-style-name="ce41">
          <table:table-cell table:style-name="ce49">
            <text:p text:style-name="P98"><text:span text:style-name="T225">2.2</text:span><text:span><text:tab/>Weitere Geschäftsbedingungen sind ausgeschlossen, soweit in diesem Vertrag nichts anderes vereinbart ist.</text:span><text:span/></text:p>
          </table:table-cell>
        </table:table-row>
      </table:table>
      <text:p text:style-name="P99"><text:span/><text:span/></text:p>
      <text:p text:style-name="P100"><text:span/><text:span/></text:p>
      <text:p text:style-name="P101"><text:span/><text:span/></text:p>
      <text:p text:style-name="P102"><text:span text:style-name="T226">Vertragsnummer/Kennung Auftraggeber<text:tab/></text:span><text:span/><text:span/><text:span/><text:text-input/><text:span text:style-name="T227">.</text:span><text:span/></text:p>
      <text:p text:style-name="P103"><text:span text:style-name="T228">Vertragsnummer/Kennung Auftragnehmer<text:tab/></text:span><text:span/><text:span/><text:span/><text:text-input/><text:span text:style-name="T229">.</text:span><text:span/></text:p>
      <text:p text:style-name="P104"><text:span/><text:span/></text:p>
      <table:table table:style-name="ta3">
        <table:table-columns>
          <table:table-column table:style-name="co4"/>
          <table:table-column table:style-name="co5"/>
          <table:table-column table:style-name="co6"/>
          <table:table-column table:style-name="co7"/>
          <table:table-column table:style-name="co8"/>
          <table:table-column table:style-name="co9"/>
          <table:table-column table:style-name="co10"/>
          <table:table-column table:style-name="co11"/>
          <table:table-column table:style-name="co12"/>
          <table:table-column table:style-name="co13"/>
          <table:table-column table:style-name="co14"/>
        </table:table-columns>
        <table:table-row table:style-name="ro38" table:default-cell-style-name="ce50">
          <table:table-cell table:style-name="ce51" table:number-columns-spanned="11">
            <text:p text:style-name="P105"><text:span>3<text:tab/>Zeitlich befristete Überlassung von Standardsoftware</text:span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39" table:default-cell-style-name="ce50">
          <table:table-cell table:style-name="ce52" table:number-columns-spanned="11">
            <text:p text:style-name="P106"><text:span text:style-name="T230">3.1</text:span><text:span text:style-name="T231"><text:tab/>Der Auftragnehmer überlässt zeitlich befristet dem Auftraggeber nachstehend aufgeführte </text:span><text:span text:style-name="T232">Standardsoftware*gegen </text:span><text:span text:style-name="T233">einmalige </text:span><text:span text:style-name="T234">Vergütung:</text:span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40" table:default-cell-style-name="ce50">
          <table:table-cell table:style-name="ce53">
            <text:p text:style-name="P107"><text:span text:style-name="T235">Lfd.</text:span><text:span text:style-name="T236"/></text:p>
            <text:p text:style-name="P108"><text:span text:style-name="T237">Nr.</text:span><text:span text:style-name="T238"/></text:p>
          </table:table-cell>
          <table:table-cell table:style-name="ce54">
            <text:p text:style-name="P109"><text:span text:style-name="T239">Produktbezeichnung und -beschreibung /<text:s text:c="2"/>Produkt-Nr.</text:span><text:span text:style-name="T240"/></text:p>
          </table:table-cell>
          <table:table-cell table:style-name="ce55">
            <text:p text:style-name="P110"><text:span text:style-name="T241">Anzahl</text:span><text:span text:style-name="T242"/></text:p>
            <text:p text:style-name="P111"><text:span text:style-name="T243"/><text:span text:style-name="T244"/></text:p>
          </table:table-cell>
          <table:table-cell table:style-name="ce56">
            <text:p text:style-name="P112"><text:span text:style-name="T245">Lieferzeit-</text:span><text:span text:style-name="T246">raum/ -termin</text:span><text:span text:style-name="T247"/></text:p>
          </table:table-cell>
          <table:table-cell table:style-name="ce57">
            <text:p text:style-name="P113"><text:span text:style-name="T248">MVD</text:span><text:span text:style-name="T249"/></text:p>
          </table:table-cell>
          <table:table-cell table:style-name="ce58" table:number-columns-spanned="2">
            <text:p text:style-name="P114"><text:span text:style-name="T250">Überlassungs-dauer</text:span><text:span text:style-name="T251"/></text:p>
          </table:table-cell>
          <table:covered-table-cell/>
          <table:table-cell table:style-name="ce59">
            <text:p text:style-name="P115"><text:span text:style-name="T252">KNV</text:span><text:span text:style-name="T253"/></text:p>
          </table:table-cell>
          <table:table-cell table:style-name="ce60">
            <text:p text:style-name="P116"><text:span text:style-name="T254">EXP</text:span><text:span text:style-name="T255"/></text:p>
          </table:table-cell>
          <table:table-cell table:style-name="ce61" table:number-columns-spanned="2">
            <text:p text:style-name="P117"><text:span text:style-name="T256">Vergütung netto</text:span><text:span text:style-name="T257"/></text:p>
          </table:table-cell>
          <table:covered-table-cell/>
        </table:table-row>
        <table:table-row table:style-name="ro41" table:default-cell-style-name="ce50">
          <table:table-cell table:style-name="ce62">
            <text:p text:style-name="P118"><text:span text:style-name="T258"/><text:span text:style-name="T259"/></text:p>
          </table:table-cell>
          <table:table-cell table:style-name="ce63">
            <text:p text:style-name="P119"><text:span text:style-name="T260"/><text:span text:style-name="T261"/></text:p>
          </table:table-cell>
          <table:table-cell table:style-name="ce64">
            <text:p text:style-name="P120"><text:span text:style-name="T262"/><text:span text:style-name="T263"/></text:p>
          </table:table-cell>
          <table:table-cell table:style-name="ce65">
            <text:p text:style-name="P121"><text:span text:style-name="T264"/><text:span text:style-name="T265"/></text:p>
          </table:table-cell>
          <table:table-cell table:style-name="ce66">
            <text:p text:style-name="P122"><text:span text:style-name="T266">(Monate)</text:span><text:span text:style-name="T267"/></text:p>
          </table:table-cell>
          <table:table-cell table:style-name="ce67">
            <text:p text:style-name="P123"><text:span text:style-name="T268">Beginn</text:span><text:span text:style-name="T269"/></text:p>
          </table:table-cell>
          <table:table-cell table:style-name="ce68">
            <text:p text:style-name="P124"><text:span text:style-name="T270">Ende</text:span><text:span text:style-name="T271"/></text:p>
          </table:table-cell>
          <table:table-cell table:style-name="ce69">
            <text:p text:style-name="P125"><text:span text:style-name="T272"/><text:span text:style-name="T273"/></text:p>
          </table:table-cell>
          <table:table-cell table:style-name="ce70">
            <text:p text:style-name="P126"><text:span text:style-name="T274"/><text:span text:style-name="T275"/></text:p>
          </table:table-cell>
          <table:table-cell table:style-name="ce71">
            <text:p text:style-name="P127"><text:span text:style-name="T276">Einzelpreis</text:span><text:span text:style-name="T277"/></text:p>
          </table:table-cell>
          <table:table-cell table:style-name="ce72">
            <text:p text:style-name="P128"><text:span text:style-name="T278">Summe</text:span><text:span text:style-name="T279"/></text:p>
          </table:table-cell>
        </table:table-row>
        <table:table-row table:style-name="ro42" table:default-cell-style-name="ce50">
          <table:table-cell table:style-name="ce73">
            <text:p text:style-name="P129"><text:span text:style-name="T280">1</text:span><text:span text:style-name="T281"/></text:p>
          </table:table-cell>
          <table:table-cell table:style-name="ce74">
            <text:p text:style-name="P130"><text:span text:style-name="T282">2</text:span><text:span text:style-name="T283"/></text:p>
          </table:table-cell>
          <table:table-cell table:style-name="ce75">
            <text:p text:style-name="P131"><text:span text:style-name="T284">3</text:span><text:span text:style-name="T285"/></text:p>
          </table:table-cell>
          <table:table-cell table:style-name="ce76">
            <text:p text:style-name="P132"><text:span text:style-name="T286">4</text:span><text:span text:style-name="T287"/></text:p>
          </table:table-cell>
          <table:table-cell table:style-name="ce77">
            <text:p text:style-name="P133"><text:span text:style-name="T288">5</text:span><text:span text:style-name="T289"/></text:p>
          </table:table-cell>
          <table:table-cell table:style-name="ce78">
            <text:p text:style-name="P134"><text:span text:style-name="T290">6</text:span><text:span text:style-name="T291"/></text:p>
          </table:table-cell>
          <table:table-cell table:style-name="ce79">
            <text:p text:style-name="P135"><text:span text:style-name="T292">7</text:span><text:span text:style-name="T293"/></text:p>
          </table:table-cell>
          <table:table-cell table:style-name="ce80">
            <text:p text:style-name="P136"><text:span text:style-name="T294">8</text:span><text:span text:style-name="T295"/></text:p>
          </table:table-cell>
          <table:table-cell table:style-name="ce81">
            <text:p text:style-name="P137"><text:span text:style-name="T296">9</text:span><text:span text:style-name="T297"/></text:p>
          </table:table-cell>
          <table:table-cell table:style-name="ce82">
            <text:p text:style-name="P138"><text:span text:style-name="T298">10</text:span><text:span text:style-name="T299"/></text:p>
          </table:table-cell>
          <table:table-cell table:style-name="ce83">
            <text:p text:style-name="P139"><text:span text:style-name="T300">11</text:span><text:span text:style-name="T301"/></text:p>
          </table:table-cell>
        </table:table-row>
        <table:table-row table:style-name="ro43" table:default-cell-style-name="ce50">
          <table:table-cell table:style-name="ce84">
            <text:p text:style-name="P140"><text:span text:style-name="T302">1</text:span><text:span text:style-name="T303"/></text:p>
          </table:table-cell>
          <table:table-cell table:style-name="ce85">
            <text:p text:style-name="P141"><text:span text:style-name="T304">SeaTable Server Enterprise Edition für 1 Benutzer</text:span><text:span text:style-name="T305"/></text:p>
          </table:table-cell>
          <table:table-cell table:style-name="ce86">
            <text:p text:style-name="P142"><text:span text:style-name="T306">50</text:span><text:span text:style-name="T307"/></text:p>
          </table:table-cell>
          <table:table-cell table:style-name="ce87">
            <text:p text:style-name="P143"><text:span/><text:span/><text:span/><text:text-input/><text:span text:style-name="T308"/></text:p>
          </table:table-cell>
          <table:table-cell table:style-name="ce88">
            <text:p text:style-name="P144"><text:span text:style-name="T309">12</text:span><text:span text:style-name="T310"/></text:p>
          </table:table-cell>
          <table:table-cell table:style-name="ce89">
            <text:p text:style-name="P145"><text:span/><text:span/><text:span/><text:text-input/><text:span text:style-name="T311"/></text:p>
          </table:table-cell>
          <table:table-cell table:style-name="ce90">
            <text:p text:style-name="P146"><text:span/><text:span/><text:span/><text:text-input/><text:span text:style-name="T312"/></text:p>
          </table:table-cell>
          <table:table-cell table:style-name="ce91">
            <text:p text:style-name="P147"><text:span text:style-name="T313"/><text:span text:style-name="T314"/></text:p>
          </table:table-cell>
          <table:table-cell table:style-name="ce92">
            <text:p text:style-name="P148"><text:span text:style-name="T315"/><text:span text:style-name="T316"/></text:p>
          </table:table-cell>
          <table:table-cell table:style-name="ce93">
            <text:p text:style-name="P149"><text:span text:style-name="T317">67,50</text:span><text:span text:style-name="T318"/></text:p>
          </table:table-cell>
          <table:table-cell table:style-name="ce94">
            <text:p text:style-name="P150"><text:span text:style-name="T319">3.375,00</text:span><text:span text:style-name="T320"/></text:p>
          </table:table-cell>
        </table:table-row>
        <table:table-row table:style-name="ro44" table:default-cell-style-name="ce50">
          <table:table-cell table:style-name="ce95">
            <text:p text:style-name="P151"><text:span/><text:span/></text:p>
          </table:table-cell>
          <table:table-cell table:style-name="ce96">
            <text:p text:style-name="P152"><text:span/><text:span/></text:p>
          </table:table-cell>
          <table:table-cell table:style-name="ce97">
            <text:p text:style-name="P153"><text:span text:style-name="T321"/><text:span text:style-name="T322"/></text:p>
          </table:table-cell>
          <table:table-cell table:style-name="ce98">
            <text:p text:style-name="P154"><text:span text:style-name="T323"/><text:span text:style-name="T324"/></text:p>
          </table:table-cell>
          <table:table-cell table:style-name="ce99">
            <text:p text:style-name="P155"><text:span text:style-name="T325"/><text:span text:style-name="T326"/></text:p>
          </table:table-cell>
          <table:table-cell table:style-name="ce100">
            <text:p text:style-name="P156"><text:span text:style-name="T327"/><text:span text:style-name="T328"/></text:p>
          </table:table-cell>
          <table:table-cell table:style-name="ce101">
            <text:p text:style-name="P157"><text:span text:style-name="T329"/><text:span text:style-name="T330"/></text:p>
          </table:table-cell>
          <table:table-cell table:style-name="ce102">
            <text:p text:style-name="P158"><text:span text:style-name="T331"/><text:span text:style-name="T332"/></text:p>
          </table:table-cell>
          <table:table-cell table:style-name="ce103">
            <text:p text:style-name="P159"><text:span text:style-name="T333"/><text:span text:style-name="T334"/></text:p>
          </table:table-cell>
          <table:table-cell table:style-name="ce104">
            <text:p text:style-name="P160"><text:span text:style-name="T335"/><text:span text:style-name="T336"/></text:p>
          </table:table-cell>
          <table:table-cell table:style-name="ce105">
            <text:p text:style-name="P161"><text:span text:style-name="T337"/><text:span text:style-name="T338"/></text:p>
          </table:table-cell>
        </table:table-row>
        <table:table-row table:style-name="ro45" table:default-cell-style-name="ce50">
          <table:table-cell table:style-name="ce106">
            <text:p text:style-name="P162"><text:span/><text:span/></text:p>
          </table:table-cell>
          <table:table-cell table:style-name="ce107">
            <text:p text:style-name="P163"><text:span/><text:span/></text:p>
          </table:table-cell>
          <table:table-cell table:style-name="ce108">
            <text:p text:style-name="P164"><text:span text:style-name="T339"/><text:span text:style-name="T340"/></text:p>
          </table:table-cell>
          <table:table-cell table:style-name="ce109">
            <text:p text:style-name="P165"><text:span text:style-name="T341"/><text:span text:style-name="T342"/></text:p>
          </table:table-cell>
          <table:table-cell table:style-name="ce110">
            <text:p text:style-name="P166"><text:span text:style-name="T343"/><text:span text:style-name="T344"/></text:p>
          </table:table-cell>
          <table:table-cell table:style-name="ce111">
            <text:p text:style-name="P167"><text:span text:style-name="T345"/><text:span text:style-name="T346"/></text:p>
          </table:table-cell>
          <table:table-cell table:style-name="ce112">
            <text:p text:style-name="P168"><text:span text:style-name="T347"/><text:span text:style-name="T348"/></text:p>
          </table:table-cell>
          <table:table-cell table:style-name="ce113">
            <text:p text:style-name="P169"><text:span text:style-name="T349"/><text:span text:style-name="T350"/></text:p>
          </table:table-cell>
          <table:table-cell table:style-name="ce114">
            <text:p text:style-name="P170"><text:span text:style-name="T351"/><text:span text:style-name="T352"/></text:p>
          </table:table-cell>
          <table:table-cell table:style-name="ce115">
            <text:p text:style-name="P171"><text:span text:style-name="T353"/><text:span text:style-name="T354"/></text:p>
          </table:table-cell>
          <table:table-cell table:style-name="ce116">
            <text:p text:style-name="P172"><text:span text:style-name="T355"/><text:span text:style-name="T356"/></text:p>
          </table:table-cell>
        </table:table-row>
        <table:table-row table:style-name="ro46" table:default-cell-style-name="ce50">
          <table:table-cell table:style-name="ce117">
            <text:p text:style-name="P173"><text:span/><text:span/></text:p>
          </table:table-cell>
          <table:table-cell table:style-name="ce118">
            <text:p text:style-name="P174"><text:span/><text:span/></text:p>
          </table:table-cell>
          <table:table-cell table:style-name="ce119">
            <text:p text:style-name="P175"><text:span text:style-name="T357"/><text:span text:style-name="T358"/></text:p>
          </table:table-cell>
          <table:table-cell table:style-name="ce120">
            <text:p text:style-name="P176"><text:span text:style-name="T359"/><text:span text:style-name="T360"/></text:p>
          </table:table-cell>
          <table:table-cell table:style-name="ce121">
            <text:p text:style-name="P177"><text:span text:style-name="T361"/><text:span text:style-name="T362"/></text:p>
          </table:table-cell>
          <table:table-cell table:style-name="ce122">
            <text:p text:style-name="P178"><text:span text:style-name="T363"/><text:span text:style-name="T364"/></text:p>
          </table:table-cell>
          <table:table-cell table:style-name="ce123">
            <text:p text:style-name="P179"><text:span text:style-name="T365"/><text:span text:style-name="T366"/></text:p>
          </table:table-cell>
          <table:table-cell table:style-name="ce124">
            <text:p text:style-name="P180"><text:span text:style-name="T367"/><text:span text:style-name="T368"/></text:p>
          </table:table-cell>
          <table:table-cell table:style-name="ce125">
            <text:p text:style-name="P181"><text:span text:style-name="T369"/><text:span text:style-name="T370"/></text:p>
          </table:table-cell>
          <table:table-cell table:style-name="ce126">
            <text:p text:style-name="P182"><text:span text:style-name="T371"/><text:span text:style-name="T372"/></text:p>
          </table:table-cell>
          <table:table-cell table:style-name="ce127">
            <text:p text:style-name="P183"><text:span text:style-name="T373"/><text:span text:style-name="T374"/></text:p>
          </table:table-cell>
        </table:table-row>
        <table:table-row table:style-name="ro47" table:default-cell-style-name="ce50">
          <table:table-cell table:style-name="ce128" table:number-columns-spanned="10">
            <text:p text:style-name="P184"><text:span text:style-name="T375">Gesamtpreis (netto)</text:span><text:span text:style-name="T37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9">
            <text:p text:style-name="P185"><text:span text:style-name="T377">3.375,00</text:span><text:span text:style-name="T378"/></text:p>
          </table:table-cell>
        </table:table-row>
      </table:table>
      <text:p text:style-name="P186"><text:span text:style-name="T379"/><text:span text:style-name="T380"/></text:p>
      <text:p text:style-name="P187"><text:span text:style-name="T381"/><text:span text:style-name="T382"/></text:p>
      <text:p text:style-name="P188"><text:span text:style-name="T383">MVD<text:tab/>=<text:tab/>Mindestvertragsdauer*, gerechnet ab vereinbartem Beginn der Überlassungsdauer.</text:span><text:span text:style-name="T384"/></text:p>
      <text:p text:style-name="P189"><text:span text:style-name="T385">KNV<text:tab/>= <text:tab/>Keine Nacherfüllungsverpflichtung; die mit „x“ gekennzeichnete </text:span><text:span text:style-name="T386">Standardsoftware* ist von der Verpflichtung zur Nach-erfüllung gemäß Ziffer 7.6 EVB-IT Überlassung Typ B ausgenommen. Ansprüche auf Herabsetzung der Vergütung, Kündigung und ggf. Schadensersatz gemäß Ziffer 7.5.2 EVB-IT Überlassung Typ B bleiben unberührt.</text:span><text:span text:style-name="T387"/></text:p>
      <text:p text:style-name="P190"><text:span>EXP<text:tab/>=<text:tab/>Die mit „x“ gekennzeichnete Standardsoftware* unterliegt US-amerikanischen Exportkontrollvorschriften gemäß Ziffer 4.3 EVB-IT Überlassung Typ B.</text:span><text:span/></text:p>
      <text:p text:style-name="P191"><text:span text:style-name="T388"/><text:span text:style-name="T389"/></text:p>
      <text:p text:style-name="P192"><text:span text:style-name="T390">Vertragsnummer/Kennung Auftraggeber<text:tab/></text:span><text:span/><text:span/><text:span/><text:text-input/><text:span text:style-name="T391">.</text:span><text:span/></text:p>
      <text:p text:style-name="P193"><text:span text:style-name="T392">Vertragsnummer/Kennung Auftragnehmer<text:tab/></text:span><text:span/><text:span/><text:span/><text:text-input/><text:span text:style-name="T393">.</text:span><text:span/></text:p>
      <text:p text:style-name="P194"><text:span/><text:span/></text:p>
      <table:table table:style-name="ta4">
        <table:table-columns>
          <table:table-column table:style-name="co15"/>
          <table:table-column table:style-name="co16"/>
          <table:table-column table:style-name="co17"/>
          <table:table-column table:style-name="co18"/>
          <table:table-column table:style-name="co19"/>
          <table:table-column table:style-name="co20"/>
          <table:table-column table:style-name="co21"/>
        </table:table-columns>
        <table:table-row table:style-name="ro48" table:default-cell-style-name="ce130">
          <table:table-cell table:style-name="ce131" table:number-columns-spanned="7">
            <text:p text:style-name="P195"><text:span text:style-name="T394">3.2<text:tab/>Rechnungsstellung </text:span><text:span text:style-name="T395"/></text:p>
            <text:p text:style-name="P196"><text:span>Die Rechnungsstellung erfolgt <text:tab/></text:span><draw:frame draw:name="Kontrollkästchen20" draw:style-name="gr3" text:anchor-type="as-char" svg:width="0.318cm" svg:height="0.318cm" svg:x="0cm" svg:y="0cm"><draw:text-box fo:min-height="0.318cm"><text:p text:style-name="P197"><text:span/><draw:control draw:control="control1" draw:style-name="gr4" draw:text-style-name="P198" text:anchor-type="as-char" svg:width="0.2822cm" svg:height="0.5292cm"/><text:span/><text:span/></text:p></draw:text-box></draw:frame><text:tab/>monatlich (zahlbar bis zum 15. eines jeden Monats)<text:span/></text:p>
            <text:p text:style-name="P199"><text:span/><draw:frame draw:name="Kontrollkästchen21" draw:style-name="gr5" text:anchor-type="as-char" svg:width="0.318cm" svg:height="0.318cm" svg:x="0cm" svg:y="0cm"><draw:text-box fo:min-height="0.318cm"><text:p text:style-name="P200"><text:span/><draw:control draw:control="control2" draw:style-name="gr6" draw:text-style-name="P201" text:anchor-type="as-char" svg:width="0.2822cm" svg:height="0.5292cm"/><text:span/><text:span/></text:p></draw:text-box></draw:frame><text:span><text:tab/>quartalsweise (zahlbar bis zum 15. des zweiten Quartalsmonats)</text:span><text:span/></text:p>
            <text:p text:style-name="P202"><text:span/><draw:frame draw:name="Kontrollkästchen21" draw:style-name="gr7" text:anchor-type="as-char" svg:width="0.318cm" svg:height="0.318cm" svg:x="0cm" svg:y="0cm"><draw:text-box fo:min-height="0.318cm"><text:p text:style-name="P203"><text:span/><draw:control draw:control="control3" draw:style-name="gr8" draw:text-style-name="P204" text:anchor-type="as-char" svg:width="0.2822cm" svg:height="0.5292cm"/><text:span/><text:span/></text:p></draw:text-box></draw:frame><text:span><text:tab/>jährlich (zahlbar bis zum </text:span><text:span>_______</text:span><text:span> )</text:span><text:span/></text:p>
            <text:p text:style-name="P205"><text:span/><draw:frame draw:name="Kontrollkästchen21" draw:style-name="gr9" text:anchor-type="as-char" svg:width="0.318cm" svg:height="0.318cm" svg:x="0cm" svg:y="0cm"><draw:text-box fo:min-height="0.318cm"><text:p text:style-name="P206"><text:span/><draw:control draw:control="control4" draw:style-name="gr10" draw:text-style-name="P207" text:anchor-type="as-char" svg:width="0.2822cm" svg:height="0.5292cm"/><text:span/><text:span/></text:p></draw:text-box></draw:frame><text:span><text:tab/>einmalig zum </text:span><text:span>________</text:span><text:span/></text:p>
            <text:p text:style-name="P208"><text:span/><draw:frame draw:name="Kontrollkästchen21" draw:style-name="gr11" text:anchor-type="as-char" svg:width="0.318cm" svg:height="0.318cm" svg:x="0cm" svg:y="0cm"><draw:text-box fo:min-height="0.318cm"><text:p text:style-name="P209"><text:span/><draw:control draw:control="control5" draw:style-name="gr12" draw:text-style-name="P210" text:anchor-type="as-char" svg:width="0.2822cm" svg:height="0.5292cm"/><text:span/><text:span/></text:p></draw:text-box></draw:frame><text:span><text:tab/></text:span><text:span>einmalig mit Lizenzüberlassung bzw. Rechnungsstellung mit Zahlungsziel von 30 Tagen (ohne Abzug)</text:span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49" table:default-cell-style-name="ce130">
          <table:table-cell table:style-name="ce132" table:number-columns-spanned="7">
            <text:p text:style-name="P211"><text:span text:style-name="T396"/><text:span text:style-name="T39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50" table:default-cell-style-name="ce130">
          <table:table-cell table:style-name="ce133" table:number-columns-spanned="7">
            <text:p text:style-name="P212"><text:span text:style-name="T398">3.3<text:tab/>Vergütungsvorbehalt </text:span><text:span text:style-name="T399"/></text:p>
            <text:p text:style-name="P213"><text:span>Es wird ein Vergütungsvorbehalt vereinbart</text:span><text:span/></text:p>
            <text:p text:style-name="P214"><text:span/><draw:frame draw:name="Kontrollkästchen41" draw:style-name="gr13" text:anchor-type="as-char" svg:width="0.318cm" svg:height="0.318cm" svg:x="0cm" svg:y="0cm"><draw:text-box fo:min-height="0.318cm"><text:p text:style-name="P215"><text:span/><draw:control draw:control="control6" draw:style-name="gr14" draw:text-style-name="P216" text:anchor-type="as-char" svg:width="0.2822cm" svg:height="0.5292cm"/><text:span/><text:span/></text:p></draw:text-box></draw:frame><text:span><text:tab/>gemäß Ziffer 5.2 EVB-IT Überlassung Typ B</text:span><text:span/></text:p>
            <text:p text:style-name="P217"><text:span/><draw:frame draw:name="Kontrollkästchen42" draw:style-name="gr15" text:anchor-type="as-char" svg:width="0.318cm" svg:height="0.318cm" svg:x="0cm" svg:y="0cm"><draw:text-box fo:min-height="0.318cm"><text:p text:style-name="P218"><text:span/><draw:control draw:control="control7" draw:style-name="gr16" draw:text-style-name="P219" text:anchor-type="as-char" svg:width="0.2822cm" svg:height="0.5292cm"/><text:span/><text:span/></text:p></draw:text-box></draw:frame><text:span><text:s/><text:tab/>anderweitige Vereinbarung gemäß Anlage</text:span><text:span text:style-name="T400"> Nr. </text:span><text:bookmark-start text:name="Text118"/><text:span text:style-name="T401">_</text:span><text:bookmark-end text:name="Text118"/><text:span text:style-name="T402">_____ </text:span><text:span text:style-name="T403">.</text:span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51" table:default-cell-style-name="ce130">
          <table:table-cell table:style-name="ce134" table:number-columns-spanned="7">
            <text:p text:style-name="P220"><text:span text:style-name="T404"/><text:span text:style-name="T40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52" table:default-cell-style-name="ce130">
          <table:table-cell table:style-name="ce135" table:number-columns-spanned="7">
            <text:p text:style-name="P221"><text:span>3.4<text:tab/>Ergänzende Beschreibung des Vertragsgegenstandes</text:span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53" table:default-cell-style-name="ce130">
          <table:table-cell table:style-name="ce136">
            <text:p text:style-name="P222"><text:span/><text:span/></text:p>
          </table:table-cell>
          <table:table-cell table:style-name="ce137" table:number-columns-spanned="6">
            <text:p text:style-name="P223"><text:span>Die Beschreibung der Standardsoftware* ergibt sich ergänzend aus</text:span><text:span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54" table:default-cell-style-name="ce130">
          <table:table-cell table:style-name="ce138">
            <text:p text:style-name="P224"><text:span/><text:span/></text:p>
          </table:table-cell>
          <table:table-cell table:style-name="ce139" table:number-columns-spanned="3">
            <text:p text:style-name="P225"><text:span/><draw:frame draw:name="Kontrollkästchen9" draw:style-name="gr17" text:anchor-type="as-char" svg:width="0.318cm" svg:height="0.318cm" svg:x="0cm" svg:y="0cm"><draw:text-box fo:min-height="0.318cm"><text:p text:style-name="P226"><text:span/><draw:control draw:control="control8" draw:style-name="gr18" draw:text-style-name="P227" text:anchor-type="as-char" svg:width="0.2822cm" svg:height="0.5292cm"/><text:span/><text:span/></text:p></draw:text-box></draw:frame><text:span><text:tab/>folgenden Teilen des Angebotes des Auftragnehmers vom </text:span><text:span/></text:p>
          </table:table-cell>
          <table:covered-table-cell/>
          <table:covered-table-cell/>
          <table:table-cell table:style-name="ce140" table:number-columns-spanned="2">
            <text:p text:style-name="P228"><text:span/><text:bookmark-start text:name="Text111"/><text:span/><text:span/><text:span/><text:text-input/><text:bookmark-end text:name="Text111"/><text:span/><text:span text:style-name="T406"/></text:p>
          </table:table-cell>
          <table:covered-table-cell/>
          <table:table-cell table:style-name="ce141">
            <text:p text:style-name="P229"><text:span/><text:span/></text:p>
          </table:table-cell>
        </table:table-row>
        <table:table-row table:style-name="ro55" table:default-cell-style-name="ce130">
          <table:table-cell table:style-name="ce142" table:number-columns-spanned="2">
            <text:p text:style-name="P230"><text:span/><text:span/></text:p>
          </table:table-cell>
          <table:covered-table-cell/>
          <table:table-cell table:style-name="ce143" table:number-columns-spanned="2">
            <text:p text:style-name="P231"><text:span text:style-name="T407">Angebot</text:span><text:span><text:s/></text:span><text:span/></text:p>
          </table:table-cell>
          <table:covered-table-cell/>
          <table:table-cell table:style-name="ce144">
            <text:p text:style-name="P232"><text:span>Anlage(n) Nr.</text:span><text:span/></text:p>
          </table:table-cell>
          <table:table-cell table:style-name="ce145">
            <text:p text:style-name="P233"><text:span>1</text:span><text:span/></text:p>
          </table:table-cell>
          <table:table-cell table:style-name="ce146">
            <text:p text:style-name="P234"><text:span/><text:span/></text:p>
          </table:table-cell>
        </table:table-row>
        <table:table-row table:style-name="ro56" table:default-cell-style-name="ce130">
          <table:table-cell table:style-name="ce147">
            <text:p text:style-name="P235"><text:span/><text:span/></text:p>
          </table:table-cell>
          <table:table-cell table:style-name="ce148" table:number-columns-spanned="3">
            <text:p text:style-name="P236"><text:span/><draw:frame draw:name="Kontrollkästchen9" draw:style-name="gr19" text:anchor-type="as-char" svg:width="0.318cm" svg:height="0.318cm" svg:x="0cm" svg:y="0cm"><draw:text-box fo:min-height="0.318cm"><text:p text:style-name="P237"><text:span/><draw:control draw:control="control9" draw:style-name="gr20" draw:text-style-name="P238" text:anchor-type="as-char" svg:width="0.2822cm" svg:height="0.5292cm"/><text:span/><text:span/></text:p></draw:text-box></draw:frame><text:span><text:tab/>folgenden Teilen der Leistungsbeschreibung des Auftraggebers vom </text:span><text:span/></text:p>
          </table:table-cell>
          <table:covered-table-cell/>
          <table:covered-table-cell/>
          <table:table-cell table:style-name="ce149" table:number-columns-spanned="2">
            <text:p text:style-name="P239"><text:span/><text:bookmark-start text:name="Text112"/><text:span/><text:bookmark-end text:name="Text112"/><text:span/><text:span/></text:p>
          </table:table-cell>
          <table:covered-table-cell/>
          <table:table-cell table:style-name="ce150">
            <text:p text:style-name="P240"><text:span/><text:span/></text:p>
          </table:table-cell>
        </table:table-row>
        <table:table-row table:style-name="ro57" table:default-cell-style-name="ce130">
          <table:table-cell table:style-name="ce151" table:number-columns-spanned="2">
            <text:p text:style-name="P241"><text:span/><text:span/></text:p>
          </table:table-cell>
          <table:covered-table-cell/>
          <table:table-cell table:style-name="ce152" table:number-columns-spanned="2">
            <text:p text:style-name="P242"><text:span/><text:span/><text:span/><text:text-input/><text:span/></text:p>
          </table:table-cell>
          <table:covered-table-cell/>
          <table:table-cell table:style-name="ce153">
            <text:p text:style-name="P243"><text:span>Anlage(n) Nr.</text:span><text:span/></text:p>
          </table:table-cell>
          <table:table-cell table:style-name="ce154">
            <text:p text:style-name="P244"><text:span/><text:span/></text:p>
          </table:table-cell>
          <table:table-cell table:style-name="ce155">
            <text:p text:style-name="P245"><text:span/><text:span/></text:p>
          </table:table-cell>
        </table:table-row>
        <table:table-row table:style-name="ro58" table:default-cell-style-name="ce130">
          <table:table-cell table:style-name="ce156">
            <text:p text:style-name="P246"><text:span/><text:span/></text:p>
          </table:table-cell>
          <table:table-cell table:style-name="ce157" table:number-columns-spanned="6">
            <text:p text:style-name="P247"><text:span/><draw:frame draw:name="Kontrollkästchen9" draw:style-name="gr21" text:anchor-type="as-char" svg:width="0.318cm" svg:height="0.318cm" svg:x="0cm" svg:y="0cm"><draw:text-box fo:min-height="0.318cm"><text:p text:style-name="P248"><text:span/><draw:control draw:control="control10" draw:style-name="gr22" draw:text-style-name="P249" text:anchor-type="as-char" svg:width="0.2822cm" svg:height="0.5292cm"/><text:span/><text:span/></text:p></draw:text-box></draw:frame><text:span><text:tab/>folgenden weiteren Dokumenten </text:span><text:span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59" table:default-cell-style-name="ce130">
          <table:table-cell table:style-name="ce158" table:number-columns-spanned="2">
            <text:p text:style-name="P250"><text:span/><text:span/></text:p>
          </table:table-cell>
          <table:covered-table-cell/>
          <table:table-cell table:style-name="ce159" table:number-columns-spanned="2">
            <text:list text:style-name="WWNum15" text:continue-numbering="true">
              <text:list-item>
                <text:p text:style-name="P251"><text:span>Produktbeschreibung auf Webseite https://seatable.com;</text:span><text:span/></text:p>
              </text:list-item>
              <text:list-item>
                <text:p text:style-name="P252"><text:span>Admin Manual (https://admin.seatable.com)</text:span><text:span/></text:p>
              </text:list-item>
              <text:list-item>
                <text:p text:style-name="P253"><text:span>Developer Manual (https://developer.seatable.com)</text:span><text:span/></text:p>
              </text:list-item>
              <text:list-item>
                <text:p text:style-name="P254"><text:span>API Reference (https://api.seatable.com)</text:span><text:span/></text:p>
              </text:list-item>
            </text:list>
            <text:p text:style-name="P255"><text:span/><text:span/></text:p>
          </table:table-cell>
          <table:covered-table-cell/>
          <table:table-cell table:style-name="ce160">
            <text:p text:style-name="P256"><text:span/><text:span/></text:p>
            <text:p text:style-name="P257"><text:span/><text:span/></text:p>
          </table:table-cell>
          <table:table-cell table:style-name="ce161">
            <text:p text:style-name="P258"><text:span/><text:span/></text:p>
          </table:table-cell>
          <table:table-cell table:style-name="ce162">
            <text:p text:style-name="P259"><text:span/><text:span/></text:p>
          </table:table-cell>
        </table:table-row>
        <table:table-row table:style-name="ro60" table:default-cell-style-name="ce130">
          <table:table-cell table:style-name="ce163">
            <text:p text:style-name="P260"><text:span/><text:span/></text:p>
          </table:table-cell>
          <table:table-cell table:style-name="ce164" table:number-columns-spanned="6">
            <text:p text:style-name="P261"><text:span>Es gelten die Dokumente in</text:span><text:span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61" table:default-cell-style-name="ce130">
          <table:table-cell table:style-name="ce165">
            <text:p text:style-name="P262"><text:span/><text:span/></text:p>
          </table:table-cell>
          <table:table-cell table:style-name="ce166" table:number-columns-spanned="6">
            <text:p text:style-name="P263"><text:span/><draw:frame draw:name="Kontrollkästchen9" draw:style-name="gr23" text:anchor-type="as-char" svg:width="0.318cm" svg:height="0.318cm" svg:x="0cm" svg:y="0cm"><draw:text-box fo:min-height="0.318cm"><text:p text:style-name="P264"><text:span/><draw:control draw:control="control11" draw:style-name="gr24" draw:text-style-name="P265" text:anchor-type="as-char" svg:width="0.2822cm" svg:height="0.5292cm"/><text:span/><text:span/></text:p></draw:text-box></draw:frame><text:span><text:tab/>obiger Reihenfolge</text:span><text:span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o62" table:default-cell-style-name="ce130">
          <table:table-cell table:style-name="ce167">
            <text:p text:style-name="P266"><text:span/><text:span/></text:p>
          </table:table-cell>
          <table:table-cell table:style-name="ce168" table:number-columns-spanned="2">
            <text:p text:style-name="P267"><text:span/><draw:frame draw:name="Kontrollkästchen9" draw:style-name="gr25" text:anchor-type="as-char" svg:width="0.318cm" svg:height="0.318cm" svg:x="0cm" svg:y="0cm"><draw:text-box fo:min-height="0.318cm"><text:p text:style-name="P268"><text:span/><draw:control draw:control="control12" draw:style-name="gr26" draw:text-style-name="P269" text:anchor-type="as-char" svg:width="0.2822cm" svg:height="0.5292cm"/><text:span/><text:span/></text:p></draw:text-box></draw:frame><text:span><text:tab/>folgender Reihenfolge </text:span><text:span/></text:p>
          </table:table-cell>
          <table:covered-table-cell/>
          <table:table-cell table:style-name="ce169" table:number-columns-spanned="3">
            <text:p text:style-name="P270"><text:span text:style-name="T408"><text:s text:c="2"/></text:span><text:span text:style-name="T409">______</text:span><text:span/></text:p>
          </table:table-cell>
          <table:covered-table-cell/>
          <table:covered-table-cell/>
          <table:table-cell table:style-name="ce170">
            <text:p text:style-name="P271"><text:span/><text:span/></text:p>
          </table:table-cell>
        </table:table-row>
        <table:table-row table:style-name="ro63" table:default-cell-style-name="ce130">
          <table:table-cell table:style-name="ce171">
            <text:p text:style-name="P272"><text:span/><text:span/></text:p>
          </table:table-cell>
          <table:table-cell table:style-name="ce172" table:number-columns-spanned="5">
            <text:p text:style-name="P273"><text:span/><draw:frame draw:name="Kontrollkästchen42" draw:style-name="gr27" text:anchor-type="as-char" svg:width="0.318cm" svg:height="0.318cm" svg:x="0cm" svg:y="0cm"><draw:text-box fo:min-height="0.318cm"><text:p text:style-name="P274"><text:span/><draw:control draw:control="control13" draw:style-name="gr28" draw:text-style-name="P275" text:anchor-type="as-char" svg:width="0.2822cm" svg:height="0.5292cm"/><text:span/><text:span/></text:p></draw:text-box></draw:frame><text:span><text:s/><text:tab/>Anderweitige Vereinbarung gemäß Anlage</text:span><text:span text:style-name="T410"> Nr. </text:span><text:span text:style-name="T411">______</text:span><text:span text:style-name="T412"> .</text:span><text:span/></text:p>
          </table:table-cell>
          <table:covered-table-cell/>
          <table:covered-table-cell/>
          <table:covered-table-cell/>
          <table:covered-table-cell/>
          <table:table-cell table:style-name="ce173">
            <text:p text:style-name="P276"><text:span/><text:span/></text:p>
          </table:table-cell>
        </table:table-row>
      </table:table>
      <text:p text:style-name="P277"><text:span/><text:span/></text:p>
      <table:table table:style-name="ta5">
        <table:table-columns>
          <table:table-column table:style-name="co22"/>
          <table:table-column table:style-name="co23"/>
        </table:table-columns>
        <table:table-row table:style-name="ro64" table:default-cell-style-name="ce174">
          <table:table-cell table:style-name="ce175" table:number-columns-spanned="2">
            <text:p text:style-name="P278"><text:span>4<text:tab/>Zugesicherte Eigenschaften</text:span><text:span/></text:p>
          </table:table-cell>
          <table:covered-table-cell/>
        </table:table-row>
        <table:table-row table:style-name="ro65" table:default-cell-style-name="ce174">
          <table:table-cell table:style-name="ce176" table:number-columns-spanned="2">
            <text:p text:style-name="P279"><text:span/><draw:frame draw:name="Kontrollkästchen9" draw:style-name="gr29" text:anchor-type="as-char" svg:width="0.318cm" svg:height="0.318cm" svg:x="0cm" svg:y="0cm"><draw:text-box fo:min-height="0.318cm"><text:p text:style-name="P280"><text:span/><draw:control draw:control="control14" draw:style-name="gr30" draw:text-style-name="P281" text:anchor-type="as-char" svg:width="0.2822cm" svg:height="0.5292cm"/><text:span/><text:span/></text:p></draw:text-box></draw:frame><text:span><text:tab/>Folgende Eigenschaften werden vom Auftragnehmer zugesichert:</text:span><text:span/></text:p>
          </table:table-cell>
          <table:covered-table-cell/>
        </table:table-row>
        <table:table-row table:style-name="ro66" table:default-cell-style-name="ce174">
          <table:table-cell table:style-name="ce177">
            <text:p text:style-name="P282"><text:span/><text:span/></text:p>
          </table:table-cell>
          <table:table-cell table:style-name="ce178">
            <text:p text:style-name="P283"><text:span>Die Software wird zum Download angeboten; Download erfolgt über Docker Hub. Übergeben wird ein Lizenzschein (Urkunde) und eine Lizenzdatei (Akti</text:span><text:span>vierungsschlüssel). Das Nutzungsrecht umfasst den Betrieb der Software auf einem Produktiv- und einem Testsystem. Mobile Apps, insofern verfügbar können ggf. aus den Stores der Hersteller (d.h. Apple App Store und Google Play Store) heruntergeladen werden.</text:span><text:span/></text:p>
          </table:table-cell>
        </table:table-row>
        <table:table-row table:style-name="ro67" table:default-cell-style-name="ce174">
          <table:table-cell table:style-name="ce179">
            <text:p text:style-name="P284"><text:span/><text:span/></text:p>
          </table:table-cell>
          <table:table-cell table:style-name="ce180">
            <text:p text:style-name="P285"><text:span/><draw:frame draw:name="Kontrollkästchen9" draw:style-name="gr31" text:anchor-type="as-char" svg:width="0.318cm" svg:height="0.318cm" svg:x="0cm" svg:y="0cm"><draw:text-box fo:min-height="0.318cm"><text:p text:style-name="P286"><text:span/><draw:control draw:control="control15" draw:style-name="gr32" draw:text-style-name="P287" text:anchor-type="as-char" svg:width="0.2822cm" svg:height="0.5292cm"/><text:span/><text:span/></text:p></draw:text-box></draw:frame><text:span><text:tab/>Ergänzende Vereinbarung gemäß Anlage Nr. </text:span><text:span text:style-name="T413">_______</text:span><text:span>.</text:span><text:span/></text:p>
          </table:table-cell>
        </table:table-row>
      </table:table>
      <text:p text:style-name="P288"><text:span/><text:span/></text:p>
      <table:table table:style-name="ta6">
        <table:table-columns>
          <table:table-column table:style-name="co24"/>
        </table:table-columns>
        <table:table-row table:style-name="ro68" table:default-cell-style-name="ce181">
          <table:table-cell table:style-name="ce182">
            <text:p text:style-name="P289"><text:span>5<text:tab/>Dokumentation</text:span><text:span/></text:p>
          </table:table-cell>
        </table:table-row>
        <table:table-row table:style-name="ro69" table:default-cell-style-name="ce181">
          <table:table-cell table:style-name="ce183">
            <text:p text:style-name="P290"><text:span>5.1<text:tab/>Sprache/Form </text:span><text:span text:style-name="T414">(ergänzend/abweichend von Ziffer 2.2 EVB-IT Überlassung Typ B)</text:span><text:span/></text:p>
          </table:table-cell>
        </table:table-row>
        <table:table-row table:style-name="ro70" table:default-cell-style-name="ce181">
          <table:table-cell table:style-name="ce184">
            <text:p text:style-name="P291"><text:span>Di</text:span><text:bookmark-start text:name="Text83"/><text:span>e lizenzierte Software ist mehrsprachig. Deutsch ist</text:span><text:span> eine der verfügbaren Sprachen. Die Sprache kann durch die Benutzer in den Einstellungen ausgewählt werden. Es gibt auch ein deutschsprachiges Benutzerhandbuch.<text:s text:c="3"/>Das Admin Manual, das Developer Manual und die API Reference sind nur auf Englisch verfügbar.</text:span><text:bookmark-end text:name="Text83"/><text:span/><text:span/></text:p>
          </table:table-cell>
        </table:table-row>
        <table:table-row table:style-name="ro71" table:default-cell-style-name="ce181">
          <table:table-cell table:style-name="ce185">
            <text:p text:style-name="P292"><text:span text:style-name="T415">5.2<text:tab/>Vervielfältigungsrecht </text:span><text:span text:style-name="T416"/></text:p>
          </table:table-cell>
        </table:table-row>
        <table:table-row table:style-name="ro72" table:default-cell-style-name="ce181">
          <table:table-cell table:style-name="ce186">
            <text:p text:style-name="P293"><text:span/><draw:frame draw:name="Kontrollkästchen11" draw:style-name="gr33" text:anchor-type="as-char" svg:width="0.318cm" svg:height="0.318cm" svg:x="0cm" svg:y="0cm"><draw:text-box fo:min-height="0.318cm"><text:p text:style-name="P294"><text:span/><draw:control draw:control="control16" draw:style-name="gr34" draw:text-style-name="P295" text:anchor-type="as-char" svg:width="0.2822cm" svg:height="0.5292cm"/><text:span/><text:span/></text:p></draw:text-box></draw:frame><text:span><text:tab/>Die Dokumentation der Standardsoftware* gemäß Nummer 3.1 lfd. Nr. </text:span><text:span text:style-name="T417">______</text:span><text:span/></text:p>
            <text:p text:style-name="P296"><text:span>kann </text:span><text:span text:style-name="T418">_____</text:span><text:span>fach vervielfältigt werden.</text:span><text:span/></text:p>
          </table:table-cell>
        </table:table-row>
        <table:table-row table:style-name="ro73" table:default-cell-style-name="ce181">
          <table:table-cell table:style-name="ce187">
            <text:p text:style-name="P297"><text:span/><draw:frame draw:name="Kontrollkästchen42" draw:style-name="gr35" text:anchor-type="as-char" svg:width="0.318cm" svg:height="0.318cm" svg:x="0cm" svg:y="0cm"><draw:text-box fo:min-height="0.318cm"><text:p text:style-name="P298"><text:span/><draw:control draw:control="control17" draw:style-name="gr36" draw:text-style-name="P299" text:anchor-type="as-char" svg:width="0.2822cm" svg:height="0.5292cm"/><text:span/><text:span/></text:p></draw:text-box></draw:frame><text:span><text:tab/>Ergänzende Vereinbarung gemäß Anlage</text:span><text:span text:style-name="T419"> Nr. </text:span><text:span text:style-name="T420">_____</text:span><text:span text:style-name="T421"> .</text:span><text:span/></text:p>
          </table:table-cell>
        </table:table-row>
      </table:table>
      <text:p text:style-name="P300"><text:span text:style-name="T422"/><text:span text:style-name="T423"/></text:p>
      <text:p text:style-name="P301"><text:span text:style-name="T424"/><text:span text:style-name="T425"/></text:p>
      <text:p text:style-name="P302"><text:span text:style-name="T426">Vertragsnummer/Kennung Auftraggeber<text:tab/></text:span><text:span/><text:span/><text:span/><text:text-input/><text:span text:style-name="T427">.</text:span><text:span/></text:p>
      <text:p text:style-name="P303"><text:span text:style-name="T428">Vertragsnummer/Kennung Auftragnehmer<text:tab/></text:span><text:span/><text:span/><text:span/><text:text-input/><text:span text:style-name="T429">.</text:span><text:span/></text:p>
      <text:p text:style-name="P304"><text:span/><text:span/></text:p>
      <table:table table:style-name="ta7">
        <table:table-columns>
          <table:table-column table:style-name="co25"/>
          <table:table-column table:style-name="co26"/>
          <table:table-column table:style-name="co27"/>
        </table:table-columns>
        <table:table-row table:style-name="ro74" table:default-cell-style-name="ce188">
          <table:table-cell table:style-name="ce189" table:number-columns-spanned="3">
            <text:p text:style-name="P305"><text:span>6<text:tab/>Lieferanschrift </text:span><text:span>(erfolgt per E-Mail)</text:span><text:span/></text:p>
          </table:table-cell>
          <table:covered-table-cell/>
          <table:covered-table-cell/>
        </table:table-row>
        <table:table-row table:style-name="ro75" table:default-cell-style-name="ce188">
          <table:table-cell table:style-name="ce190">
            <text:p text:style-name="P306"><text:span/><text:span/></text:p>
          </table:table-cell>
          <table:table-cell table:style-name="ce191">
            <text:p text:style-name="P307"><text:span text:style-name="T430">E-Mail-Adresse</text:span><text:span text:style-name="T431"/></text:p>
          </table:table-cell>
          <table:table-cell table:style-name="ce192">
            <text:p text:style-name="P308"><text:span text:style-name="T432"/><text:span text:style-name="T433"/></text:p>
          </table:table-cell>
        </table:table-row>
        <table:table-row table:style-name="ro76" table:default-cell-style-name="ce188">
          <table:table-cell table:style-name="ce193">
            <text:p text:style-name="P309"><text:span text:style-name="T434"/><text:span text:style-name="T435"/></text:p>
          </table:table-cell>
          <table:table-cell table:style-name="ce194">
            <text:p text:style-name="P310"><text:span>Erfüllungsort </text:span><text:span text:style-name="T436">(falls abweichend von der Lieferanschrift)</text:span><text:span/></text:p>
          </table:table-cell>
          <table:table-cell table:style-name="ce195">
            <text:p text:style-name="P311"><text:span text:style-name="T437"/><text:span text:style-name="T438"/></text:p>
          </table:table-cell>
        </table:table-row>
        <table:table-row table:style-name="ro77" table:default-cell-style-name="ce188">
          <table:table-cell table:style-name="ce196">
            <text:p text:style-name="P312"><text:span text:style-name="T439"/><text:span text:style-name="T440"/></text:p>
          </table:table-cell>
          <table:table-cell table:style-name="ce197">
            <text:p text:style-name="P313"><text:span/><text:bookmark-start text:name="Text113"/><text:span/><text:bookmark-end text:name="Text113"/><text:span text:style-name="T441">Anschrift des Auftragnehmers</text:span><text:span text:style-name="T442"/></text:p>
          </table:table-cell>
          <table:table-cell table:style-name="ce198">
            <text:p text:style-name="P314"><text:span text:style-name="T443"/><text:span text:style-name="T444"/></text:p>
          </table:table-cell>
        </table:table-row>
        <table:table-row table:style-name="ro78" table:default-cell-style-name="ce188">
          <table:table-cell table:style-name="ce199" table:number-columns-spanned="3">
            <text:p text:style-name="P315"><text:span text:style-name="T445"/><text:span text:style-name="T446"/></text:p>
          </table:table-cell>
          <table:covered-table-cell/>
          <table:covered-table-cell/>
        </table:table-row>
      </table:table>
      <text:p text:style-name="P316"><text:span/><text:span/></text:p>
      <table:table table:style-name="ta8">
        <table:table-columns>
          <table:table-column table:style-name="co28"/>
        </table:table-columns>
        <table:table-row table:style-name="ro79" table:default-cell-style-name="ce200">
          <table:table-cell table:style-name="ce201">
            <text:p text:style-name="P317"><text:span>7<text:tab/>Besondere Nutzungsvereinbarungen </text:span><text:span text:style-name="T447">gemäß Ziffer 3.2 EVB-IT Überlassung Typ B</text:span><text:span/></text:p>
          </table:table-cell>
        </table:table-row>
        <table:table-row table:style-name="ro80" table:default-cell-style-name="ce200">
          <table:table-cell table:style-name="ce202">
            <text:p text:style-name="P318"><text:span text:style-name="T448">7.1<text:tab/>Mehrfachnutzung</text:span><text:span text:style-name="T449"/></text:p>
          </table:table-cell>
        </table:table-row>
        <table:table-row table:style-name="ro81" table:default-cell-style-name="ce200">
          <table:table-cell table:style-name="ce203">
            <text:p text:style-name="P319"><text:span/><text:bookmark-start text:name="Kontrollkästchen11"/><text:span/><draw:frame draw:name="Kontrollkästchen11" draw:style-name="gr37" text:anchor-type="as-char" svg:width="0.318cm" svg:height="0.318cm" svg:x="0cm" svg:y="0cm"><draw:text-box fo:min-height="0.318cm"><text:p text:style-name="P320"><text:span/><draw:control draw:control="control18" draw:style-name="gr38" draw:text-style-name="P321" text:anchor-type="as-char" svg:width="0.2822cm" svg:height="0.5292cm"/><text:span/><text:span/></text:p></draw:text-box></draw:frame><text:bookmark-end text:name="Kontrollkästchen11"/><text:span><text:tab/>Die Standardsoftware* gemäß Nummer 3.1 lf</text:span><text:bookmark-start text:name="Text33"/><text:span>d</text:span><text:bookmark-end text:name="Text33"/><text:span>. Nr. </text:span><text:span text:style-name="T450">______</text:span><text:span> darf bis zu </text:span><text:span text:style-name="T451">______</text:span><text:span>fach</text:span><text:span/></text:p>
            <text:p text:style-name="P322"><text:span><text:tab/>gleichzeitig genutzt werden.</text:span><text:span/></text:p>
          </table:table-cell>
        </table:table-row>
        <table:table-row table:style-name="ro82" table:default-cell-style-name="ce200">
          <table:table-cell table:style-name="ce204">
            <text:p text:style-name="P323"><text:span/><draw:frame draw:name="Kontrollkästchen42" draw:style-name="gr39" text:anchor-type="as-char" svg:width="0.318cm" svg:height="0.318cm" svg:x="0cm" svg:y="0cm"><draw:text-box fo:min-height="0.318cm"><text:p text:style-name="P324"><text:span/><draw:control draw:control="control19" draw:style-name="gr40" draw:text-style-name="P325" text:anchor-type="as-char" svg:width="0.2822cm" svg:height="0.5292cm"/><text:span/><text:span/></text:p></draw:text-box></draw:frame><text:span><text:tab/>Ergänzende Vereinbarung gemäß Anlage</text:span><text:span text:style-name="T452"> Nr.<text:s text:c="2"/>______</text:span><text:span/></text:p>
          </table:table-cell>
        </table:table-row>
        <table:table-row table:style-name="ro83" table:default-cell-style-name="ce200">
          <table:table-cell table:style-name="ce205">
            <text:p text:style-name="P326"><text:span text:style-name="T453">7.2<text:tab/>Systemumgebung</text:span><text:span text:style-name="T454"/></text:p>
            <text:p text:style-name="P327"><text:span/><draw:frame draw:name="Kontrollkästchen11" draw:style-name="gr41" text:anchor-type="as-char" svg:width="0.318cm" svg:height="0.318cm" svg:x="0cm" svg:y="0cm"><draw:text-box fo:min-height="0.318cm"><text:p text:style-name="P328"><text:span/><draw:control draw:control="control20" draw:style-name="gr42" draw:text-style-name="P329" text:anchor-type="as-char" svg:width="0.2822cm" svg:height="0.5292cm"/><text:span/><text:span/></text:p></draw:text-box></draw:frame><text:span><text:tab/>Die Standardsoftware* gemäß Nummer 3.1 lfd. Nr. </text:span><text:span text:style-name="T455">1</text:span><text:span text:style-name="T456">.</text:span><text:span><text:tab/>wird zur Nutzung in folgender Systemumgebung* freigegeben: </text:span><text:span>SeaTable Admin Manual</text:span><text:span text:style-name="T457"> (</text:span><text:span text:style-name="T458">https://admin.seatable.</text:span><text:span text:style-name="T459">com</text:span><text:span>).</text:span><text:span/></text:p>
            <text:p text:style-name="P330"><text:span/><draw:frame draw:name="Kontrollkästchen11" draw:style-name="gr43" text:anchor-type="as-char" svg:width="0.318cm" svg:height="0.318cm" svg:x="0cm" svg:y="0cm"><draw:text-box fo:min-height="0.318cm"><text:p text:style-name="P331"><text:span/><draw:control draw:control="control21" draw:style-name="gr44" draw:text-style-name="P332" text:anchor-type="as-char" svg:width="0.2822cm" svg:height="0.5292cm"/><text:span/><text:span/></text:p></draw:text-box></draw:frame><text:span><text:tab/>Die Standardsoftware* gemäß Nummer 3.1 lfd. Nr. </text:span><text:span text:style-name="T460">______ </text:span><text:span>wird zur Nutzung in einer beliebigen Systemumgebung* freigegeben.</text:span><text:span/></text:p>
          </table:table-cell>
        </table:table-row>
        <table:table-row table:style-name="ro84" table:default-cell-style-name="ce200">
          <table:table-cell table:style-name="ce206">
            <text:p text:style-name="P333"><text:span/><draw:frame draw:name="Kontrollkästchen42" draw:style-name="gr45" text:anchor-type="as-char" svg:width="0.318cm" svg:height="0.318cm" svg:x="0cm" svg:y="0cm"><draw:text-box fo:min-height="0.318cm"><text:p text:style-name="P334"><text:span/><draw:control draw:control="control22" draw:style-name="gr46" draw:text-style-name="P335" text:anchor-type="as-char" svg:width="0.2822cm" svg:height="0.5292cm"/><text:span/><text:span/></text:p></draw:text-box></draw:frame><text:span><text:tab/>Ergänzende Vereinbarung gemäß Anlage</text:span><text:span text:style-name="T461"> Nr. </text:span><text:span text:style-name="T462">______ .</text:span><text:span/></text:p>
          </table:table-cell>
        </table:table-row>
        <table:table-row table:style-name="ro85" table:default-cell-style-name="ce200">
          <table:table-cell table:style-name="ce207">
            <text:p text:style-name="P336"><text:span text:style-name="T463">7.3</text:span><text:span><text:tab/></text:span><text:span text:style-name="T464">Anderweitige Nutzungsvereinbarungen</text:span><text:span><text:s/></text:span><text:span/></text:p>
            <text:p text:style-name="P337"><text:span/><draw:frame draw:name="Kontrollkästchen11" draw:style-name="gr47" text:anchor-type="as-char" svg:width="0.318cm" svg:height="0.318cm" svg:x="0cm" svg:y="0cm"><draw:text-box fo:min-height="0.318cm"><text:p text:style-name="P338"><text:span/><draw:control draw:control="control23" draw:style-name="gr48" draw:text-style-name="P339" text:anchor-type="as-char" svg:width="0.2822cm" svg:height="0.5292cm"/><text:span/><text:span/></text:p></draw:text-box></draw:frame><text:span><text:tab/>Gemäß Anlage Nr. </text:span><text:span text:style-name="T465">______</text:span><text:span> .</text:span><text:span/></text:p>
          </table:table-cell>
        </table:table-row>
      </table:table>
      <text:p text:style-name="P340"><text:span text:style-name="T466"/><text:span text:style-name="T467"/></text:p>
      <table:table table:style-name="ta9">
        <table:table-columns>
          <table:table-column table:style-name="co29"/>
        </table:table-columns>
        <table:table-row table:style-name="ro86" table:default-cell-style-name="ce208">
          <table:table-cell table:style-name="ce209">
            <text:p text:style-name="P341"><text:span>8<text:tab/>Kopier- oder Nutzungssperren </text:span><text:span text:style-name="T468">gemäß Ziffer 3.7 EVB-IT Überlassung Typ B</text:span><text:span/></text:p>
          </table:table-cell>
        </table:table-row>
        <table:table-row table:style-name="ro87" table:default-cell-style-name="ce208">
          <table:table-cell table:style-name="ce210">
            <text:p text:style-name="P342"><text:span/><draw:frame draw:name="Kontrollkästchen11" draw:style-name="gr49" text:anchor-type="as-char" svg:width="0.318cm" svg:height="0.318cm" svg:x="0cm" svg:y="0cm"><draw:text-box fo:min-height="0.318cm"><text:p text:style-name="P343"><text:span/><draw:control draw:control="control24" draw:style-name="gr50" draw:text-style-name="P344" text:anchor-type="as-char" svg:width="0.2822cm" svg:height="0.5292cm"/><text:span/><text:span/></text:p></draw:text-box></draw:frame><text:span><text:tab/>Dem Auftragnehmer sind Kopier- oder Nutzungssperren in der Standardsoftware* bekannt. Einzelheiten siehe Anlage Nr. </text:span><text:span>_</text:span><text:span text:style-name="T469">_____</text:span><text:span> .</text:span><text:span/></text:p>
          </table:table-cell>
        </table:table-row>
      </table:table>
      <text:p text:style-name="P345"><text:span/><text:span/></text:p>
      <table:table table:style-name="ta10">
        <table:table-columns>
          <table:table-column table:style-name="co30"/>
        </table:table-columns>
        <table:table-row table:style-name="ro88" table:default-cell-style-name="ce211">
          <table:table-cell table:style-name="ce212">
            <text:p text:style-name="P346"><text:span text:style-name="T470">9<text:tab/>Kündigung</text:span><text:span text:style-name="T471"><text:s/></text:span><text:span text:style-name="T472">(abweichend von Ziffer 4.1 EVB-IT Überlassung Typ B)</text:span><text:span/></text:p>
            <text:p text:style-name="P347"><text:span/><draw:frame draw:name="Kontrollkästchen36" draw:style-name="gr51" text:anchor-type="as-char" svg:width="0.318cm" svg:height="0.318cm" svg:x="0cm" svg:y="0cm"><draw:text-box fo:min-height="0.318cm"><text:p text:style-name="P348"><text:span/><draw:control draw:control="control25" draw:style-name="gr52" draw:text-style-name="P349" text:anchor-type="as-char" svg:width="0.2822cm" svg:height="0.5292cm"/><text:span/><text:span/></text:p></draw:text-box></draw:frame><text:span><text:tab/>Es wird eine Kündigungsfrist von </text:span><text:span text:style-name="T473">______</text:span><text:span> Monaten<text:s text:c="2"/>vereinbart. </text:span><text:span/></text:p>
          </table:table-cell>
        </table:table-row>
      </table:table>
      <text:p text:style-name="P350"><text:span/><text:span/></text:p>
      <table:table table:style-name="ta11">
        <table:table-columns>
          <table:table-column table:style-name="co31"/>
        </table:table-columns>
        <table:table-row table:style-name="ro89" table:default-cell-style-name="ce213">
          <table:table-cell table:style-name="ce214">
            <text:p text:style-name="P351"><text:span>10<text:tab/>Kopie zu Prüf- und Archivierungszwecken bei Kündigung der Nutzungsrechte bzw. nach Ende der Überlassungsdauer</text:span><text:span/></text:p>
          </table:table-cell>
        </table:table-row>
        <table:table-row table:style-name="ro90" table:default-cell-style-name="ce213">
          <table:table-cell table:style-name="ce215">
            <text:p text:style-name="P352"><text:span/><draw:frame draw:name="Kontrollkästchen11" draw:style-name="gr53" text:anchor-type="as-char" svg:width="0.318cm" svg:height="0.318cm" svg:x="0cm" svg:y="0cm"><draw:text-box fo:min-height="0.318cm"><text:p text:style-name="P353"><text:span/><draw:control draw:control="control26" draw:style-name="gr54" draw:text-style-name="P354" text:anchor-type="as-char" svg:width="0.2822cm" svg:height="0.5292cm"/><text:span/><text:span/></text:p></draw:text-box></draw:frame><text:span><text:tab/>Der Auftraggeber ist be</text:span><text:span>rechtigt, nach dem Ende der Überlassungsdauer (wegen Zeitablauf, wegen Kündigung durch den Auftraggeber oder ordentlicher Kündigung durch den Auftragnehmer) eine Kopie der Standardsoftware* einschließlich der Dokumentation zu Prüf- und Archivierungszwecken</text:span><text:span/></text:p>
            <text:p text:style-name="P355"><text:span/><draw:frame draw:name="Kontrollkästchen15" draw:style-name="gr55" text:anchor-type="as-char" svg:width="0.318cm" svg:height="0.318cm" svg:x="0cm" svg:y="0cm"><draw:text-box fo:min-height="0.318cm"><text:p text:style-name="P356"><text:span/><draw:control draw:control="control27" draw:style-name="gr56" draw:text-style-name="P357" text:anchor-type="as-char" svg:width="0.2822cm" svg:height="0.5292cm"/><text:span/><text:span/></text:p></draw:text-box></draw:frame><text:span><text:tab/>gegen gesonderte Vergütung gemäß Anlage Nr. </text:span><text:span text:style-name="T474">______</text:span><text:span/></text:p>
            <text:p text:style-name="P358"><text:span/><draw:frame draw:name="Kontrollkästchen15" draw:style-name="gr57" text:anchor-type="as-char" svg:width="0.318cm" svg:height="0.318cm" svg:x="0cm" svg:y="0cm"><draw:text-box fo:min-height="0.318cm"><text:p text:style-name="P359"><text:span/><draw:control draw:control="control28" draw:style-name="gr58" draw:text-style-name="P360" text:anchor-type="as-char" svg:width="0.2822cm" svg:height="0.5292cm"/><text:span/><text:span/></text:p></draw:text-box></draw:frame><text:span><text:tab/>ohne gesonderte Vergütung</text:span><text:span/></text:p>
            <text:p text:style-name="P361"><text:span>zu behalten.</text:span><text:span/></text:p>
            <text:p text:style-name="P362"><text:span/><draw:frame draw:name="Kontrollkästchen11" draw:style-name="gr59" text:anchor-type="as-char" svg:width="0.318cm" svg:height="0.318cm" svg:x="0cm" svg:y="0cm"><draw:text-box fo:min-height="0.318cm"><text:p text:style-name="P363"><text:span/><draw:control draw:control="control29" draw:style-name="gr60" draw:text-style-name="P364" text:anchor-type="as-char" svg:width="0.2822cm" svg:height="0.5292cm"/><text:span/><text:span/></text:p></draw:text-box></draw:frame><text:span><text:tab/>Der Auftraggeber ist berechtigt, nach dem Ende der Überlassungsdauer (wegen außerordentlicher Kündigung durch den Auftragnehmer) eine Kopie der Standardsoftware* einschließlich der Dokumentation zu Prüf- und Archivierungszwecken</text:span><text:span/></text:p>
            <text:p text:style-name="P365"><text:span/><draw:frame draw:name="Kontrollkästchen15" draw:style-name="gr61" text:anchor-type="as-char" svg:width="0.318cm" svg:height="0.318cm" svg:x="0cm" svg:y="0cm"><draw:text-box fo:min-height="0.318cm"><text:p text:style-name="P366"><text:span/><draw:control draw:control="control30" draw:style-name="gr62" draw:text-style-name="P367" text:anchor-type="as-char" svg:width="0.2822cm" svg:height="0.5292cm"/><text:span/><text:span/></text:p></draw:text-box></draw:frame><text:span><text:tab/>gegen gesonderte Vergütung gemäß Anlage Nr. </text:span><text:span text:style-name="T475">______</text:span><text:span/></text:p>
            <text:p text:style-name="P368"><text:span/><draw:frame draw:name="Kontrollkästchen15" draw:style-name="gr63" text:anchor-type="as-char" svg:width="0.318cm" svg:height="0.318cm" svg:x="0cm" svg:y="0cm"><draw:text-box fo:min-height="0.318cm"><text:p text:style-name="P369"><text:span/><draw:control draw:control="control31" draw:style-name="gr64" draw:text-style-name="P370" text:anchor-type="as-char" svg:width="0.2822cm" svg:height="0.5292cm"/><text:span/><text:span/></text:p></draw:text-box></draw:frame><text:span><text:tab/>ohne gesonderte Vergütung</text:span><text:span/></text:p>
            <text:p text:style-name="P371"><text:span>zu behalten. </text:span><text:span/></text:p>
          </table:table-cell>
        </table:table-row>
      </table:table>
      <text:p text:style-name="P372"><text:span text:style-name="T476"/><text:span text:style-name="T477"/></text:p>
      <text:p text:style-name="P373"><text:span text:style-name="T478"/><text:span text:style-name="T479"/></text:p>
      <text:p text:style-name="P374"><text:span text:style-name="T480">Vertragsnummer/Kennung Auftraggeber<text:tab/></text:span><text:span/><text:span/><text:span/><text:text-input/><text:span text:style-name="T481">.</text:span><text:span/></text:p>
      <text:p text:style-name="P375"><text:span text:style-name="T482">Vertragsnummer/Kennung Auftragnehmer<text:tab/></text:span><text:span/><text:span/><text:span/><text:text-input/><text:span text:style-name="T483">.</text:span><text:span/></text:p>
      <text:p text:style-name="P376"><text:span/><text:span/></text:p>
      <table:table table:style-name="ta12">
        <table:table-columns>
          <table:table-column table:style-name="co32"/>
          <table:table-column table:style-name="co33"/>
          <table:table-column table:style-name="co34"/>
        </table:table-columns>
        <table:table-row table:style-name="ro91" table:default-cell-style-name="ce216">
          <table:table-cell table:style-name="ce217" table:number-columns-spanned="3">
            <text:p text:style-name="P377"><text:span>11<text:tab/>Verantwortlicher Ansprechpartner</text:span><text:span/></text:p>
          </table:table-cell>
          <table:covered-table-cell/>
          <table:covered-table-cell/>
        </table:table-row>
        <table:table-row table:style-name="ro92" table:default-cell-style-name="ce216">
          <table:table-cell table:style-name="ce218">
            <text:p text:style-name="P378"><text:span>des Auftraggebers:</text:span><text:span/></text:p>
          </table:table-cell>
          <table:table-cell table:style-name="ce219">
            <text:p text:style-name="P379"><text:span/><text:span/><text:span/><text:text-input/><text:span text:style-name="T484">Ansprechpartner</text:span><text:span text:style-name="T485"/></text:p>
          </table:table-cell>
          <table:table-cell table:style-name="ce220">
            <text:p text:style-name="P380"><text:span/><text:span/></text:p>
          </table:table-cell>
        </table:table-row>
        <table:table-row table:style-name="ro93" table:default-cell-style-name="ce216">
          <table:table-cell table:style-name="ce221">
            <text:p text:style-name="P381"><text:span>des Auftragnehmers:</text:span><text:span/></text:p>
          </table:table-cell>
          <table:table-cell table:style-name="ce222">
            <text:p text:style-name="P382"><text:span>Ralf Dyllick-Brenzinger</text:span><text:span/></text:p>
          </table:table-cell>
          <table:table-cell table:style-name="ce223">
            <text:p text:style-name="P383"><text:span/><text:span/></text:p>
          </table:table-cell>
        </table:table-row>
      </table:table>
      <text:p text:style-name="P384"><text:span/><text:span/></text:p>
      <table:table table:style-name="ta13">
        <table:table-columns>
          <table:table-column table:style-name="co35"/>
          <table:table-column table:style-name="co36"/>
          <table:table-column table:style-name="co37"/>
          <table:table-column table:style-name="co38"/>
          <table:table-column table:style-name="co39"/>
        </table:table-columns>
        <table:table-row table:style-name="ro94" table:default-cell-style-name="ce224">
          <table:table-cell table:style-name="ce225" table:number-columns-spanned="5">
            <text:p text:style-name="P385"><text:span>12<text:tab/>Störungsmeldung und Nacherfüllung </text:span><text:span/></text:p>
          </table:table-cell>
          <table:covered-table-cell/>
          <table:covered-table-cell/>
          <table:covered-table-cell/>
          <table:covered-table-cell/>
        </table:table-row>
        <table:table-row table:style-name="ro95" table:default-cell-style-name="ce224">
          <table:table-cell table:style-name="ce226" table:number-columns-spanned="5">
            <text:p text:style-name="P386"><text:span text:style-name="T486">12.1<text:tab/>Adresse für Störungsmeldung </text:span><text:span text:style-name="T487">gemäß Ziffer 7.4 EVB-IT Überlassung Typ B</text:span><text:span/></text:p>
          </table:table-cell>
          <table:covered-table-cell/>
          <table:covered-table-cell/>
          <table:covered-table-cell/>
          <table:covered-table-cell/>
        </table:table-row>
        <table:table-row table:style-name="ro96" table:default-cell-style-name="ce224">
          <table:table-cell table:style-name="ce227" table:number-columns-spanned="5">
            <text:p text:style-name="P387"><text:span>Die Störungsmeldung erfolgt auf einem Formular entsprechend Muster 1 zu EVB-IT Überlassung Typ B</text:span><text:span/></text:p>
            <text:p text:style-name="P388"><text:span>– Störungsmeldeformular – an:</text:span><text:span/></text:p>
          </table:table-cell>
          <table:covered-table-cell/>
          <table:covered-table-cell/>
          <table:covered-table-cell/>
          <table:covered-table-cell/>
        </table:table-row>
        <table:table-row table:style-name="ro97" table:default-cell-style-name="ce224">
          <table:table-cell table:style-name="ce228" table:number-columns-spanned="2">
            <text:p text:style-name="P389"><text:span>Name/Firma:</text:span><text:span/></text:p>
          </table:table-cell>
          <table:covered-table-cell/>
          <table:table-cell table:style-name="ce229" table:number-columns-spanned="2">
            <text:p text:style-name="P390"><text:span>SeaTable GmbH</text:span><text:span/></text:p>
          </table:table-cell>
          <table:covered-table-cell/>
          <table:table-cell table:style-name="ce230">
            <text:p text:style-name="P391"><text:span/><text:span/></text:p>
          </table:table-cell>
        </table:table-row>
        <table:table-row table:style-name="ro98" table:default-cell-style-name="ce224">
          <table:table-cell table:style-name="ce231" table:number-columns-spanned="2">
            <text:p text:style-name="P392"><text:span>Organisationseinheit/Abteilung:</text:span><text:span/></text:p>
          </table:table-cell>
          <table:covered-table-cell/>
          <table:table-cell table:style-name="ce232" table:number-columns-spanned="2">
            <text:p text:style-name="P393"><text:span>Support</text:span><text:span/></text:p>
          </table:table-cell>
          <table:covered-table-cell/>
          <table:table-cell table:style-name="ce233">
            <text:p text:style-name="P394"><text:span/><text:span/></text:p>
          </table:table-cell>
        </table:table-row>
        <table:table-row table:style-name="ro99" table:default-cell-style-name="ce224">
          <table:table-cell table:style-name="ce234" table:number-columns-spanned="2">
            <text:p text:style-name="P395"><text:span/><draw:frame draw:name="Kontrollkästchen48" draw:style-name="gr65" text:anchor-type="as-char" svg:width="0.318cm" svg:height="0.318cm" svg:x="0cm" svg:y="0cm"><draw:text-box fo:min-height="0.318cm"><text:p text:style-name="P396"><text:span/><draw:control draw:control="control32" draw:style-name="gr66" draw:text-style-name="P397" text:anchor-type="as-char" svg:width="0.2822cm" svg:height="0.5292cm"/><text:span/><text:span/></text:p></draw:text-box></draw:frame><text:span><text:tab/>Postanschrift:</text:span><text:span/></text:p>
          </table:table-cell>
          <table:covered-table-cell/>
          <table:table-cell table:style-name="ce235" table:number-columns-spanned="2">
            <text:p text:style-name="P398"><text:span/><text:span/></text:p>
          </table:table-cell>
          <table:covered-table-cell/>
          <table:table-cell table:style-name="ce236">
            <text:p text:style-name="P399"><text:span/><text:span/></text:p>
          </table:table-cell>
        </table:table-row>
        <table:table-row table:style-name="ro100" table:default-cell-style-name="ce224">
          <table:table-cell table:style-name="ce237" table:number-columns-spanned="2">
            <text:p text:style-name="P400"><text:span/><draw:frame draw:name="Kontrollkästchen48" draw:style-name="gr67" text:anchor-type="as-char" svg:width="0.318cm" svg:height="0.318cm" svg:x="0cm" svg:y="0cm"><draw:text-box fo:min-height="0.318cm"><text:p text:style-name="P401"><text:span/><draw:control draw:control="control33" draw:style-name="gr68" draw:text-style-name="P402" text:anchor-type="as-char" svg:width="0.2822cm" svg:height="0.5292cm"/><text:span/><text:span/></text:p></draw:text-box></draw:frame><text:span><text:tab/>Telefon:</text:span><text:span/></text:p>
          </table:table-cell>
          <table:covered-table-cell/>
          <table:table-cell table:style-name="ce238" table:number-columns-spanned="2">
            <text:p text:style-name="P403"><text:span/><text:span/></text:p>
          </table:table-cell>
          <table:covered-table-cell/>
          <table:table-cell table:style-name="ce239">
            <text:p text:style-name="P404"><text:span/><text:span/></text:p>
          </table:table-cell>
        </table:table-row>
        <table:table-row table:style-name="ro101" table:default-cell-style-name="ce224">
          <table:table-cell table:style-name="ce240" table:number-columns-spanned="2">
            <text:p text:style-name="P405"><text:span/><draw:frame draw:name="Kontrollkästchen48" draw:style-name="gr69" text:anchor-type="as-char" svg:width="0.318cm" svg:height="0.318cm" svg:x="0cm" svg:y="0cm"><draw:text-box fo:min-height="0.318cm"><text:p text:style-name="P406"><text:span/><draw:control draw:control="control34" draw:style-name="gr70" draw:text-style-name="P407" text:anchor-type="as-char" svg:width="0.2822cm" svg:height="0.5292cm"/><text:span/><text:span/></text:p></draw:text-box></draw:frame><text:span><text:tab/></text:span><text:span>E</text:span><text:span>-Mail:</text:span><text:span/></text:p>
          </table:table-cell>
          <table:covered-table-cell/>
          <table:table-cell table:style-name="ce241" table:number-columns-spanned="2">
            <text:p text:style-name="P408"><text:span>support@seatable.io</text:span><text:span/></text:p>
          </table:table-cell>
          <table:covered-table-cell/>
          <table:table-cell table:style-name="ce242">
            <text:p text:style-name="P409"><text:span/><text:span/></text:p>
          </table:table-cell>
        </table:table-row>
        <table:table-row table:style-name="ro102" table:default-cell-style-name="ce224">
          <table:table-cell table:style-name="ce243" table:number-columns-spanned="2">
            <text:p text:style-name="P410"><text:span/><draw:frame draw:name="Kontrollkästchen48" draw:style-name="gr71" text:anchor-type="as-char" svg:width="0.318cm" svg:height="0.318cm" svg:x="0cm" svg:y="0cm"><draw:text-box fo:min-height="0.318cm"><text:p text:style-name="P411"><text:span/><draw:control draw:control="control35" draw:style-name="gr72" draw:text-style-name="P412" text:anchor-type="as-char" svg:width="0.2822cm" svg:height="0.5292cm"/><text:span/><text:span/></text:p></draw:text-box></draw:frame><text:span><text:tab/>Web-Adresse:</text:span><text:span/></text:p>
          </table:table-cell>
          <table:covered-table-cell/>
          <table:table-cell table:style-name="ce244" table:number-columns-spanned="2">
            <text:p text:style-name="P413"><text:span/><text:span/></text:p>
          </table:table-cell>
          <table:covered-table-cell/>
          <table:table-cell table:style-name="ce245">
            <text:p text:style-name="P414"><text:span/><text:span/></text:p>
          </table:table-cell>
        </table:table-row>
        <table:table-row table:style-name="ro103" table:default-cell-style-name="ce224">
          <table:table-cell table:style-name="ce246" table:number-columns-spanned="5">
            <text:p text:style-name="P415"><text:span/><text:span/></text:p>
          </table:table-cell>
          <table:covered-table-cell/>
          <table:covered-table-cell/>
          <table:covered-table-cell/>
          <table:covered-table-cell/>
        </table:table-row>
        <table:table-row table:style-name="ro104" table:default-cell-style-name="ce224">
          <table:table-cell table:style-name="ce247" table:number-columns-spanned="5">
            <text:p text:style-name="P416"><text:span text:style-name="T488">12.2<text:tab/>Annahme der Störungsmeldung, Ergänzende Vereinbarungen zu Bereitschafts- und Reaktionszeiten</text:span><text:span text:style-name="T489"/></text:p>
          </table:table-cell>
          <table:covered-table-cell/>
          <table:covered-table-cell/>
          <table:covered-table-cell/>
          <table:covered-table-cell/>
        </table:table-row>
        <table:table-row table:style-name="ro105" table:default-cell-style-name="ce224">
          <table:table-cell table:style-name="ce248" table:number-columns-spanned="5">
            <text:p text:style-name="P417"><text:span>Die Störungsmeldung wird während folgender üblicher Geschäftszeit des Auftragnehmers angenommen: </text:span><text:span/></text:p>
          </table:table-cell>
          <table:covered-table-cell/>
          <table:covered-table-cell/>
          <table:covered-table-cell/>
          <table:covered-table-cell/>
        </table:table-row>
        <table:table-row table:style-name="ro106" table:default-cell-style-name="ce224">
          <table:table-cell table:style-name="ce249">
            <text:p text:style-name="P418"><text:span/><text:span/></text:p>
          </table:table-cell>
          <table:table-cell table:style-name="ce250" table:number-columns-spanned="2">
            <text:p text:style-name="P419"><text:span>Der Auftragnehmer erbringt technischen Support an Administratoren des Auftraggebers auf Best-Efforts-Basis. Die Störungsmeldung wird während folgender üblicher Geschäftszeit des Auftragnehmers angenommen: Montag-Freitag (ausgenommen bundesdeutsche Feiertag</text:span><text:span>e</text:span><text:span> und Feiertage in RLP, 9:00 - 17:00Uhr. Support wird grundsätzlich per E-Mail erbracht.</text:span><text:span/></text:p>
          </table:table-cell>
          <table:covered-table-cell/>
          <table:table-cell table:style-name="ce251" table:number-columns-spanned="2">
            <text:p text:style-name="P420"><text:span/><text:span/></text:p>
          </table:table-cell>
          <table:covered-table-cell/>
        </table:table-row>
        <table:table-row table:style-name="ro107" table:default-cell-style-name="ce224">
          <table:table-cell table:style-name="ce252">
            <text:p text:style-name="P421"><text:span/><text:span/></text:p>
          </table:table-cell>
          <table:table-cell table:style-name="ce253" table:number-columns-spanned="2">
            <text:p text:style-name="P422"><text:span/><draw:frame draw:name="Kontrollkästchen42" draw:style-name="gr73" text:anchor-type="as-char" svg:width="0.318cm" svg:height="0.318cm" svg:x="0cm" svg:y="0cm"><draw:text-box fo:min-height="0.318cm"><text:p text:style-name="P423"><text:span/><draw:control draw:control="control36" draw:style-name="gr74" draw:text-style-name="P424" text:anchor-type="as-char" svg:width="0.2822cm" svg:height="0.5292cm"/><text:span/><text:span/></text:p></draw:text-box></draw:frame><text:span><text:tab/>Ergänzende Vereinbarung zu Bereitschafts- und Reaktionszeiten gemäß Anlage Nr. </text:span><text:span text:style-name="T490">______</text:span><text:span> .</text:span><text:span/></text:p>
          </table:table-cell>
          <table:covered-table-cell/>
          <table:table-cell table:style-name="ce254" table:number-columns-spanned="2">
            <text:p text:style-name="P425"><text:span/><text:span/></text:p>
          </table:table-cell>
          <table:covered-table-cell/>
        </table:table-row>
      </table:table>
      <text:p text:style-name="P426"><text:span/><text:span/></text:p>
      <table:table table:style-name="ta14">
        <table:table-columns>
          <table:table-column table:style-name="co40"/>
        </table:table-columns>
        <table:table-row table:style-name="ro108" table:default-cell-style-name="ce255">
          <table:table-cell table:style-name="ce256">
            <text:p text:style-name="P427"><text:span text:style-name="T491">13<text:tab/>Telefonische Unterstützung</text:span><text:span text:style-name="T492"/></text:p>
            <text:p text:style-name="P428"><text:span/><draw:frame draw:name="Kontrollkästchen14" draw:style-name="gr75" text:anchor-type="as-char" svg:width="0.318cm" svg:height="0.318cm" svg:x="0cm" svg:y="0cm"><draw:text-box fo:min-height="0.318cm"><text:p text:style-name="P429"><text:span/><draw:control draw:control="control37" draw:style-name="gr76" draw:text-style-name="P430" text:anchor-type="as-char" svg:width="0.2822cm" svg:height="0.5292cm"/><text:span/><text:span/></text:p></draw:text-box></draw:frame><text:span><text:tab/>Telefonische Unterstützung des Auftraggebers erfolgt nach gesonderter Vereinbarung gemäß</text:span><text:span/></text:p>
            <text:p text:style-name="P431"><text:span><text:tab/>Anlage Nr. </text:span><text:span text:style-name="T493">______</text:span><text:span text:style-name="T494"><text:s/></text:span><text:span>.</text:span><text:span/></text:p>
          </table:table-cell>
        </table:table-row>
      </table:table>
      <text:p text:style-name="P432"><text:span/><text:span/></text:p>
      <table:table table:style-name="ta15">
        <table:table-columns>
          <table:table-column table:style-name="co41"/>
        </table:table-columns>
        <table:table-row table:style-name="ro109" table:default-cell-style-name="ce257">
          <table:table-cell table:style-name="ce258">
            <text:p text:style-name="P433"><text:span>14<text:tab/>Versicherung </text:span><text:span/></text:p>
          </table:table-cell>
        </table:table-row>
        <table:table-row table:style-name="ro110" table:default-cell-style-name="ce257">
          <table:table-cell table:style-name="ce259">
            <text:p text:style-name="P434"><text:span/><draw:frame draw:name="Kontrollkästchen11" draw:style-name="gr77" text:anchor-type="as-char" svg:width="0.318cm" svg:height="0.318cm" svg:x="0cm" svg:y="0cm"><draw:text-box fo:min-height="0.318cm"><text:p text:style-name="P435"><text:span/><draw:control draw:control="control38" draw:style-name="gr78" draw:text-style-name="P436" text:anchor-type="as-char" svg:width="0.2822cm" svg:height="0.5292cm"/><text:span/><text:span/></text:p></draw:text-box></draw:frame><text:span><text:tab/>Der Auftragnehmer weist nach, dass die Haftungshöchstsumme</text:span><text:span>n gemäß Ziffer 9.2.1 EVB-IT Überlassung Typ B durch eine Versicherung abgedeckt sind, die im Rahmen und Umfang einer marktüblichen deutschen Industriehaftpflichtversicherung oder einer vergleichbaren Versicherung aus einem Mitgliedsstaat der EU entspricht.</text:span><text:span/></text:p>
          </table:table-cell>
        </table:table-row>
      </table:table>
      <text:p text:style-name="P437"><text:span/><text:span/></text:p>
      <table:table table:style-name="ta16">
        <table:table-columns>
          <table:table-column table:style-name="co42"/>
        </table:table-columns>
        <table:table-row table:style-name="ro111" table:default-cell-style-name="ce260">
          <table:table-cell table:style-name="ce261">
            <text:p text:style-name="P438"><text:span>15<text:tab/>Sonstige Vereinbarungen</text:span><text:span/></text:p>
          </table:table-cell>
        </table:table-row>
        <table:table-row table:style-name="ro112" table:default-cell-style-name="ce260">
          <table:table-cell table:style-name="ce262">
            <text:list text:style-name="WWNum16" text:continue-numbering="true">
              <text:list-item>
                <text:p text:style-name="P439"><text:span/><text:bookmark-start text:name="Text110"/><text:span>Der Auftragnehmer übermittelt den Lizenzschein und die Lizenzdatei bis spätestens 5 Werktage nach Auftragsabschluss an die Lieferanschrift gemäß Nummer 6.</text:span><text:span/></text:p>
              </text:list-item>
              <text:list-item>
                <text:p text:style-name="P440"><text:span>Wird die Standardsoftware gemäß Nummer 3.1 ohne Benutzerbegrenzung überlassen, dann darf diese nur von mit dem Auftraggeber verbundenen Personen benu</text:span><text:span>tz</text:span><text:span>t werden.</text:span><text:span/></text:p>
              </text:list-item>
              <text:list-item>
                <text:p text:style-name="P441"><text:span>Eine </text:span><text:span>Weitergabe der Lizenz und eine </text:span><text:span>Unterlizenzierung </text:span><text:span>sind</text:span><text:span> ausgeschlossen. </text:span><text:bookmark-end text:name="Text110"/><text:span/><text:span/></text:p>
              </text:list-item>
            </text:list>
            <text:p text:style-name="P442"><text:span/><text:span/></text:p>
          </table:table-cell>
        </table:table-row>
      </table:table>
      <text:p text:style-name="P443"><text:span/><text:span/></text:p>
      <table:table table:style-name="ta17">
        <table:table-columns>
          <table:table-column table:style-name="co43"/>
          <table:table-column table:style-name="co44"/>
          <table:table-column table:style-name="co45"/>
          <table:table-column table:style-name="co46"/>
          <table:table-column table:style-name="co47"/>
          <table:table-column table:style-name="co48"/>
          <table:table-column table:style-name="co49"/>
          <table:table-column table:style-name="co50"/>
          <table:table-column table:style-name="co51"/>
          <table:table-column table:style-name="co52"/>
        </table:table-columns>
        <table:table-row table:style-name="ro113" table:default-cell-style-name="ce263">
          <table:table-cell table:style-name="ce264" table:number-columns-spanned="10">
            <text:p text:style-name="P444"><text:span/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114" table:default-cell-style-name="ce263">
          <table:table-cell table:style-name="ce265">
            <text:p text:style-name="P445"><text:span/><text:span/></text:p>
          </table:table-cell>
          <table:table-cell table:style-name="ce266">
            <text:p text:style-name="P446"><text:span/><text:bookmark-start text:name="Text114"/><text:span>M</text:span><text:bookmark-end text:name="Text114"/><text:span>ai</text:span><text:span>nz</text:span><text:span/></text:p>
          </table:table-cell>
          <table:table-cell table:style-name="ce267">
            <text:p text:style-name="P447"><text:span> ,</text:span><text:span/></text:p>
          </table:table-cell>
          <table:table-cell table:style-name="ce268">
            <text:p text:style-name="P448"><text:span/><text:bookmark-start text:name="Text117 Kopie 1"/><text:span text:style-name="T495">D</text:span><text:bookmark-end text:name="Text117 Kopie 1"/><text:span text:style-name="T496">atum</text:span><text:span text:style-name="T497"/></text:p>
          </table:table-cell>
          <table:table-cell table:style-name="ce269" table:number-columns-spanned="2">
            <text:p text:style-name="P449"><text:span/><text:span/></text:p>
          </table:table-cell>
          <table:covered-table-cell/>
          <table:table-cell table:style-name="ce270">
            <text:p text:style-name="P450"><text:span/><text:bookmark-start text:name="Text116"/><text:span text:style-name="T498">O</text:span><text:bookmark-end text:name="Text116"/><text:span text:style-name="T499">rt</text:span><text:span text:style-name="T500"/></text:p>
          </table:table-cell>
          <table:table-cell table:style-name="ce271">
            <text:p text:style-name="P451"><text:span> ,</text:span><text:span/></text:p>
          </table:table-cell>
          <table:table-cell table:style-name="ce272">
            <text:p text:style-name="P452"><text:span/><text:bookmark-start text:name="Text117"/><text:span text:style-name="T501">D</text:span><text:bookmark-end text:name="Text117"/><text:span text:style-name="T502">atum</text:span><text:span text:style-name="T503"/></text:p>
          </table:table-cell>
          <table:table-cell table:style-name="ce273">
            <text:p text:style-name="P453"><text:span/><text:span/></text:p>
          </table:table-cell>
        </table:table-row>
        <table:table-row table:style-name="ro115" table:default-cell-style-name="ce263">
          <table:table-cell table:style-name="ce274">
            <text:p text:style-name="P454"><text:span/><text:span/></text:p>
          </table:table-cell>
          <table:table-cell table:style-name="ce275" table:number-columns-spanned="3">
            <text:p text:style-name="P455"><text:span>Ort<text:s text:c="46"/>Datum</text:span><text:span/></text:p>
          </table:table-cell>
          <table:covered-table-cell/>
          <table:covered-table-cell/>
          <table:table-cell table:style-name="ce276" table:number-columns-spanned="2">
            <text:p text:style-name="P456"><text:span text:style-name="T504"/><text:span text:style-name="T505"/></text:p>
          </table:table-cell>
          <table:covered-table-cell/>
          <table:table-cell table:style-name="ce277" table:number-columns-spanned="4">
            <text:p text:style-name="P457"><text:span text:style-name="T506">Ort<text:s text:c="46"/>Datum</text:span><text:span text:style-name="T507"/></text:p>
          </table:table-cell>
          <table:covered-table-cell/>
          <table:covered-table-cell/>
          <table:covered-table-cell/>
        </table:table-row>
        <table:table-row table:style-name="ro116" table:default-cell-style-name="ce263">
          <table:table-cell table:style-name="ce278">
            <text:p text:style-name="P458"><text:span/><text:span/></text:p>
          </table:table-cell>
          <table:table-cell table:style-name="ce279" table:number-columns-spanned="3">
            <text:p text:style-name="P459"><text:span>SeaTable GmbH</text:span><text:span/></text:p>
          </table:table-cell>
          <table:covered-table-cell/>
          <table:covered-table-cell/>
          <table:table-cell table:style-name="ce280" table:number-columns-spanned="2">
            <text:p text:style-name="P460"><text:span/><text:span/></text:p>
          </table:table-cell>
          <table:covered-table-cell/>
          <table:table-cell table:style-name="ce281" table:number-columns-spanned="4">
            <text:p text:style-name="P461"><text:span text:style-name="T508">Auftraggeber</text:span><text:span text:style-name="T509"/></text:p>
          </table:table-cell>
          <table:covered-table-cell/>
          <table:covered-table-cell/>
          <table:covered-table-cell/>
        </table:table-row>
        <table:table-row table:style-name="ro117" table:default-cell-style-name="ce263">
          <table:table-cell table:style-name="ce282" table:number-columns-spanned="10">
            <text:p text:style-name="P462"><text:span/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118" table:default-cell-style-name="ce263">
          <table:table-cell table:style-name="ce283" table:number-columns-spanned="10">
            <text:p text:style-name="P463"><text:span/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o119" table:default-cell-style-name="ce263">
          <table:table-cell table:style-name="ce284">
            <text:p text:style-name="P464"><text:span/><text:span/></text:p>
          </table:table-cell>
          <table:table-cell table:style-name="ce285" table:number-columns-spanned="4">
            <text:p text:style-name="P465"><text:span/><text:span/></text:p>
          </table:table-cell>
          <table:covered-table-cell/>
          <table:covered-table-cell/>
          <table:covered-table-cell/>
          <table:table-cell table:style-name="ce286">
            <text:p text:style-name="P466"><text:span/><text:span/></text:p>
          </table:table-cell>
          <table:table-cell table:style-name="ce287" table:number-columns-spanned="3">
            <text:p text:style-name="P467"><text:span/><text:span/></text:p>
          </table:table-cell>
          <table:covered-table-cell/>
          <table:covered-table-cell/>
          <table:table-cell table:style-name="ce288">
            <text:p text:style-name="P468"><text:span/><text:span/></text:p>
          </table:table-cell>
        </table:table-row>
        <table:table-row table:style-name="ro120" table:default-cell-style-name="ce263">
          <table:table-cell table:style-name="ce289">
            <text:p text:style-name="P469"><text:span/><text:span/></text:p>
          </table:table-cell>
          <table:table-cell table:style-name="ce290" table:number-columns-spanned="4">
            <text:p text:style-name="P470"><text:span>Unterschrift(en) Auftragnehmer </text:span><text:span text:style-name="T510">(Name(n) in Druckschrift)</text:span><text:span/></text:p>
          </table:table-cell>
          <table:covered-table-cell/>
          <table:covered-table-cell/>
          <table:covered-table-cell/>
          <table:table-cell table:style-name="ce291">
            <text:p text:style-name="P471"><text:span/><text:span/></text:p>
          </table:table-cell>
          <table:table-cell table:style-name="ce292" table:number-columns-spanned="3">
            <text:p text:style-name="P472"><text:span>Unterschrift(en) Auftraggeber </text:span><text:span text:style-name="T511">(</text:span><text:span text:style-name="T512">Name(n) in Druckschrift)</text:span><text:span/></text:p>
          </table:table-cell>
          <table:covered-table-cell/>
          <table:covered-table-cell/>
          <table:table-cell table:style-name="ce293">
            <text:p text:style-name="P473"><text:span/><text:span/></text:p>
          </table:table-cell>
        </table:table-row>
        <table:table-row table:style-name="ro121" table:default-cell-style-name="ce263">
          <table:table-cell table:style-name="ce294" table:number-columns-spanned="10">
            <text:p text:style-name="P474"><text:span/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5"><text:span text:style-name="T513"/><text:span text:style-name="T5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</style:style>
    <style:style style:parent-style-name="138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8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138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138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13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13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38" style:display-name="No Spacing" style:family="paragraph" style:name="170">
      <style:paragraph-properties fo:line-height="100%" fo:margin-bottom="0pt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Emphasis" style:family="text" style:name="172">
      <style:paragraph-properties/>
      <style:text-properties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148" style:display-name="Header Char" style:family="text" style:name="177">
      <style:paragraph-properties/>
    </style:style>
    <style:style style:parent-style-name="148" style:display-name="Footer Char" style:family="text" style:name="179">
      <style:paragraph-properties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DStyle_paragraph" style:family="paragraph" style:name="792">
      <style:paragraph-properties/>
      <style:text-properties fo:color="#000000" fo:font-family="Times New Roman" style:font-family-asian="Arial Unicode MS" style:font-family-complex="Tahoma" fo:font-size="12pt" style:font-size-complex="12pt" fo:language="de" fo:country="DE"/>
    </style:style>
    <style:style style:parent-style-name="792" style:display-name="Standard" style:family="paragraph" style:name="793">
      <style:paragraph-properties/>
      <style:text-properties fo:color="#000000" fo:font-family="Arial" style:font-family-asian="Times New Roman" style:font-family-complex="Times New Roman" fo:font-size="9pt" style:font-size-complex="10pt" fo:language="de" style:language-complex="ar" fo:country="DE" style:country-complex="SA"/>
    </style:style>
    <style:style style:parent-style-name="793" style:display-name="Text body" style:family="paragraph" style:name="794">
      <style:paragraph-properties fo:text-align="center" fo:margin-top="3pt" fo:margin-bottom="0pt"/>
      <style:text-properties fo:font-family="Arial" style:font-family-complex="Arial" fo:font-size="9pt"/>
    </style:style>
    <style:style style:parent-style-name="793" style:display-name="Text body indent" style:family="paragraph" style:name="795">
      <style:paragraph-properties fo:margin-left="1cm" fo:margin-right="0cm" fo:text-indent="-1cm">
        <style:tab-stops>
          <style:tab-stop style:position="1.499cm" style:type="left"/>
        </style:tab-stops>
      </style:paragraph-properties>
      <style:text-properties fo:font-size="8pt"/>
    </style:style>
    <style:style style:parent-style-name="793" style:display-name="Heading" style:family="paragraph" style:name="796">
      <style:paragraph-properties fo:margin-top="12pt" fo:margin-bottom="6pt"/>
      <style:text-properties fo:font-family="Arial" style:font-family-asian="MS Mincho" style:font-family-complex="Tahoma" fo:font-size="14pt" style:font-size-complex="14pt"/>
    </style:style>
    <style:style style:parent-style-name="793" style:display-name="Heading 1" style:family="paragraph" style:name="797">
      <style:paragraph-properties fo:text-align="justify" fo:margin-left="1.251cm" fo:margin-right="0cm" fo:text-indent="-1.251cm" fo:margin-top="0pt" fo:margin-bottom="3pt"/>
      <style:text-properties fo:font-family="Arial" style:font-family-complex="Arial" fo:font-size="9pt" fo:font-weight="bold"/>
    </style:style>
    <style:style style:parent-style-name="793" style:list-style-name="WWNum17" style:display-name="Heading 2" style:family="paragraph" style:name="798">
      <style:paragraph-properties fo:text-align="justify" fo:margin-left="0cm" fo:margin-right="0cm" fo:text-indent="0cm" fo:margin-top="0pt" fo:margin-bottom="3pt"/>
      <style:text-properties fo:font-family="Arial" style:font-family-complex="Arial" fo:font-size="9pt"/>
    </style:style>
    <style:style style:parent-style-name="793" style:display-name="Heading 3" style:family="paragraph" style:name="799">
      <style:paragraph-properties fo:margin-top="0pt" fo:margin-bottom="6pt"/>
      <style:text-properties fo:font-weight="bold"/>
    </style:style>
    <style:style style:parent-style-name="793" style:display-name="Heading 4" style:family="paragraph" style:name="800">
      <style:paragraph-properties fo:text-align="right" fo:margin-top="4pt" fo:margin-bottom="0pt"/>
      <style:text-properties fo:font-weight="bold"/>
    </style:style>
    <style:style style:parent-style-name="793" style:display-name="Heading 5" style:family="paragraph" style:name="801">
      <style:paragraph-properties fo:text-align="center"/>
      <style:text-properties fo:font-family="Arial" style:font-family-complex="Arial" fo:font-size="12pt" fo:font-weight="bold"/>
    </style:style>
    <style:style style:parent-style-name="793" style:display-name="Heading 6" style:family="paragraph" style:name="802">
      <style:paragraph-properties fo:text-align="right" fo:margin-top="3pt" fo:margin-bottom="3pt"/>
      <style:text-properties fo:font-size="10pt" fo:font-weight="bold"/>
    </style:style>
    <style:style style:parent-style-name="793" style:display-name="Heading 7" style:family="paragraph" style:name="803">
      <style:paragraph-properties fo:margin-left="1cm" fo:margin-right="0cm" fo:text-indent="-1cm" fo:margin-top="6pt" fo:margin-bottom="6pt"/>
      <style:text-properties fo:font-weight="bold"/>
    </style:style>
    <style:style style:parent-style-name="794" style:display-name="List" style:family="paragraph" style:name="804">
      <style:paragraph-properties/>
      <style:text-properties style:font-family-complex="Tahoma"/>
    </style:style>
    <style:style style:parent-style-name="793" style:display-name="Header and Footer" style:family="paragraph" style:name="805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93" style:display-name="Header" style:family="paragraph" style:name="806">
      <style:paragraph-properties fo:text-align="justify">
        <style:tab-stops>
          <style:tab-stop style:position="8cm" style:type="center"/>
          <style:tab-stop style:position="16cm" style:type="right"/>
        </style:tab-stops>
      </style:paragraph-properties>
      <style:text-properties fo:font-family="Arial" style:font-family-complex="Arial"/>
    </style:style>
    <style:style style:parent-style-name="793" style:display-name="Footer" style:family="paragraph" style:name="807">
      <style:paragraph-properties fo:text-align="justify">
        <style:tab-stops>
          <style:tab-stop style:position="8cm" style:type="center"/>
          <style:tab-stop style:position="16cm" style:type="right"/>
        </style:tab-stops>
      </style:paragraph-properties>
      <style:text-properties fo:font-family="Arial" style:font-family-complex="Arial"/>
    </style:style>
    <style:style style:parent-style-name="793" style:display-name="Table Contents" style:family="paragraph" style:name="808">
      <style:paragraph-properties/>
    </style:style>
    <style:style style:parent-style-name="808" style:display-name="Table Heading" style:family="paragraph" style:name="809">
      <style:paragraph-properties fo:text-align="center"/>
      <style:text-properties fo:font-style="italic" fo:font-weight="bold"/>
    </style:style>
    <style:style style:parent-style-name="793" style:display-name="Caption" style:family="paragraph" style:name="810">
      <style:paragraph-properties fo:margin-top="6pt" fo:margin-bottom="6pt"/>
      <style:text-properties style:font-family-complex="Tahoma" fo:font-size="10pt" style:font-size-complex="10pt" fo:font-style="italic"/>
    </style:style>
    <style:style style:parent-style-name="794" style:display-name="Frame contents" style:family="paragraph" style:name="811">
      <style:paragraph-properties/>
    </style:style>
    <style:style style:parent-style-name="793" style:display-name="Index" style:family="paragraph" style:name="812">
      <style:paragraph-properties/>
      <style:text-properties style:font-family-complex="Tahoma"/>
    </style:style>
    <style:style style:parent-style-name="793" style:display-name="01" style:family="paragraph" style:name="813">
      <style:paragraph-properties fo:line-height="13pt" fo:text-align="justify" fo:margin-left="0.501cm" fo:margin-right="0cm" fo:text-indent="-0.501cm">
        <style:tab-stops>
          <style:tab-stop style:position="0.9984cm" style:type="left"/>
        </style:tab-stops>
      </style:paragraph-properties>
      <style:text-properties fo:font-family="Arial" style:font-family-complex="Arial"/>
    </style:style>
    <style:style style:parent-style-name="793" style:display-name="Body Text Indent 21" style:family="paragraph" style:name="814">
      <style:paragraph-properties fo:margin-left="0.7515cm" fo:margin-right="0cm" fo:text-indent="-0.7515cm">
        <style:tab-stops>
          <style:tab-stop style:position="1.499cm" style:type="left"/>
        </style:tab-stops>
      </style:paragraph-properties>
      <style:text-properties fo:font-family="Arial" style:font-family-complex="Arial" fo:font-size="9pt"/>
    </style:style>
    <style:style style:parent-style-name="793" style:display-name="Einzug: Normal" style:family="paragraph" style:name="815">
      <style:paragraph-properties style:line-height-at-least="12pt" fo:text-align="justify">
        <style:tab-stops>
          <style:tab-stop style:position="0.9984cm" style:type="left"/>
          <style:tab-stop style:position="1.499cm" style:type="left"/>
          <style:tab-stop style:position="2.251cm" style:type="left"/>
          <style:tab-stop style:position="3.001cm" style:type="left"/>
          <style:tab-stop style:position="3.75cm" style:type="left"/>
          <style:tab-stop style:position="4.5cm" style:type="left"/>
          <style:tab-stop style:position="5.25cm" style:type="left"/>
          <style:tab-stop style:position="12.5cm" style:type="left"/>
          <style:tab-stop style:position="16cm" style:type="left"/>
        </style:tab-stops>
      </style:paragraph-properties>
      <style:text-properties fo:font-family="Arial" style:font-family-complex="Arial" fo:font-size="12pt"/>
    </style:style>
    <style:style style:parent-style-name="793" style:display-name="List Paragraph" style:family="paragraph" style:name="816">
      <style:paragraph-properties fo:margin-left="1.27cm" fo:margin-right="0cm" fo:text-indent="0cm" fo:margin-top="0pt" fo:margin-bottom="0pt"/>
    </style:style>
    <style:style style:parent-style-name="818" style:display-name="Page Number" style:family="text" style:name="817">
      <style:paragraph-properties/>
      <style:text-properties fo:font-size="10pt"/>
    </style:style>
    <style:style style:parent-style-name="792" style:display-name="Absatz-Standardschriftart" style:family="text" style:name="818">
      <style:paragraph-properties/>
    </style:style>
    <style:style style:parent-style-name="792" style:display-name="ListLabel 103" style:family="text" style:name="819">
      <style:paragraph-properties/>
      <style:text-properties style:font-family-asian="Times New Roman" style:font-family-complex="Times New Roman"/>
    </style:style>
    <style:style style:parent-style-name="792" style:display-name="ListLabel 104" style:family="text" style:name="820">
      <style:paragraph-properties/>
      <style:text-properties style:font-family-complex="Courier New"/>
    </style:style>
    <style:style style:parent-style-name="792" style:display-name="ListLabel 105" style:family="text" style:name="821">
      <style:paragraph-properties/>
      <style:text-properties style:font-family-complex="Wingdings"/>
    </style:style>
    <style:style style:parent-style-name="792" style:display-name="ListLabel 106" style:family="text" style:name="822">
      <style:paragraph-properties/>
      <style:text-properties style:font-family-complex="Symbol"/>
    </style:style>
    <style:style style:parent-style-name="792" style:display-name="ListLabel 107" style:family="text" style:name="823">
      <style:paragraph-properties/>
      <style:text-properties style:font-family-complex="Courier New"/>
    </style:style>
    <style:style style:parent-style-name="792" style:display-name="ListLabel 108" style:family="text" style:name="824">
      <style:paragraph-properties/>
      <style:text-properties style:font-family-complex="Wingdings"/>
    </style:style>
    <style:style style:parent-style-name="792" style:display-name="ListLabel 109" style:family="text" style:name="825">
      <style:paragraph-properties/>
      <style:text-properties style:font-family-complex="Symbol"/>
    </style:style>
    <style:style style:parent-style-name="792" style:display-name="ListLabel 110" style:family="text" style:name="826">
      <style:paragraph-properties/>
      <style:text-properties style:font-family-complex="Courier New"/>
    </style:style>
    <style:style style:parent-style-name="792" style:display-name="ListLabel 111" style:family="text" style:name="827">
      <style:paragraph-properties/>
      <style:text-properties style:font-family-complex="Wingdings"/>
    </style:style>
    <style:style style:parent-style-name="792" style:display-name="Internet link" style:family="text" style:name="828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792" style:display-name="Bullet Symbols" style:family="text" style:name="829">
      <style:paragraph-properties/>
      <style:text-properties fo:font-family="OpenSymbol" style:font-family-asian="OpenSymbol" style:font-family-complex="OpenSymbol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 fo:font-family="Symbol" style:font-family-complex="Symbol"/>
    </style:style>
    <style:style style:family="text" style:name="T119">
      <style:text-properties fo:font-family="'Courier New'" style:font-family-complex="'Courier New'"/>
    </style:style>
    <style:style style:family="text" style:name="T120">
      <style:text-properties fo:font-family="Wingdings" style:font-family-complex="Wingdings"/>
    </style:style>
    <style:style style:family="text" style:name="T121">
      <style:text-properties fo:font-family="Symbol" style:font-family-complex="Symbol"/>
    </style:style>
    <style:style style:family="text" style:name="T122">
      <style:text-properties fo:font-family="'Courier New'" style:font-family-complex="'Courier New'"/>
    </style:style>
    <style:style style:family="text" style:name="T123">
      <style:text-properties fo:font-family="Wingdings" style:font-family-complex="Wingdings"/>
    </style:style>
    <style:style style:family="text" style:name="T124">
      <style:text-properties fo:font-family="Symbol" style:font-family-complex="Symbol"/>
    </style:style>
    <style:style style:family="text" style:name="T125">
      <style:text-properties fo:font-family="'Courier New'" style:font-family-complex="'Courier New'"/>
    </style:style>
    <style:style style:family="text" style:name="T126">
      <style:text-properties fo:font-family="Wingdings" style:font-family-complex="Wingdings"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/>
    </style:style>
    <style:style style:family="text" style:name="T150">
      <style:text-properties/>
    </style:style>
    <style:style style:family="text" style:name="T151">
      <style:text-properties/>
    </style:style>
    <style:style style:family="text" style:name="T152">
      <style:text-properties/>
    </style:style>
    <style:style style:family="text" style:name="T153">
      <style:text-properties/>
    </style:style>
    <text:list-style style:name="WWNum1">
      <text:list-level-style-number text:level="1" text:style-name="T1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2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4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5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6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7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8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9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  <text:list-style style:name="WWNum2">
      <text:list-level-style-number text:level="1" text:style-name="T10" text:start-value="3" style:num-format="1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2" text:style-name="T11" text:display-levels="2" text:start-value="3" style:num-format="1" style:num-suffix=".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3" text:style-name="T12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13" text:display-levels="4" text:start-value="2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5" text:style-name="T14" text:display-levels="5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6" text:style-name="T15" text:display-levels="6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7" text:style-name="T16" text:display-levels="7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8" text:style-name="T17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9" text:style-name="T18" text:display-levels="9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</text:list-style>
    <text:list-style style:name="WWNum3">
      <text:list-level-style-number text:level="1" text:style-name="T19" text:start-value="9" style:num-format="1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2" text:style-name="T20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21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23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24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26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27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4">
      <text:list-level-style-number text:level="1" text:style-name="T28" text:start-value="3" style:num-format="1">
        <style:list-level-properties text:list-level-position-and-space-mode="label-alignment">
          <style:list-level-label-alignment fo:text-indent="-1.244cm" fo:margin-left="1.879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3.81cm" fo:margin-left="3.8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7.62cm" fo:margin-left="7.62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11.43cm" fo:margin-left="11.43cm"/>
        </style:list-level-properties>
        <style:text-properties/>
      </text:list-level-style-number>
    </text:list-style>
    <text:list-style style:name="WWNum5">
      <text:list-level-style-number text:level="1" text:style-name="T37" text:start-value="3" style:num-format="1">
        <style:list-level-properties text:list-level-position-and-space-mode="label-alignment">
          <style:list-level-label-alignment fo:text-indent="-1.005cm" fo:margin-left="1.005cm"/>
        </style:list-level-properties>
        <style:text-properties/>
      </text:list-level-style-number>
      <text:list-level-style-number text:level="2" text:style-name="T38" text:display-levels="2" style:num-format="1" style:num-suffix=".">
        <style:list-level-properties text:list-level-position-and-space-mode="label-alignment">
          <style:list-level-label-alignment fo:text-indent="-1.005cm" fo:margin-left="1.005cm"/>
        </style:list-level-properties>
        <style:text-properties/>
      </text:list-level-style-number>
      <text:list-level-style-number text:level="3" text:style-name="T39" text:display-levels="3" style:num-format="1" style:num-suffix=".">
        <style:list-level-properties text:list-level-position-and-space-mode="label-alignment">
          <style:list-level-label-alignment fo:text-indent="-1.005cm" fo:margin-left="1.005cm"/>
        </style:list-level-properties>
        <style:text-properties/>
      </text:list-level-style-number>
      <text:list-level-style-number text:level="4" text:style-name="T40" text:display-levels="4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5" text:style-name="T41" text:display-levels="5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6" text:style-name="T42" text:display-levels="6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7" text:style-name="T43" text:display-levels="7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8" text:style-name="T44" text:display-levels="8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9" text:style-name="T45" text:display-levels="9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</text:list-style>
    <text:list-style style:name="WWNum6">
      <text:list-level-style-number text:level="1" text:style-name="T46" text:start-value="8" style:num-format="1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2" text:style-name="T47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48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49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50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51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5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53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54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7">
      <text:list-level-style-number text:level="1" text:style-name="T55" text:start-value="9" style:num-format="1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2" text:style-name="T56" text:display-levels="2" text:start-value="2" style:num-format="1" style:num-suffix=".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3" text:style-name="T57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58" text:display-levels="4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5" text:style-name="T59" text:display-levels="5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6" text:style-name="T60" text:display-levels="6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7" text:style-name="T61" text:display-levels="7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8" text:style-name="T62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9" text:style-name="T63" text:display-levels="9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</text:list-style>
    <text:list-style style:name="WWNum8">
      <text:list-level-style-number text:level="1" text:style-name="T64" text:start-value="3" style:num-format="1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2" text:style-name="T65" text:display-levels="2" text:start-value="3" style:num-format="1" style:num-suffix=".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3" text:style-name="T66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67" text:display-levels="4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5" text:style-name="T68" text:display-levels="5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6" text:style-name="T69" text:display-levels="6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7" text:style-name="T70" text:display-levels="7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8" text:style-name="T71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9" text:style-name="T72" text:display-levels="9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</text:list-style>
    <text:list-style style:name="WWNum9">
      <text:list-level-style-number text:level="1" text:style-name="T73" text:start-value="3" style:num-format="1">
        <style:list-level-properties text:list-level-position-and-space-mode="label-alignment">
          <style:list-level-label-alignment fo:text-indent="-1.005cm" fo:margin-left="1.005cm"/>
        </style:list-level-properties>
        <style:text-properties/>
      </text:list-level-style-number>
      <text:list-level-style-number text:level="2" text:style-name="T74" text:display-levels="2" style:num-format="1" style:num-suffix=".">
        <style:list-level-properties text:list-level-position-and-space-mode="label-alignment">
          <style:list-level-label-alignment fo:text-indent="-1.005cm" fo:margin-left="1.005cm"/>
        </style:list-level-properties>
        <style:text-properties/>
      </text:list-level-style-number>
      <text:list-level-style-number text:level="3" text:style-name="T75" text:display-levels="3" style:num-format="1" style:num-suffix=".">
        <style:list-level-properties text:list-level-position-and-space-mode="label-alignment">
          <style:list-level-label-alignment fo:text-indent="-1.005cm" fo:margin-left="1.005cm"/>
        </style:list-level-properties>
        <style:text-properties/>
      </text:list-level-style-number>
      <text:list-level-style-number text:level="4" text:style-name="T76" text:display-levels="4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5" text:style-name="T77" text:display-levels="5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6" text:style-name="T78" text:display-levels="6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7" text:style-name="T79" text:display-levels="7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8" text:style-name="T80" text:display-levels="8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9" text:style-name="T81" text:display-levels="9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  <style:text-properties/>
      </text:list-level-style-number>
      <text:list-level-style-number text:level="2" text:style-name="T83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3" text:style-name="T84" style:num-format="1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4" text:style-name="T85" style:num-format="1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5" text:style-name="T86" style:num-format="1" style:num-suffix="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6" text:style-name="T87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7" text:style-name="T8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8" text:style-name="T89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9" text:style-name="T90" style:num-format="1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</text:list-style>
    <text:list-style style:name="WWNum11">
      <text:list-level-style-number text:level="1" text:style-name="T91" text:start-value="4" style:num-format="1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2" text:style-name="T92" text:display-levels="2" text:start-value="2" style:num-format="1" style:num-suffix=".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3" text:style-name="T93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94" text:display-levels="4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5" text:style-name="T95" text:display-levels="5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6" text:style-name="T96" text:display-levels="6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7" text:style-name="T97" text:display-levels="7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8" text:style-name="T98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9" text:style-name="T99" text:display-levels="9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</text:list-style>
    <text:list-style style:name="WWNum12">
      <text:list-level-style-number text:level="1" text:style-name="T100" text:start-value="3" style:num-format="1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2" text:style-name="T101" text:display-levels="2" style:num-format="1" style:num-suffix=".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3" text:style-name="T102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103" text:display-levels="4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5" text:style-name="T104" text:display-levels="5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6" text:style-name="T105" text:display-levels="6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7" text:style-name="T106" text:display-levels="7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8" text:style-name="T107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9" text:style-name="T108" text:display-levels="9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</text:list-style>
    <text:list-style style:name="WWNum13">
      <text:list-level-style-number text:level="1" text:style-name="T109" text:start-value="3" style:num-format="1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2" text:style-name="T110" text:display-levels="2" text:start-value="2" style:num-format="1" style:num-suffix=".">
        <style:list-level-properties text:list-level-position-and-space-mode="label-alignment">
          <style:list-level-label-alignment fo:text-indent="-1.244cm" fo:margin-left="1.244cm"/>
        </style:list-level-properties>
        <style:text-properties/>
      </text:list-level-style-number>
      <text:list-level-style-number text:level="3" text:style-name="T111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112" text:display-levels="4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5" text:style-name="T113" text:display-levels="5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6" text:style-name="T114" text:display-levels="6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7" text:style-name="T115" text:display-levels="7" style:num-format="1" style:num-suffix=".">
        <style:list-level-properties text:list-level-position-and-space-mode="label-alignment">
          <style:list-level-label-alignment fo:text-indent="-1.905cm" fo:margin-left="1.905cm"/>
        </style:list-level-properties>
        <style:text-properties/>
      </text:list-level-style-number>
      <text:list-level-style-number text:level="8" text:style-name="T116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9" text:style-name="T117" text:display-levels="9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</text:list-style>
    <text:list-style style:name="WWNum14">
      <text:list-level-style-bullet text:level="1" text:style-name="T118" text:bullet-char="">
        <style:list-level-properties text:list-level-position-and-space-mode="label-alignment">
          <style:list-level-label-alignment fo:text-indent="-0.635cm" fo:margin-left="1.141cm"/>
        </style:list-level-properties>
        <style:text-properties fo:font-family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3.166cm"/>
        </style:list-level-properties>
        <style:text-properties fo:font-family="'Courier New'" style:font-family-complex="'Courier New'"/>
      </text:list-level-style-bullet>
      <text:list-level-style-bullet text:level="3" text:style-name="T120" text:bullet-char="">
        <style:list-level-properties text:list-level-position-and-space-mode="label-alignment">
          <style:list-level-label-alignment fo:text-indent="-0.635cm" fo:margin-left="4.436cm"/>
        </style:list-level-properties>
        <style:text-properties fo:font-family="Wingdings" style:font-family-complex="Wingdings"/>
      </text:list-level-style-bullet>
      <text:list-level-style-bullet text:level="4" text:style-name="T121" text:bullet-char="">
        <style:list-level-properties text:list-level-position-and-space-mode="label-alignment">
          <style:list-level-label-alignment fo:text-indent="-0.635cm" fo:margin-left="5.707cm"/>
        </style:list-level-properties>
        <style:text-properties fo:font-family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977cm"/>
        </style:list-level-properties>
        <style:text-properties fo:font-family="'Courier New'" style:font-family-complex="'Courier New'"/>
      </text:list-level-style-bullet>
      <text:list-level-style-bullet text:level="6" text:style-name="T123" text:bullet-char="">
        <style:list-level-properties text:list-level-position-and-space-mode="label-alignment">
          <style:list-level-label-alignment fo:text-indent="-0.635cm" fo:margin-left="8.247cm"/>
        </style:list-level-properties>
        <style:text-properties fo:font-family="Wingdings" style:font-family-complex="Wingdings"/>
      </text:list-level-style-bullet>
      <text:list-level-style-bullet text:level="7" text:style-name="T124" text:bullet-char="">
        <style:list-level-properties text:list-level-position-and-space-mode="label-alignment">
          <style:list-level-label-alignment fo:text-indent="-0.635cm" fo:margin-left="9.517cm"/>
        </style:list-level-properties>
        <style:text-properties fo:font-family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79cm"/>
        </style:list-level-properties>
        <style:text-properties fo:font-family="'Courier New'" style:font-family-complex="'Courier New'"/>
      </text:list-level-style-bullet>
      <text:list-level-style-bullet text:level="9" text:style-name="T126" text:bullet-char="">
        <style:list-level-properties text:list-level-position-and-space-mode="label-alignment">
          <style:list-level-label-alignment fo:text-indent="-0.635cm" fo:margin-left="12.06cm"/>
        </style:list-level-properties>
        <style:text-properties fo:font-family="Wingdings" style:font-family-complex="Wingdings"/>
      </text:list-level-style-bullet>
    </text:list-style>
    <text:list-style style:name="WWNum15">
      <text:list-level-style-bullet text:level="1" text:style-name="T127" text:bullet-char="• ">
        <style:list-level-properties text:list-level-position-and-space-mode="label-alignment">
          <style:list-level-label-alignment fo:text-indent="-0.635cm" fo:margin-left="1.15cm"/>
        </style:list-level-properties>
        <style:text-properties/>
      </text:list-level-style-bullet>
      <text:list-level-style-bullet text:level="2" text:style-name="T128" text:bullet-char="◦">
        <style:list-level-properties text:list-level-position-and-space-mode="label-alignment">
          <style:list-level-label-alignment fo:text-indent="-0.635cm" fo:margin-left="1.785cm"/>
        </style:list-level-properties>
        <style:text-properties/>
      </text:list-level-style-bullet>
      <text:list-level-style-bullet text:level="3" text:style-name="T129" text:bullet-char="▪">
        <style:list-level-properties text:list-level-position-and-space-mode="label-alignment">
          <style:list-level-label-alignment fo:text-indent="-0.635cm" fo:margin-left="2.42cm"/>
        </style:list-level-properties>
        <style:text-properties/>
      </text:list-level-style-bullet>
      <text:list-level-style-bullet text:level="4" text:style-name="T130" text:bullet-char="• ">
        <style:list-level-properties text:list-level-position-and-space-mode="label-alignment">
          <style:list-level-label-alignment fo:text-indent="-0.635cm" fo:margin-left="3.055cm"/>
        </style:list-level-properties>
        <style:text-properties/>
      </text:list-level-style-bullet>
      <text:list-level-style-bullet text:level="5" text:style-name="T131" text:bullet-char="◦">
        <style:list-level-properties text:list-level-position-and-space-mode="label-alignment">
          <style:list-level-label-alignment fo:text-indent="-0.635cm" fo:margin-left="3.69cm"/>
        </style:list-level-properties>
        <style:text-properties/>
      </text:list-level-style-bullet>
      <text:list-level-style-bullet text:level="6" text:style-name="T132" text:bullet-char="▪">
        <style:list-level-properties text:list-level-position-and-space-mode="label-alignment">
          <style:list-level-label-alignment fo:text-indent="-0.635cm" fo:margin-left="4.325cm"/>
        </style:list-level-properties>
        <style:text-properties/>
      </text:list-level-style-bullet>
      <text:list-level-style-bullet text:level="7" text:style-name="T133" text:bullet-char="• ">
        <style:list-level-properties text:list-level-position-and-space-mode="label-alignment">
          <style:list-level-label-alignment fo:text-indent="-0.635cm" fo:margin-left="4.96cm"/>
        </style:list-level-properties>
        <style:text-properties/>
      </text:list-level-style-bullet>
      <text:list-level-style-bullet text:level="8" text:style-name="T134" text:bullet-char="◦">
        <style:list-level-properties text:list-level-position-and-space-mode="label-alignment">
          <style:list-level-label-alignment fo:text-indent="-0.635cm" fo:margin-left="5.595cm"/>
        </style:list-level-properties>
        <style:text-properties/>
      </text:list-level-style-bullet>
      <text:list-level-style-bullet text:level="9" text:style-name="T135" text:bullet-char="▪">
        <style:list-level-properties text:list-level-position-and-space-mode="label-alignment">
          <style:list-level-label-alignment fo:text-indent="-0.635cm" fo:margin-left="6.23cm"/>
        </style:list-level-properties>
        <style:text-properties/>
      </text:list-level-style-bullet>
    </text:list-style>
    <text:list-style style:name="WWNum16">
      <text:list-level-style-bullet text:level="1" text:style-name="T136" text:bullet-char="• 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37" text:bullet-char="◦">
        <style:list-level-properties text:list-level-position-and-space-mode="label-alignment">
          <style:list-level-label-alignment fo:text-indent="-0.635cm" fo:margin-left="3.156cm"/>
        </style:list-level-properties>
        <style:text-properties/>
      </text:list-level-style-bullet>
      <text:list-level-style-bullet text:level="3" text:style-name="T138" text:bullet-char="▪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bullet>
      <text:list-level-style-bullet text:level="4" text:style-name="T139" text:bullet-char="• ">
        <style:list-level-properties text:list-level-position-and-space-mode="label-alignment">
          <style:list-level-label-alignment fo:text-indent="-0.635cm" fo:margin-left="4.426cm"/>
        </style:list-level-properties>
        <style:text-properties/>
      </text:list-level-style-bullet>
      <text:list-level-style-bullet text:level="5" text:style-name="T140" text:bullet-char="◦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6" text:style-name="T141" text:bullet-char="▪">
        <style:list-level-properties text:list-level-position-and-space-mode="label-alignment">
          <style:list-level-label-alignment fo:text-indent="-0.635cm" fo:margin-left="5.696cm"/>
        </style:list-level-properties>
        <style:text-properties/>
      </text:list-level-style-bullet>
      <text:list-level-style-bullet text:level="7" text:style-name="T142" text:bullet-char="• 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8" text:style-name="T143" text:bullet-char="◦">
        <style:list-level-properties text:list-level-position-and-space-mode="label-alignment">
          <style:list-level-label-alignment fo:text-indent="-0.635cm" fo:margin-left="6.966cm"/>
        </style:list-level-properties>
        <style:text-properties/>
      </text:list-level-style-bullet>
      <text:list-level-style-bullet text:level="9" text:style-name="T144" text:bullet-char="▪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bullet>
    </text:list-style>
    <text:list-style style:name="WWNum17">
      <text:list-level-style-number text:level="1" text:style-name="T145" style:num-format="1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146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147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4" text:style-name="T148" text:display-levels="4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5" text:style-name="T149" text:display-levels="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6" text:style-name="T150" text:display-levels="6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7" text:style-name="T151" text:display-levels="7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8" text:style-name="T152" text:display-levels="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9" text:style-name="T153" text:display-levels="9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2.099cm" fo:margin-bottom="1cm" fo:margin-left="2cm" fo:margin-right="2cm"/>
    </style:page-layout>
    <style:page-layout style:name="Mpm2">
      <style:page-layout-properties fo:page-width="21cm" fo:page-height="29.7cm" style:print-orientation="portrait" fo:margin-top="2.099cm" fo:margin-bottom="1cm" fo:margin-left="2cm" fo:margin-right="2cm"/>
    </style:page-layout>
    <style:page-layout style:name="Mpm3">
      <style:page-layout-properties fo:page-width="21cm" fo:page-height="29.7cm" style:print-orientation="portrait" fo:margin-top="2.099cm" fo:margin-bottom="1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8</meta:generator>
    <meta:creation-date>2007-11-26T11:42:00Z</meta:creation-date>
    <dc:title>EVB-IT Überlassungsvertrag Typ A Langfassung</dc:title>
    <dc:language>de-DE</dc:language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